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.67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2.177cm"/>
    </style:style>
    <style:style style:name="co6" style:family="table-column">
      <style:table-column-properties fo:break-before="auto" style:column-width="0.778cm"/>
    </style:style>
    <style:style style:name="co7" style:family="table-column">
      <style:table-column-properties fo:break-before="auto" style:column-width="0.947cm"/>
    </style:style>
    <style:style style:name="co8" style:family="table-column">
      <style:table-column-properties fo:break-before="auto" style:column-width="1.139cm"/>
    </style:style>
    <style:style style:name="co9" style:family="table-column">
      <style:table-column-properties fo:break-before="auto" style:column-width="0.875cm"/>
    </style:style>
    <style:style style:name="co10" style:family="table-column">
      <style:table-column-properties fo:break-before="auto" style:column-width="1.042cm"/>
    </style:style>
    <style:style style:name="co11" style:family="table-column">
      <style:table-column-properties fo:break-before="auto" style:column-width="0.893cm"/>
    </style:style>
    <style:style style:name="co12" style:family="table-column">
      <style:table-column-properties fo:break-before="auto" style:column-width="1.623cm"/>
    </style:style>
    <style:style style:name="co13" style:family="table-column">
      <style:table-column-properties fo:break-before="auto" style:column-width="0.97cm"/>
    </style:style>
    <style:style style:name="co14" style:family="table-column">
      <style:table-column-properties fo:break-before="auto" style:column-width="1.381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1.207cm"/>
    </style:style>
    <style:style style:name="co17" style:family="table-column">
      <style:table-column-properties fo:break-before="auto" style:column-width="1.423cm"/>
    </style:style>
    <style:style style:name="co18" style:family="table-column">
      <style:table-column-properties fo:break-before="auto" style:column-width="1.374cm"/>
    </style:style>
    <style:style style:name="co19" style:family="table-column">
      <style:table-column-properties fo:break-before="auto" style:column-width="31.882cm"/>
    </style:style>
    <style:style style:name="co20" style:family="table-column">
      <style:table-column-properties fo:break-before="auto" style:column-width="2.418cm"/>
    </style:style>
    <style:style style:name="co21" style:family="table-column">
      <style:table-column-properties fo:break-before="auto" style:column-width="1.767cm"/>
    </style:style>
    <style:style style:name="co22" style:family="table-column">
      <style:table-column-properties fo:break-before="auto" style:column-width="2.104cm"/>
    </style:style>
    <style:style style:name="co23" style:family="table-column">
      <style:table-column-properties fo:break-before="auto" style:column-width="3.119cm"/>
    </style:style>
    <style:style style:name="co24" style:family="table-column">
      <style:table-column-properties fo:break-before="auto" style:column-width="1.863cm"/>
    </style:style>
    <style:style style:name="co25" style:family="table-column">
      <style:table-column-properties fo:break-before="auto" style:column-width="3.022cm"/>
    </style:style>
    <style:style style:name="co26" style:family="table-column">
      <style:table-column-properties fo:break-before="auto" style:column-width="2.515cm"/>
    </style:style>
    <style:style style:name="co27" style:family="table-column">
      <style:table-column-properties fo:break-before="auto" style:column-width="2.267cm"/>
    </style:style>
    <style:style style:name="co28" style:family="table-column">
      <style:table-column-properties fo:break-before="auto" style:column-width="2.443cm"/>
    </style:style>
    <style:style style:name="co29" style:family="table-column">
      <style:table-column-properties fo:break-before="auto" style:column-width="1.157cm"/>
    </style:style>
    <style:style style:name="co30" style:family="table-column">
      <style:table-column-properties fo:break-before="auto" style:column-width="5.265cm"/>
    </style:style>
    <style:style style:name="co31" style:family="table-column">
      <style:table-column-properties fo:break-before="auto" style:column-width="5.893cm"/>
    </style:style>
    <style:style style:name="co32" style:family="table-column">
      <style:table-column-properties fo:break-before="auto" style:column-width="3.191cm"/>
    </style:style>
    <style:style style:name="co33" style:family="table-column">
      <style:table-column-properties fo:break-before="auto" style:column-width="12.795cm"/>
    </style:style>
    <style:style style:name="co34" style:family="table-column">
      <style:table-column-properties fo:break-before="auto" style:column-width="2.249cm"/>
    </style:style>
    <style:style style:name="co35" style:family="table-column">
      <style:table-column-properties fo:break-before="auto" style:column-width="5.868cm"/>
    </style:style>
    <style:style style:name="co36" style:family="table-column">
      <style:table-column-properties fo:break-before="auto" style:column-width="2.3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">
      <style:text-properties fo:font-weight="bold" style:font-weight-asian="bold" style:font-weight-complex="bold"/>
    </style:style>
    <style:style style:name="ce13" style:family="table-cell" style:parent-style-name="Default" style:data-style-name="N1"/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108">
      <style:table-cell-properties fo:background-color="transparent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normal" style:font-style-asian="normal" style:font-style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6" style:family="table-cell" style:parent-style-name="Default" style:data-style-name="N0"/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34" style:family="table-cell" style:parent-style-name="Default" style:data-style-name="N0">
      <style:table-cell-properties fo:background-color="#ffff99"/>
    </style:style>
    <style:style style:name="ce35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s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-group>
          <table:table-column table:style-name="co5" table:default-cell-style-name="ce7"/>
          <table:table-column table:style-name="co6" table:default-cell-style-name="ce7"/>
          <table:table-column table:style-name="co7" table:default-cell-style-name="ce7"/>
          <table:table-column table:style-name="co6" table:default-cell-style-name="Default"/>
          <table:table-column table:style-name="co8" table:default-cell-style-name="ce7"/>
          <table:table-column table:style-name="co6" table:default-cell-style-name="Default"/>
          <table:table-column table:style-name="co9" table:default-cell-style-name="ce7"/>
          <table:table-column table:style-name="co10" table:default-cell-style-name="Default"/>
          <table:table-column table:style-name="co11" table:default-cell-style-name="ce10"/>
          <table:table-column table:style-name="co10" table:number-columns-repeated="2" table:default-cell-style-name="ce13"/>
        </table:table-column-group>
        <table:table-column-group>
          <table:table-column table:style-name="co12" table:default-cell-style-name="ce7"/>
          <table:table-column table:style-name="co13" table:default-cell-style-name="Default"/>
          <table:table-column table:style-name="co14" table:default-cell-style-name="Default"/>
          <table:table-column table:style-name="co15" table:default-cell-style-name="ce7"/>
          <table:table-column table:style-name="co15" table:default-cell-style-name="Default"/>
          <table:table-column table:style-name="co16" table:default-cell-style-name="Default"/>
          <table:table-column table:style-name="co17" table:default-cell-style-name="ce10"/>
          <table:table-column table:style-name="co18" table:default-cell-style-name="ce10"/>
        </table:table-column-group>
        <table:table-column-group table:display="false">
          <table:table-column table:style-name="co19" table:visibility="collapse" table:default-cell-style-name="Default"/>
        </table:table-column-group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7" table:default-cell-style-name="ce27"/>
        <table:table-column table:style-name="co27" table:default-cell-style-name="Default"/>
        <table:table-column table:style-name="co33" table:default-cell-style-name="ce18"/>
        <table:table-column table:style-name="co27" table:default-cell-style-name="ce18"/>
        <table:table-column table:style-name="co27" table:number-columns-repeated="978" table:default-cell-style-name="Default"/>
        <table:table-row-group table:display="false">
          <table:table-row table:style-name="ro1" table:visibility="collapse">
            <table:table-cell table:style-name="ce1" office:value-type="string">
              <text:p>effets</text:p>
            </table:table-cell>
            <table:table-cell table:style-name="ce5" table:number-columns-repeated="2"/>
            <table:table-cell table:number-columns-repeated="22"/>
            <table:table-cell office:value-type="string">
              <text:p>tax_income</text:p>
            </table:table-cell>
            <table:table-cell office:value-type="string">
              <text:p>valeur absolue</text:p>
            </table:table-cell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 table:number-columns-repeated="7"/>
            <table:table-cell office:value-type="string">
              <text:p>relique_mineure</text:p>
            </table:table-cell>
            <table:table-cell office:value-type="string">
              <text:p>TECH_LIGHT_INFANTR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tax_modifier</text:p>
            </table:table-cell>
            <table:table-cell office:value-type="string">
              <text:p>+XX%</text:p>
            </table:table-cell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 table:number-columns-repeated="7"/>
            <table:table-cell office:value-type="string">
              <text:p>trad_chretienne</text:p>
            </table:table-cell>
            <table:table-cell office:value-type="string">
              <text:p>TECH_HEAVY_INFANTR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tech_growth_modifier</text:p>
            </table:table-cell>
            <table:table-cell office:value-type="string">
              <text:p>+XX%</text:p>
            </table:table-cell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 table:number-columns-repeated="6"/>
            <table:table-cell office:value-type="string">
              <text:p>arctic</text:p>
            </table:table-cell>
            <table:table-cell office:value-type="string">
              <text:p>trad_musulmane</text:p>
            </table:table-cell>
            <table:table-cell office:value-type="string">
              <text:p>TECH_CAVALR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monthly_character_prestige</text:p>
            </table:table-cell>
            <table:table-cell office:value-type="string">
              <text:p>+XX%</text:p>
            </table:table-cell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 table:number-columns-repeated="6"/>
            <table:table-cell office:value-type="string">
              <text:p>farmlands</text:p>
            </table:table-cell>
            <table:table-cell office:value-type="string">
              <text:p>trad_autre</text:p>
            </table:table-cell>
            <table:table-cell office:value-type="string">
              <text:p>TECH_SIEGE_EQUIPMENT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monthly_character_piety</text:p>
            </table:table-cell>
            <table:table-cell office:value-type="string">
              <text:p>+XX%</text:p>
            </table:table-cell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 table:number-columns-repeated="6"/>
            <table:table-cell office:value-type="string">
              <text:p>forest</text:p>
            </table:table-cell>
            <table:table-cell office:value-type="string">
              <text:p>minorite_chretienne</text:p>
            </table:table-cell>
            <table:table-cell office:value-type="string">
              <text:p>TECH_NAVAL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disease_defence</text:p>
            </table:table-cell>
            <table:table-cell office:value-type="string">
              <text:p>+XX%</text:p>
            </table:table-cell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 table:number-columns-repeated="6"/>
            <table:table-cell office:value-type="string">
              <text:p>hills</text:p>
            </table:table-cell>
            <table:table-cell office:value-type="string">
              <text:p>minorite_musulmane</text:p>
            </table:table-cell>
            <table:table-cell office:value-type="string">
              <text:p>TECH_RECRUITMENT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and_morale</text:p>
            </table:table-cell>
            <table:table-cell office:value-type="string">
              <text:p>+XX%</text:p>
            </table:table-cell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 table:number-columns-repeated="6"/>
            <table:table-cell office:value-type="string">
              <text:p>woods</text:p>
            </table:table-cell>
            <table:table-cell office:value-type="string">
              <text:p>province_cotiere</text:p>
            </table:table-cell>
            <table:table-cell office:value-type="string">
              <text:p>TECH_CASTLE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build_time_modifier</text:p>
            </table:table-cell>
            <table:table-cell office:value-type="string">
              <text:p>+XX%</text:p>
            </table:table-cell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 table:number-columns-repeated="6"/>
            <table:table-cell office:value-type="string">
              <text:p>mountain</text:p>
            </table:table-cell>
            <table:table-cell office:value-type="string">
              <text:p>province_fleuve</text:p>
            </table:table-cell>
            <table:table-cell office:value-type="string">
              <text:p>TECH_CITY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gold_cost_modifier</text:p>
            </table:table-cell>
            <table:table-cell office:value-type="string">
              <text:p>+XX%</text:p>
            </table:table-cell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 table:number-columns-repeated="6"/>
            <table:table-cell office:value-type="string">
              <text:p>steppe</text:p>
            </table:table-cell>
            <table:table-cell office:value-type="string">
              <text:p>province_terrestre</text:p>
            </table:table-cell>
            <table:table-cell office:value-type="string">
              <text:p>TECH_TEMPLE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fort_level</text:p>
            </table:table-cell>
            <table:table-cell office:value-type="string">
              <text:p>valeur absolue</text:p>
            </table:table-cell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 table:number-columns-repeated="6"/>
            <table:table-cell office:value-type="string">
              <text:p>plains</text:p>
            </table:table-cell>
            <table:table-cell office:value-type="string">
              <text:p>route_fluviale</text:p>
            </table:table-cell>
            <table:table-cell office:value-type="string">
              <text:p>TECH_FORTIFICATIONS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evy_reinforce_rate</text:p>
            </table:table-cell>
            <table:table-cell office:value-type="string">
              <text:p>+XX%</text:p>
            </table:table-cell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 table:number-columns-repeated="6"/>
            <table:table-cell office:value-type="string">
              <text:p>jungle</text:p>
            </table:table-cell>
            <table:table-cell office:value-type="string">
              <text:p>route_terrestre</text:p>
            </table:table-cell>
            <table:table-cell office:value-type="string">
              <text:p>TECH_TRADE_PRACTICE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evy_size</text:p>
            </table:table-cell>
            <table:table-cell office:value-type="string">
              <text:p>+XX%</text:p>
            </table:table-cell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 table:number-columns-repeated="6"/>
            <table:table-cell office:value-type="string">
              <text:p>marsh</text:p>
            </table:table-cell>
            <table:table-cell office:value-type="string">
              <text:p>noeud_commercial_annexe</text:p>
            </table:table-cell>
            <table:table-cell office:value-type="string">
              <text:p>TECH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garrison_size</text:p>
            </table:table-cell>
            <table:table-cell office:value-type="string">
              <text:p>+XX%</text:p>
            </table:table-cell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 table:number-columns-repeated="6"/>
            <table:table-cell office:value-type="string">
              <text:p>desert</text:p>
            </table:table-cell>
            <table:table-cell office:value-type="string">
              <text:p>noeud_commercial_primaire</text:p>
            </table:table-cell>
            <table:table-cell office:value-type="string">
              <text:p>TECH_NOBLE_CUSTOM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</text:p>
            </table:table-cell>
            <table:table-cell office:value-type="string">
              <text:p>valeur absolue</text:p>
            </table:table-cell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 table:number-columns-repeated="6"/>
            <table:table-cell office:value-type="string">
              <text:p>coastal_desert</text:p>
            </table:table-cell>
            <table:table-cell/>
            <table:table-cell office:value-type="string">
              <text:p>TECH_POPULAR_CUSTOM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</text:p>
            </table:table-cell>
            <table:table-cell office:value-type="string">
              <text:p>valeur absolue</text:p>
            </table:table-cell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 table:number-columns-repeated="8"/>
            <table:table-cell office:value-type="string">
              <text:p>TECH_RELIGIOUS_CUSTOM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</text:p>
            </table:table-cell>
            <table:table-cell office:value-type="string">
              <text:p>valeur absolue</text:p>
            </table:table-cell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 table:number-columns-repeated="8"/>
            <table:table-cell office:value-type="string">
              <text:p>TECH_MAJEST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</text:p>
            </table:table-cell>
            <table:table-cell office:value-type="string">
              <text:p>valeur absolue</text:p>
            </table:table-cell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 table:number-columns-repeated="8"/>
            <table:table-cell office:value-type="string">
              <text:p>TECH_CULTURE_FLEX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orse_archers</text:p>
            </table:table-cell>
            <table:table-cell office:value-type="string">
              <text:p>valeur absolue</text:p>
            </table:table-cell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 table:number-columns-repeated="8"/>
            <table:table-cell office:value-type="string">
              <text:p>TECH_LEGALISM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</text:p>
            </table:table-cell>
            <table:table-cell office:value-type="string">
              <text:p>valeur absolue</text:p>
            </table:table-cell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s</text:p>
            </table:table-cell>
            <table:table-cell office:value-type="string">
              <text:p>valeur absolue</text:p>
            </table:table-cell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galleys</text:p>
            </table:table-cell>
            <table:table-cell office:value-type="string">
              <text:p>valeur absolue</text:p>
            </table:table-cell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_offensive</text:p>
            </table:table-cell>
            <table:table-cell office:value-type="string">
              <text:p>+XX%</text:p>
            </table:table-cell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_defensive</text:p>
            </table:table-cell>
            <table:table-cell office:value-type="string">
              <text:p>+XX%</text:p>
            </table:table-cell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_offensive</text:p>
            </table:table-cell>
            <table:table-cell office:value-type="string">
              <text:p>+XX%</text:p>
            </table:table-cell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_defensive</text:p>
            </table:table-cell>
            <table:table-cell office:value-type="string">
              <text:p>+XX%</text:p>
            </table:table-cell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_offensive</text:p>
            </table:table-cell>
            <table:table-cell office:value-type="string">
              <text:p>+XX%</text:p>
            </table:table-cell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_defensive</text:p>
            </table:table-cell>
            <table:table-cell office:value-type="string">
              <text:p>+XX%</text:p>
            </table:table-cell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_offensive</text:p>
            </table:table-cell>
            <table:table-cell office:value-type="string">
              <text:p>+XX%</text:p>
            </table:table-cell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_defensive</text:p>
            </table:table-cell>
            <table:table-cell office:value-type="string">
              <text:p>+XX%</text:p>
            </table:table-cell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_offensive</text:p>
            </table:table-cell>
            <table:table-cell office:value-type="string">
              <text:p>+XX%</text:p>
            </table:table-cell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_defensive</text:p>
            </table:table-cell>
            <table:table-cell office:value-type="string">
              <text:p>+XX%</text:p>
            </table:table-cell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orse_archers_morale</text:p>
            </table:table-cell>
            <table:table-cell office:value-type="string">
              <text:p>+XX%</text:p>
            </table:table-cell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 table:number-columns-repeated="992"/>
          </table:table-row>
          <table:table-row table:style-name="ro1" table:visibility="collapse" table:number-rows-repeated="5">
            <table:table-cell table:style-name="ce1"/>
            <table:table-cell table:style-name="ce5" table:number-columns-repeated="2"/>
            <table:table-cell table:number-columns-repeated="1021"/>
          </table:table-row>
        </table:table-row-group>
        <table:table-row table:style-name="ro1">
          <table:table-cell table:style-name="ce1" office:value-type="string">
            <text:p>tables des valeurs</text:p>
          </table:table-cell>
          <table:table-cell table:style-name="ce5" office:value-type="string">
            <text:p>CA</text:p>
          </table:table-cell>
          <table:table-cell table:style-name="ce5"/>
          <table:table-cell table:number-columns-repeated="8"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>
            <text:p>CT</text:p>
          </table:table-cell>
          <table:table-cell table:style-name="ce5"/>
          <table:table-cell table:number-columns-repeated="2"/>
          <table:table-cell office:value-type="string">
            <text:p>petit</text:p>
          </table:table-cell>
          <table:table-cell office:value-type="float" office:value="1">
            <text:p>1</text:p>
          </table:table-cell>
          <table:table-cell office:value-type="string">
            <text:p>ext.</text:p>
          </table:table-cell>
          <table:table-cell table:style-name="ce7" office:value-type="float" office:value="0.7">
            <text:p>0,7</text:p>
          </table:table-cell>
          <table:table-cell office:value-type="string">
            <text:p>avec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paysan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bois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>
            <text:p>TP</text:p>
          </table:table-cell>
          <table:table-cell table:style-name="ce5"/>
          <table:table-cell table:number-columns-repeated="2"/>
          <table:table-cell office:value-type="string">
            <text:p>moyen</text:p>
          </table:table-cell>
          <table:table-cell office:value-type="float" office:value="1.5">
            <text:p>1,5</text:p>
          </table:table-cell>
          <table:table-cell office:value-type="string">
            <text:p>new</text:p>
          </table:table-cell>
          <table:table-cell table:style-name="ce7" office:value-type="float" office:value="1">
            <text:p>1</text:p>
          </table:table-cell>
          <table:table-cell office:value-type="string">
            <text:p>san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25">
            <text:p>1,25</text:p>
          </table:table-cell>
          <table:table-cell table:number-columns-repeated="3"/>
          <table:table-cell office:value-type="string">
            <text:p>ouvriers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ierre</text:p>
          </table:table-cell>
          <table:table-cell office:value-type="float" office:value="1.1">
            <text:p>1,1</text:p>
          </table:table-cell>
          <table:table-cell table:number-columns-repeated="1003"/>
        </table:table-row>
        <table:table-row table:style-name="ro1">
          <table:table-cell table:style-name="ce2" office:value-type="string">
            <office:annotation draw:style-name="gr1" draw:text-style-name="P1" svg:width="2.899cm" svg:height="0.991cm" svg:x="4.931cm" svg:y="0cm" draw:caption-point-x="-0.61cm" draw:caption-point-y="1.364cm">
              <dc:creator>GG</dc:creator>
              <dc:date>2015-12-25T00:00:00</dc:date>
              <text:p text:style-name="P1"><text:span text:style-name="T1">yellow cells are required</text:span></text:p>
            </office:annotation>
            <text:p>required</text:p>
          </table:table-cell>
          <table:table-cell table:style-name="ce5" office:value-type="string">
            <text:p>TR</text:p>
          </table:table-cell>
          <table:table-cell table:style-name="ce5"/>
          <table:table-cell table:number-columns-repeated="2"/>
          <table:table-cell office:value-type="string">
            <text:p>grand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string">
            <text:p>maçons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p taillée</text:p>
          </table:table-cell>
          <table:table-cell office:value-type="float" office:value="1.5">
            <text:p>1,5</text:p>
          </table:table-cell>
          <table:table-cell table:number-columns-repeated="1003"/>
        </table:table-row>
        <table:table-row table:style-name="ro1">
          <table:table-cell/>
          <table:table-cell table:style-name="ce5" table:number-columns-repeated="2"/>
          <table:table-cell table:number-columns-repeated="8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17"/>
          <table:table-cell table:number-columns-repeated="1000"/>
        </table:table-row>
        <table:table-row table:style-name="ro1">
          <table:table-cell table:style-name="ce3" office:value-type="string">
            <text:p>Nom&amp;tag</text:p>
          </table:table-cell>
          <table:table-cell table:style-name="ce5"/>
          <table:table-cell table:style-name="ce3"/>
          <table:table-cell table:number-columns-repeated="2"/>
          <table:table-cell table:style-name="ce8" office:value-type="string">
            <text:p>Temps</text:p>
          </table:table-cell>
          <table:table-cell table:number-columns-repeated="10"/>
          <table:table-cell table:style-name="ce8" office:value-type="string">
            <text:p>Coût</text:p>
          </table:table-cell>
          <table:table-cell table:number-columns-repeated="1007"/>
        </table:table-row>
        <table:table-row table:style-name="ro1">
          <table:table-cell office:value-type="string">
            <text:p>tag auto</text:p>
          </table:table-cell>
          <table:table-cell office:value-type="string">
            <office:annotation draw:style-name="gr1" draw:text-style-name="P1" svg:width="2.899cm" svg:height="0.991cm" svg:x="6.091cm" svg:y="1.207cm" draw:caption-point-x="-0.61cm" draw:caption-point-y="1.512cm">
              <dc:creator>GG</dc:creator>
              <dc:date>2015-12-25T00:00:00</dc:date>
              <text:p text:style-name="P1"><text:span text:style-name="T1">demesne type tag</text:span></text:p>
            </office:annotation>
            <text:p>Dom.</text:p>
          </table:table-cell>
          <table:table-cell office:value-type="string">
            <office:annotation draw:style-name="gr1" draw:text-style-name="P1" svg:width="2.899cm" svg:height="1.386cm" svg:x="7.755cm" svg:y="1.207cm" draw:caption-point-x="-0.61cm" draw:caption-point-y="1.512cm">
              <dc:creator>GG</dc:creator>
              <dc:date>2015-12-25T00:00:00</dc:date>
              <text:p text:style-name="P1"><text:span text:style-name="T1">no accents, no space, no special caracters</text:span></text:p>
            </office:annotation>
            <text:p>NOM tag</text:p>
          </table:table-cell>
          <table:table-cell office:value-type="string">
            <office:annotation draw:style-name="gr1" draw:text-style-name="P1" svg:width="2.899cm" svg:height="0.991cm" svg:x="12.184cm" svg:y="1.207cm" draw:caption-point-x="-0.61cm" draw:caption-point-y="1.512cm">
              <dc:creator>GG</dc:creator>
              <dc:date>2015-12-25T00:00:00</dc:date>
              <text:p text:style-name="P1"><text:span text:style-name="T1">name in French for localisation</text:span></text:p>
            </office:annotation>
            <text:p>NOM loc FR</text:p>
          </table:table-cell>
          <table:table-cell office:value-type="string">
            <office:annotation draw:style-name="gr1" draw:text-style-name="P1" svg:width="2.899cm" svg:height="0.991cm" svg:x="16.612cm" svg:y="1.207cm" draw:caption-point-x="-0.61cm" draw:caption-point-y="1.512cm">
              <dc:creator>GG</dc:creator>
              <dc:date>2015-12-25T00:00:00</dc:date>
              <text:p text:style-name="P1"><text:span text:style-name="T1">name in English for localisation</text:span></text:p>
            </office:annotation>
            <text:p>NOM loc ENG</text:p>
          </table:table-cell>
          <table:table-cell office:value-type="string">
            <office:annotation draw:style-name="gr1" draw:text-style-name="P1" svg:width="2.899cm" svg:height="2.571cm" svg:x="18.781cm" svg:y="1.207cm" draw:caption-point-x="-0.61cm" draw:caption-point-y="1.512cm">
              <dc:creator>GG</dc:creator>
              <dc:date>2015-12-25T00:00:00</dc:date>
              <text:p text:style-name="P1"><text:span text:style-name="T1">building general size,</text:span></text:p>
              <text:p text:style-name="P1"><text:span text:style-name="T1">the bigger, the longer to build and requiring more material.</text:span></text:p>
            </office:annotation>
            <text:p>Taille</text:p>
          </table:table-cell>
          <table:table-cell/>
          <table:table-cell office:value-type="string">
            <office:annotation draw:style-name="gr1" draw:text-style-name="P1" svg:width="2.899cm" svg:height="5.731cm" svg:x="20.499cm" svg:y="1.207cm" draw:caption-point-x="-0.61cm" draw:caption-point-y="1.512cm">
              <dc:creator>GG</dc:creator>
              <dc:date>2015-12-25T00:00:00</dc:date>
              <text:p text:style-name="P1"><text:span text:style-name="T1">The building can be an extension of a existing building, increasing its size or quality.</text:span></text:p>
              <text:p text:style-name="P1"><text:span text:style-name="T1">Or it can be a whole new or different thing f.e. a watermill replacing a wind mill,</text:span></text:p>
              <text:p text:style-name="P1"><text:span text:style-name="T1">An extension is faster to build.</text:span></text:p>
            </office:annotation>
            <text:p>Type</text:p>
          </table:table-cell>
          <table:table-cell/>
          <table:table-cell office:value-type="string">
            <office:annotation draw:style-name="gr1" draw:text-style-name="P1" svg:width="2.899cm" svg:height="3.756cm" svg:x="22.409cm" svg:y="1.207cm" draw:caption-point-x="-0.61cm" draw:caption-point-y="1.512cm">
              <dc:creator>GG</dc:creator>
              <dc:date>2015-12-25T00:00:00</dc:date>
              <text:p text:style-name="P1"><text:span text:style-name="T1">A building can have some art or specific decoration, requiring some extra work and talent,</text:span></text:p>
              <text:p text:style-name="P1"><text:span text:style-name="T1">It increases build by 20%</text:span></text:p>
            </office:annotation>
            <text:p>Déco</text:p>
          </table:table-cell>
          <table:table-cell/>
          <table:table-cell office:value-type="string">
            <office:annotation draw:style-name="gr1" draw:text-style-name="P1" svg:width="2.899cm" svg:height="0.991cm" svg:x="24.056cm" svg:y="1.207cm" draw:caption-point-x="-0.61cm" draw:caption-point-y="1.512cm">
              <dc:creator>GG</dc:creator>
              <dc:date>2015-12-25T00:00:00</dc:date>
              <text:p text:style-name="P1"><text:span text:style-name="T1">building level,</text:span></text:p>
              <text:p text:style-name="P1"><text:span text:style-name="T1">arbitrary value.</text:span></text:p>
            </office:annotation>
            <text:p>Niv.</text:p>
          </table:table-cell>
          <table:table-cell/>
          <table:table-cell office:value-type="string">
            <office:annotation draw:style-name="gr1" draw:text-style-name="P1" svg:width="2.899cm" svg:height="3.361cm" svg:x="25.984cm" svg:y="1.207cm" draw:caption-point-x="-0.61cm" draw:caption-point-y="1.512cm">
              <dc:creator>GG</dc:creator>
              <dc:date>2015-12-25T00:00:00</dc:date>
              <text:p text:style-name="P1"><text:span text:style-name="T1">build time in days, used for the code generation.</text:span></text:p>
              <text:p text:style-name="P1"><text:span text:style-name="T1">Calculation is a <text:s/>base duration of 365days*size*type*art*level</text:span></text:p>
            </office:annotation>
            <text:p>JJJJ</text:p>
          </table:table-cell>
          <table:table-cell office:value-type="string">
            <office:annotation draw:style-name="gr1" draw:text-style-name="P1" svg:width="2.899cm" svg:height="0.991cm" svg:x="27.022cm" svg:y="1.207cm" draw:caption-point-x="-0.61cm" draw:caption-point-y="1.512cm">
              <dc:creator>GG</dc:creator>
              <dc:date>2015-12-25T00:00:00</dc:date>
              <text:p text:style-name="P1"><text:span text:style-name="T1">Time complete years, indicative.</text:span></text:p>
            </office:annotation>
            <text:p>AA</text:p>
          </table:table-cell>
          <table:table-cell office:value-type="string">
            <office:annotation draw:style-name="gr1" draw:text-style-name="P1" svg:width="2.899cm" svg:height="2.176cm" svg:x="28.061cm" svg:y="1.207cm" draw:caption-point-x="-0.61cm" draw:caption-point-y="1.512cm">
              <dc:creator>GG</dc:creator>
              <dc:date>2015-12-25T00:00:00</dc:date>
              <text:p text:style-name="P1"><text:span text:style-name="T1">additional time in months to complete O column value, indicative</text:span></text:p>
            </office:annotation>
            <text:p>MM</text:p>
          </table:table-cell>
          <table:table-cell office:value-type="string">
            <office:annotation draw:style-name="gr1" draw:text-style-name="P1" svg:width="2.899cm" svg:height="5.731cm" svg:x="29.678cm" svg:y="1.207cm" draw:caption-point-x="-0.61cm" draw:caption-point-y="1.512cm">
              <dc:creator>GG</dc:creator>
              <dc:date>2015-12-25T00:00:00</dc:date>
              <text:p text:style-name="P1"><text:span text:style-name="T1">the technicity/quality of workers required, Simulates the complexity of a building.</text:span></text:p>
              <text:p text:style-name="P1"><text:span text:style-name="T1">It is traduced here as a daily wage.</text:span></text:p>
              <text:p text:style-name="P1"><text:span text:style-name="T1">number of workers is abstracted.</text:span></text:p>
              <text:p text:style-name="P1"><text:span text:style-name="T1"/></text:p>
            </office:annotation>
            <text:p>Qualif.</text:p>
          </table:table-cell>
          <table:table-cell/>
          <table:table-cell office:value-type="string">
            <office:annotation draw:style-name="gr1" draw:text-style-name="P1" svg:width="2.899cm" svg:height="1.386cm" svg:x="32.02cm" svg:y="1.207cm" draw:caption-point-x="-0.61cm" draw:caption-point-y="1.512cm">
              <dc:creator>GG</dc:creator>
              <dc:date>2015-12-25T00:00:00</dc:date>
              <text:p text:style-name="P1"><text:span text:style-name="T1">Duration in time*dailly salry cost</text:span></text:p>
            </office:annotation>
            <text:p>Salaire</text:p>
          </table:table-cell>
          <table:table-cell office:value-type="string">
            <office:annotation draw:style-name="gr1" draw:text-style-name="P1" svg:width="2.899cm" svg:height="0.991cm" svg:x="33.493cm" svg:y="1.207cm" draw:caption-point-x="-0.61cm" draw:caption-point-y="1.512cm">
              <dc:creator>GG</dc:creator>
              <dc:date>2015-12-25T00:00:00</dc:date>
              <text:p text:style-name="P1"><text:span text:style-name="T1">Main used material</text:span></text:p>
            </office:annotation>
            <text:p>matière</text:p>
          </table:table-cell>
          <table:table-cell office:value-type="string">
            <text:p>matière</text:p>
          </table:table-cell>
          <table:table-cell office:value-type="string">
            <office:annotation draw:style-name="gr1" draw:text-style-name="P1" svg:width="2.899cm" svg:height="2.176cm" svg:x="36.167cm" svg:y="1.207cm" draw:caption-point-x="-0.61cm" draw:caption-point-y="1.512cm">
              <dc:creator>GG</dc:creator>
              <dc:date>2015-12-25T00:00:00</dc:date>
              <text:p text:style-name="P1"><text:span text:style-name="T1">material cost, made from a 100gold base*size*type*material</text:span></text:p>
            </office:annotation>
            <text:p>CM</text:p>
          </table:table-cell>
          <table:table-cell office:value-type="string">
            <office:annotation draw:style-name="gr1" draw:text-style-name="P1" svg:width="2.899cm" svg:height="1.386cm" svg:x="37.585cm" svg:y="1.207cm" draw:caption-point-x="-0.61cm" draw:caption-point-y="1.512cm">
              <dc:creator>GG</dc:creator>
              <dc:date>2015-12-25T00:00:00</dc:date>
              <text:p text:style-name="P1"><text:span text:style-name="T1">gold cost</text:span></text:p>
              <text:p text:style-name="P1"><text:span text:style-name="T1">wages+material cost</text:span></text:p>
            </office:annotation>
            <text:p>coût Or</text:p>
          </table:table-cell>
          <table:table-cell office:value-type="string">
            <office:annotation draw:style-name="gr1" draw:text-style-name="P1" svg:width="2.899cm" svg:height="2.966cm" svg:x="38.954cm" svg:y="1.207cm" draw:caption-point-x="-0.61cm" draw:caption-point-y="1.512cm">
              <dc:creator>GG</dc:creator>
              <dc:date>2015-12-25T00:00:00</dc:date>
              <text:p text:style-name="P1"><text:span text:style-name="T1">prestige cost, base 100*level*art.</text:span></text:p>
              <text:p text:style-name="P1"><text:span text:style-name="T1">it is calculated only if art/decoration is needed.</text:span></text:p>
            </office:annotation>
            <text:p>coût Prestige</text:p>
          </table:table-cell>
          <table:table-cell office:value-type="string">
            <office:annotation draw:style-name="gr1" draw:text-style-name="P1" svg:width="2.899cm" svg:height="3.361cm" svg:x="38.954cm" svg:y="1.207cm" draw:caption-point-x="-0.61cm" draw:caption-point-y="1.512cm">
              <dc:creator>GG</dc:creator>
              <dc:date>2015-12-25T00:00:00</dc:date>
              <text:p text:style-name="P1"><text:span text:style-name="T1">Text compiling main building's caracteristics.</text:span></text:p>
              <text:p text:style-name="P1"><text:span text:style-name="T1">Kind of proof read tool for consistency of the building time and cost.</text:span></text:p>
            </office:annotation>
            <text:p>Blabla</text:p>
          </table:table-cell>
          <table:table-cell table:style-name="ce19" office:value-type="string">
            <office:annotation draw:style-name="gr1" draw:text-style-name="P1" svg:width="2.899cm" svg:height="1.386cm" svg:x="41.364cm" svg:y="1.207cm" draw:caption-point-x="-0.61cm" draw:caption-point-y="1.512cm">
              <dc:creator>GG</dc:creator>
              <dc:date>2015-12-25T00:00:00</dc:date>
              <text:p text:style-name="P1"><text:span text:style-name="T1">Zero to four building effects.</text:span></text:p>
              <text:p text:style-name="P1"><text:span text:style-name="T1">List is upward.</text:span></text:p>
            </office:annotation>
            <text:p>Effet 1 nom</text:p>
          </table:table-cell>
          <table:table-cell table:style-name="ce19" office:value-type="string">
            <text:p>E1 valeur</text:p>
          </table:table-cell>
          <table:table-cell table:style-name="ce19" office:value-type="string">
            <text:p>Effet 2 nom</text:p>
          </table:table-cell>
          <table:table-cell table:style-name="ce19" office:value-type="string">
            <text:p>E2 valeur</text:p>
          </table:table-cell>
          <table:table-cell table:style-name="ce19" office:value-type="string">
            <text:p>Effet 3 nom</text:p>
          </table:table-cell>
          <table:table-cell table:style-name="ce19" office:value-type="string">
            <text:p>E3 valeur</text:p>
          </table:table-cell>
          <table:table-cell table:style-name="ce19" office:value-type="string">
            <text:p>Effet 4 nom</text:p>
          </table:table-cell>
          <table:table-cell table:style-name="ce19" office:value-type="string">
            <text:p>E4 valeur</text:p>
          </table:table-cell>
          <table:table-cell table:style-name="ce19" office:value-type="string">
            <text:p>free_code</text:p>
          </table:table-cell>
          <table:table-cell table:style-name="ce19" office:value-type="string">
            <text:p>Not_if_exists</text:p>
          </table:table-cell>
          <table:table-cell table:style-name="ce19" office:value-type="string">
            <office:annotation draw:style-name="gr1" draw:text-style-name="P1" svg:width="2.899cm" svg:height="1.386cm" svg:x="63.079cm" svg:y="1.207cm" draw:caption-point-x="-0.61cm" draw:caption-point-y="1.512cm">
              <dc:creator>GG</dc:creator>
              <dc:date>2015-12-25T00:00:00</dc:date>
              <text:p text:style-name="P1"><text:span text:style-name="T1">Zero to 2 reérequisite buildings.</text:span></text:p>
            </office:annotation>
            <text:p>Préreq1</text:p>
          </table:table-cell>
          <table:table-cell table:style-name="ce19" office:value-type="string">
            <text:p>Préreq2</text:p>
          </table:table-cell>
          <table:table-cell table:style-name="ce19" office:value-type="string">
            <text:p>Upgrade from</text:p>
          </table:table-cell>
          <table:table-cell table:style-name="ce19" office:value-type="string">
            <text:p>Potential Terrain</text:p>
          </table:table-cell>
          <table:table-cell table:style-name="ce19" office:value-type="string">
            <text:p>Potential modifieur de province</text:p>
          </table:table-cell>
          <table:table-cell table:style-name="ce19" office:value-type="string">
            <text:p>trigger Technologie</text:p>
          </table:table-cell>
          <table:table-cell table:style-name="ce26" office:value-type="string">
            <text:p>Niveau tech requis</text:p>
          </table:table-cell>
          <table:table-cell table:style-name="ce28" office:value-type="string">
            <text:p>Facteur création IA</text:p>
          </table:table-cell>
          <table:table-cell table:style-name="ce31" office:value-type="string">
            <text:p>Extra tech</text:p>
          </table:table-cell>
          <table:table-cell table:style-name="ce32" office:value-type="string">
            <text:p>Description FR</text:p>
          </table:table-cell>
          <table:table-cell table:style-name="ce32" office:value-type="string">
            <text:p>Description ENG</text:p>
          </table:table-cell>
          <table:table-cell table:number-columns-repeated="978"/>
        </table:table-row>
        <table:table-row table:style-name="ro1">
          <table:table-cell table:style-name="ce4" office:value-type="string">
            <text:p>formules</text:p>
          </table:table-cell>
          <table:table-cell table:style-name="ce4" table:number-columns-repeated="5"/>
          <table:table-cell table:style-name="ce4" office:value-type="string">
            <text:p>a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/>
          <table:table-cell table:style-name="ce4" office:value-type="string">
            <text:p>d</text:p>
          </table:table-cell>
          <table:table-cell table:style-name="ce11" office:value-type="string">
            <text:p>T=365*a*b*c*d</text:p>
          </table:table-cell>
          <table:table-cell table:style-name="ce14" table:number-columns-repeated="2"/>
          <table:table-cell table:style-name="ce4"/>
          <table:table-cell table:style-name="ce4" office:value-type="string">
            <text:p>e</text:p>
          </table:table-cell>
          <table:table-cell table:style-name="ce4" office:value-type="string">
            <text:p>S=T*s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4" office:value-type="string">
            <text:p>M=100*a*b*f</text:p>
          </table:table-cell>
          <table:table-cell table:style-name="ce16" office:value-type="string">
            <text:p>O=S+M</text:p>
          </table:table-cell>
          <table:table-cell table:style-name="ce16" office:value-type="string">
            <text:p>P=50*1*d</text:p>
          </table:table-cell>
          <table:table-cell table:style-name="ce4"/>
          <table:table-cell table:style-name="ce20" office:value-type="string">
            <text:p>fort_level</text:p>
          </table:table-cell>
          <table:table-cell table:number-columns-repeated="11"/>
          <table:table-cell/>
          <table:table-cell table:number-columns-repeated="8"/>
          <table:table-cell table:number-columns-repeated="2"/>
          <table:table-cell table:style-name="ce4" table:number-columns-repeated="976"/>
        </table:table-row>
        <table:table-row table:style-name="ro1">
          <table:table-cell table:formula="of:=CONCATENATE([.B50];&quot;_&quot;;LOWER([.C50]);&quot;_&quot;;[.L50])" office:value-type="string" office:string-value="CA_wall_q_1">
            <text:p>CA_wall_q_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_q</text:p>
          </table:table-cell>
          <table:table-cell table:style-name="ce6" office:value-type="string">
            <text:p>Fossé</text:p>
          </table:table-cell>
          <table:table-cell table:style-name="ce6" office:value-type="string">
            <text:p>Moat1</text:p>
          </table:table-cell>
          <table:table-cell table:style-name="ce6" office:value-type="string">
            <text:p>petit</text:p>
          </table:table-cell>
          <table:table-cell table:formula="of:=VLOOKUP([.F50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50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0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50];[.$L$42:.$M$46];2;0)" office:value-type="float" office:value="0.5">
            <text:p>0,5</text:p>
          </table:table-cell>
          <table:table-cell table:style-name="ce12" table:formula="of:=ROUND(365*[.G50]*[.I50]*[.K50]*[.M50];-1)" office:value-type="float" office:value="180">
            <text:p>180</text:p>
          </table:table-cell>
          <table:table-cell table:formula="of:=ROUNDDOWN([.N50]/365;0)" office:value-type="float" office:value="0">
            <text:p>0</text:p>
          </table:table-cell>
          <table:table-cell table:style-name="ce15" table:formula="of:=ROUNDDOWN([.N50]/30-12*[.O50];0)" office:value-type="float" office:value="6">
            <text:p>6</text:p>
          </table:table-cell>
          <table:table-cell table:style-name="ce6" office:value-type="string">
            <text:p>paysans</text:p>
          </table:table-cell>
          <table:table-cell table:formula="of:=VLOOKUP([.Q50];[.$Q$43:.$R$45];2;0)" office:value-type="float" office:value="0.05">
            <text:p>0,05</text:p>
          </table:table-cell>
          <table:table-cell table:formula="of:=[.N50]*[.R50]" office:value-type="float" office:value="9">
            <text:p>9</text:p>
          </table:table-cell>
          <table:table-cell table:style-name="ce6" office:value-type="string">
            <text:p>bois</text:p>
          </table:table-cell>
          <table:table-cell table:formula="of:=VLOOKUP([.T50];[.$T$43:.$U$45];2;0)" office:value-type="float" office:value="1">
            <text:p>1</text:p>
          </table:table-cell>
          <table:table-cell table:formula="of:=+100*[.G50]*[.I50]*[.U50]" office:value-type="float" office:value="100">
            <text:p>100</text:p>
          </table:table-cell>
          <table:table-cell table:formula="of:=ROUNDDOWN([.S50]+[.V50];-1)" office:value-type="float" office:value="100">
            <text:p>100</text:p>
          </table:table-cell>
          <table:table-cell table:formula="of:=ROUNDDOWN(60*IF([.J50]=&quot;avec&quot;;1;0)*[.M50];-1)" office:value-type="float" office:value="0">
            <text:p>0</text:p>
          </table:table-cell>
          <table:table-cell table:style-name="ce18" table:formula="of:=CONCATENATE([.D50];&quot; est un &quot;;[.F50];&quot; bâtiment de &quot;;[.L50];&quot; construit en &quot;;[.T50];&quot;. Il a été érigé par des &quot;;[.Q50];&quot; payés &quot;;[.R50];&quot; ducats par jour. Sa construction a duré &quot;;[.O50];&quot; an(s) et &quot;;[.P50];&quot; mois, et a coûté &quot;;[.W50];&quot; ducats et &quot;;[.X50];&quot; de prestige. &quot;)" office:value-type="string" office:string-value="Fossé est un petit bâtiment de 1 construit en bois. Il a été érigé par des paysans payés 0,05 ducats par jour. Sa construction a duré 0 an(s) et 6 mois, et a coûté 100 ducats et 0 de prestige. ">
            <text:p>Fossé est un petit bâtiment de 1 construit en bois. Il a été érigé par des paysans payés 0,05 ducats par jour. Sa construction a duré 0 an(s) et 6 mois, et a coûté 100 ducats et 0 de prestige. </text:p>
          </table:table-cell>
          <table:table-cell table:style-name="ce20" office:value-type="string">
            <text:p>fort_level</text:p>
          </table:table-cell>
          <table:table-cell office:value-type="float" office:value="0.1">
            <text:p>0,1</text:p>
          </table:table-cell>
          <table:table-cell table:number-columns-repeated="8"/>
          <table:table-cell table:style-name="ce24"/>
          <table:table-cell table:style-name="ce5"/>
          <table:table-cell table:number-columns-repeated="2"/>
          <table:table-cell table:style-name="ce5"/>
          <table:table-cell table:style-name="ce25" office:value-type="string">
            <text:p>TECH_CASTLE_CONSTRUCTION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99">
            <text:p>99</text:p>
          </table:table-cell>
          <table:table-cell table:style-name="ce25" office:value-type="float" office:value="2">
            <text:p>2</text:p>
          </table:table-cell>
          <table:table-cell table:style-name="ce33" office:value-type="string">
            <text:p>Un simple fossé ceinturant les lieux, basique mais c'est toujours mieux que rien.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1];&quot;_&quot;;LOWER([.C51]);&quot;_&quot;;[.L51])" office:value-type="string" office:string-value="CA_wall_q_2">
            <text:p>CA_wall_q_2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_q</text:p>
          </table:table-cell>
          <table:table-cell table:style-name="ce6" office:value-type="string">
            <text:p>Fossé avec piques</text:p>
          </table:table-cell>
          <table:table-cell table:style-name="ce6" office:value-type="string">
            <text:p>Moat2</text:p>
          </table:table-cell>
          <table:table-cell table:style-name="ce6" office:value-type="string">
            <text:p>petit</text:p>
          </table:table-cell>
          <table:table-cell table:formula="of:=VLOOKUP([.F51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51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51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51];[.$L$42:.$M$46];2;0)" office:value-type="float" office:value="1">
            <text:p>1</text:p>
          </table:table-cell>
          <table:table-cell table:style-name="ce12" table:formula="of:=ROUND(365*[.G51]*[.I51]*[.K51]*[.M51];-1)" office:value-type="float" office:value="260">
            <text:p>260</text:p>
          </table:table-cell>
          <table:table-cell table:formula="of:=ROUNDDOWN([.N51]/365;0)" office:value-type="float" office:value="0">
            <text:p>0</text:p>
          </table:table-cell>
          <table:table-cell table:style-name="ce15" table:formula="of:=ROUNDDOWN([.N51]/30-12*[.O51];0)" office:value-type="float" office:value="8">
            <text:p>8</text:p>
          </table:table-cell>
          <table:table-cell table:style-name="ce6" office:value-type="string">
            <text:p>ouvriers</text:p>
          </table:table-cell>
          <table:table-cell table:formula="of:=VLOOKUP([.Q51];[.$Q$43:.$R$45];2;0)" office:value-type="float" office:value="0.1">
            <text:p>0,1</text:p>
          </table:table-cell>
          <table:table-cell table:formula="of:=[.N51]*[.R51]" office:value-type="float" office:value="26">
            <text:p>26</text:p>
          </table:table-cell>
          <table:table-cell table:style-name="ce6" office:value-type="string">
            <text:p>bois</text:p>
          </table:table-cell>
          <table:table-cell table:formula="of:=VLOOKUP([.T51];[.$T$43:.$U$45];2;0)" office:value-type="float" office:value="1">
            <text:p>1</text:p>
          </table:table-cell>
          <table:table-cell table:formula="of:=+100*[.G51]*[.U51]*[.I51]" office:value-type="float" office:value="70">
            <text:p>70</text:p>
          </table:table-cell>
          <table:table-cell table:formula="of:=ROUNDDOWN([.S51]+[.V51];-1)" office:value-type="float" office:value="90">
            <text:p>90</text:p>
          </table:table-cell>
          <table:table-cell table:formula="of:=ROUNDDOWN(60*IF([.J51]=&quot;avec&quot;;1;0)*[.M51];-1)" office:value-type="float" office:value="0">
            <text:p>0</text:p>
          </table:table-cell>
          <table:table-cell table:style-name="ce18" table:formula="of:=CONCATENATE([.D51];&quot; est un &quot;;[.F51];&quot; bâtiment de &quot;;[.L51];&quot; construit en &quot;;[.T51];&quot;. Il a été érigé par des &quot;;[.Q51];&quot; payés &quot;;[.R51];&quot; ducats par jour. Sa construction a duré &quot;;[.O51];&quot; an(s) et &quot;;[.P51];&quot; mois, et a coûté &quot;;[.W51];&quot; ducats et &quot;;[.X51];&quot; de prestige. &quot;)" office:value-type="string" office:string-value="Fossé avec piques est un petit bâtiment de 2 construit en bois. Il a été érigé par des ouvriers payés 0,1 ducats par jour. Sa construction a duré 0 an(s) et 8 mois, et a coûté 90 ducats et 0 de prestige. ">
            <text:p>Fossé avec piques est un petit bâtiment de 2 construit en bois. Il a été érigé par des ouvriers payés 0,1 ducats par jour. Sa construction a duré 0 an(s) et 8 mois, et a coûté 90 ducats et 0 de prestige. </text:p>
          </table:table-cell>
          <table:table-cell table:style-name="ce20" office:value-type="string">
            <text:p>fort_level</text:p>
          </table:table-cell>
          <table:table-cell office:value-type="float" office:value="0.2">
            <text:p>0,2</text:p>
          </table:table-cell>
          <table:table-cell table:number-columns-repeated="8"/>
          <table:table-cell table:style-name="ce5"/>
          <table:table-cell table:style-name="ce24"/>
          <table:table-cell table:style-name="ce5" table:formula="of:=[.A50]" office:value-type="string" office:string-value="CA_wall_q_1">
            <text:p>CA_wall_q_1</text:p>
          </table:table-cell>
          <table:table-cell/>
          <table:table-cell table:style-name="ce5"/>
          <table:table-cell table:style-name="ce25" office:value-type="string">
            <text:p>TECH_CASTLE_CONSTRUCTION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98">
            <text:p>98</text:p>
          </table:table-cell>
          <table:table-cell table:style-name="ce25" office:value-type="float" office:value="3">
            <text:p>3</text:p>
          </table:table-cell>
          <table:table-cell table:style-name="ce33" office:value-type="string">
            <text:p>Qui s'y frotte s'y pique ! 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2];&quot;_&quot;;LOWER([.C52]);&quot;_&quot;;[.L52])" office:value-type="string" office:string-value="CA_wall_q_3">
            <text:p>CA_wall_q_3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_q</text:p>
          </table:table-cell>
          <table:table-cell table:style-name="ce6" office:value-type="string">
            <text:p>Fossé inondé</text:p>
          </table:table-cell>
          <table:table-cell table:style-name="ce6" office:value-type="string">
            <text:p>Moat3</text:p>
          </table:table-cell>
          <table:table-cell table:style-name="ce6" office:value-type="string">
            <text:p>moyen</text:p>
          </table:table-cell>
          <table:table-cell table:formula="of:=VLOOKUP([.F52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52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52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52];[.$L$42:.$M$46];2;0)" office:value-type="float" office:value="1.25">
            <text:p>1,25</text:p>
          </table:table-cell>
          <table:table-cell table:style-name="ce12" table:formula="of:=ROUND(365*[.G52]*[.I52]*[.K52]*[.M52];-1)" office:value-type="float" office:value="480">
            <text:p>480</text:p>
          </table:table-cell>
          <table:table-cell table:formula="of:=ROUNDDOWN([.N52]/365;0)" office:value-type="float" office:value="1">
            <text:p>1</text:p>
          </table:table-cell>
          <table:table-cell table:style-name="ce15" table:formula="of:=ROUNDDOWN([.N52]/30-12*[.O52];0)" office:value-type="float" office:value="4">
            <text:p>4</text:p>
          </table:table-cell>
          <table:table-cell table:style-name="ce6" office:value-type="string">
            <text:p>ouvriers</text:p>
          </table:table-cell>
          <table:table-cell table:formula="of:=VLOOKUP([.Q52];[.$Q$43:.$R$45];2;0)" office:value-type="float" office:value="0.1">
            <text:p>0,1</text:p>
          </table:table-cell>
          <table:table-cell table:formula="of:=[.N52]*[.R52]" office:value-type="float" office:value="48">
            <text:p>48</text:p>
          </table:table-cell>
          <table:table-cell table:style-name="ce6" office:value-type="string">
            <text:p>bois</text:p>
          </table:table-cell>
          <table:table-cell table:formula="of:=VLOOKUP([.T52];[.$T$43:.$U$45];2;0)" office:value-type="float" office:value="1">
            <text:p>1</text:p>
          </table:table-cell>
          <table:table-cell table:formula="of:=+100*[.G52]*[.U52]*[.I52]" office:value-type="float" office:value="105">
            <text:p>105</text:p>
          </table:table-cell>
          <table:table-cell table:formula="of:=ROUNDDOWN([.S52]+[.V52];-1)" office:value-type="float" office:value="150">
            <text:p>150</text:p>
          </table:table-cell>
          <table:table-cell table:formula="of:=ROUNDDOWN(60*IF([.J52]=&quot;avec&quot;;1;0)*[.M52];-1)" office:value-type="float" office:value="0">
            <text:p>0</text:p>
          </table:table-cell>
          <table:table-cell table:style-name="ce18" table:formula="of:=CONCATENATE([.D52];&quot; est un &quot;;[.F52];&quot; bâtiment de &quot;;[.L52];&quot; construit en &quot;;[.T52];&quot;. Il a été érigé par des &quot;;[.Q52];&quot; payés &quot;;[.R52];&quot; ducats par jour. Sa construction a duré &quot;;[.O52];&quot; an(s) et &quot;;[.P52];&quot; mois, et a coûté &quot;;[.W52];&quot; ducats et &quot;;[.X52];&quot; de prestige. &quot;)" office:value-type="string" office:string-value="Fossé inondé est un moyen bâtiment de 3 construit en bois. Il a été érigé par des ouvriers payés 0,1 ducats par jour. Sa construction a duré 1 an(s) et 4 mois, et a coûté 150 ducats et 0 de prestige. ">
            <text:p>Fossé inondé est un moyen bâtiment de 3 construit en bois. Il a été érigé par des ouvriers payés 0,1 ducats par jour. Sa construction a duré 1 an(s) et 4 mois, et a coûté 150 ducats et 0 de prestige. </text:p>
          </table:table-cell>
          <table:table-cell table:style-name="ce20" office:value-type="string">
            <text:p>fort_level</text:p>
          </table:table-cell>
          <table:table-cell office:value-type="float" office:value="0.3">
            <text:p>0,3</text:p>
          </table:table-cell>
          <table:table-cell table:number-columns-repeated="8"/>
          <table:table-cell table:number-columns-repeated="2" table:style-name="ce24"/>
          <table:table-cell table:style-name="ce5" table:formula="of:=[.A51]" office:value-type="string" office:string-value="CA_wall_q_2">
            <text:p>CA_wall_q_2</text:p>
          </table:table-cell>
          <table:table-cell/>
          <table:table-cell table:style-name="ce24"/>
          <table:table-cell table:style-name="ce25" office:value-type="string">
            <text:p>TECH_CASTLE_CONSTRUCTION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97">
            <text:p>97</text:p>
          </table:table-cell>
          <table:table-cell table:style-name="ce25" office:value-type="float" office:value="4">
            <text:p>4</text:p>
          </table:table-cell>
          <table:table-cell table:style-name="ce33" office:value-type="string">
            <text:p>Un grand fossé entourant nos défenses et empli d'eaux brunâtres.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3];&quot;_&quot;;LOWER([.C53]);&quot;_&quot;;[.L53])" office:value-type="string" office:string-value="CA_wall_q_4">
            <text:p>CA_wall_q_4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_q</text:p>
          </table:table-cell>
          <table:table-cell table:style-name="ce6" office:value-type="string">
            <text:p>Douves</text:p>
          </table:table-cell>
          <table:table-cell table:style-name="ce6" office:value-type="string">
            <text:p>Moat4</text:p>
          </table:table-cell>
          <table:table-cell table:style-name="ce6" office:value-type="string">
            <text:p>grand</text:p>
          </table:table-cell>
          <table:table-cell table:formula="of:=VLOOKUP([.F53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5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3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53];[.$L$42:.$M$46];2;0)" office:value-type="float" office:value="1.5">
            <text:p>1,5</text:p>
          </table:table-cell>
          <table:table-cell table:style-name="ce12" table:formula="of:=ROUND(365*[.G53]*[.I53]*[.K53]*[.M53];-1)" office:value-type="float" office:value="1100">
            <text:p>1100</text:p>
          </table:table-cell>
          <table:table-cell table:formula="of:=ROUNDDOWN([.N53]/365;0)" office:value-type="float" office:value="3">
            <text:p>3</text:p>
          </table:table-cell>
          <table:table-cell table:style-name="ce15" table:formula="of:=ROUNDDOWN([.N53]/30-12*[.O53];0)" office:value-type="float" office:value="0">
            <text:p>0</text:p>
          </table:table-cell>
          <table:table-cell table:style-name="ce6" office:value-type="string">
            <text:p>ouvriers</text:p>
          </table:table-cell>
          <table:table-cell table:formula="of:=VLOOKUP([.Q53];[.$Q$43:.$R$45];2;0)" office:value-type="float" office:value="0.1">
            <text:p>0,1</text:p>
          </table:table-cell>
          <table:table-cell table:formula="of:=[.N53]*[.R53]" office:value-type="float" office:value="110">
            <text:p>110</text:p>
          </table:table-cell>
          <table:table-cell table:style-name="ce6" office:value-type="string">
            <text:p>bois</text:p>
          </table:table-cell>
          <table:table-cell table:formula="of:=VLOOKUP([.T53];[.$T$43:.$U$45];2;0)" office:value-type="float" office:value="1">
            <text:p>1</text:p>
          </table:table-cell>
          <table:table-cell table:formula="of:=+100*[.G53]*[.U53]*[.I53]" office:value-type="float" office:value="200">
            <text:p>200</text:p>
          </table:table-cell>
          <table:table-cell table:formula="of:=ROUNDDOWN([.S53]+[.V53];-1)" office:value-type="float" office:value="310">
            <text:p>310</text:p>
          </table:table-cell>
          <table:table-cell table:formula="of:=ROUNDDOWN(60*IF([.J53]=&quot;avec&quot;;1;0)*[.M53];-1)" office:value-type="float" office:value="0">
            <text:p>0</text:p>
          </table:table-cell>
          <table:table-cell table:style-name="ce18" table:formula="of:=CONCATENATE([.D53];&quot; est un &quot;;[.F53];&quot; bâtiment de &quot;;[.L53];&quot; construit en &quot;;[.T53];&quot;. Il a été érigé par des &quot;;[.Q53];&quot; payés &quot;;[.R53];&quot; ducats par jour. Sa construction a duré &quot;;[.O53];&quot; an(s) et &quot;;[.P53];&quot; mois, et a coûté &quot;;[.W53];&quot; ducats et &quot;;[.X53];&quot; de prestige. &quot;)" office:value-type="string" office:string-value="Douves est un grand bâtiment de 4 construit en bois. Il a été érigé par des ouvriers payés 0,1 ducats par jour. Sa construction a duré 3 an(s) et 0 mois, et a coûté 310 ducats et 0 de prestige. ">
            <text:p>Douves est un grand bâtiment de 4 construit en bois. Il a été érigé par des ouvriers payés 0,1 ducats par jour. Sa construction a duré 3 an(s) et 0 mois, et a coûté 310 ducats et 0 de prestige. </text:p>
          </table:table-cell>
          <table:table-cell table:style-name="ce20" office:value-type="string">
            <text:p>fort_level</text:p>
          </table:table-cell>
          <table:table-cell office:value-type="float" office:value="0.2">
            <text:p>0,2</text:p>
          </table:table-cell>
          <table:table-cell table:number-columns-repeated="8"/>
          <table:table-cell table:style-name="ce24" office:value-type="string">
            <text:p>FORT</text:p>
          </table:table-cell>
          <table:table-cell table:style-name="ce5"/>
          <table:table-cell table:style-name="ce5" table:formula="of:=[.A52]" office:value-type="string" office:string-value="CA_wall_q_3">
            <text:p>CA_wall_q_3</text:p>
          </table:table-cell>
          <table:table-cell/>
          <table:table-cell table:style-name="ce5"/>
          <table:table-cell table:style-name="ce25" office:value-type="string">
            <text:p>TECH_CASTLE_CONSTRUCTION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96">
            <text:p>96</text:p>
          </table:table-cell>
          <table:table-cell table:style-name="ce25" office:value-type="float" office:value="5">
            <text:p>5</text:p>
          </table:table-cell>
          <table:table-cell table:style-name="ce33" office:value-type="string">
            <text:p>Un fossé profond et large rempli d'eau.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2"/>
          <table:table-cell/>
          <table:table-cell table:style-name="ce15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8"/>
          <table:table-cell table:style-name="ce20"/>
          <table:table-cell table:number-columns-repeated="7"/>
          <table:table-cell table:number-columns-repeated="2"/>
          <table:table-cell table:style-name="ce24"/>
          <table:table-cell table:style-name="ce5" table:number-columns-repeated="2"/>
          <table:table-cell/>
          <table:table-cell table:style-name="ce5"/>
          <table:table-cell table:style-name="ce25" table:number-columns-repeated="2"/>
          <table:table-cell table:style-name="ce29"/>
          <table:table-cell table:style-name="ce25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55];&quot;_&quot;;LOWER([.C55]);&quot;_&quot;;[.L55])" office:value-type="string" office:string-value="CA_wall_1">
            <text:p>CA_wall_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</text:p>
          </table:table-cell>
          <table:table-cell table:number-columns-repeated="2" table:style-name="ce6" office:value-type="string">
            <text:p>Talus défensif</text:p>
          </table:table-cell>
          <table:table-cell table:style-name="ce6" office:value-type="string">
            <text:p>moyen</text:p>
          </table:table-cell>
          <table:table-cell table:formula="of:=VLOOKUP([.F5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55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5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55];[.$L$42:.$M$46];2;0)" office:value-type="float" office:value="0.5">
            <text:p>0,5</text:p>
          </table:table-cell>
          <table:table-cell table:style-name="ce12" table:formula="of:=ROUND(365*[.G55]*[.I55]*[.K55]*[.M55];-1)" office:value-type="float" office:value="270">
            <text:p>270</text:p>
          </table:table-cell>
          <table:table-cell table:formula="of:=ROUNDDOWN([.N55]/365;0)" office:value-type="float" office:value="0">
            <text:p>0</text:p>
          </table:table-cell>
          <table:table-cell table:style-name="ce15" table:formula="of:=ROUNDDOWN([.N55]/30-12*[.O55];0)" office:value-type="float" office:value="9">
            <text:p>9</text:p>
          </table:table-cell>
          <table:table-cell table:style-name="ce6" office:value-type="string">
            <text:p>paysans</text:p>
          </table:table-cell>
          <table:table-cell table:formula="of:=VLOOKUP([.Q55];[.$Q$43:.$R$45];2;0)" office:value-type="float" office:value="0.05">
            <text:p>0,05</text:p>
          </table:table-cell>
          <table:table-cell table:formula="of:=[.N55]*[.R55]" office:value-type="float" office:value="13.5">
            <text:p>13,5</text:p>
          </table:table-cell>
          <table:table-cell table:style-name="ce6" office:value-type="string">
            <text:p>bois</text:p>
          </table:table-cell>
          <table:table-cell table:formula="of:=VLOOKUP([.T55];[.$T$43:.$U$45];2;0)" office:value-type="float" office:value="1">
            <text:p>1</text:p>
          </table:table-cell>
          <table:table-cell table:formula="of:=+100*[.G55]*[.U55]*[.I55]" office:value-type="float" office:value="150">
            <text:p>150</text:p>
          </table:table-cell>
          <table:table-cell table:formula="of:=ROUNDDOWN([.S55]+[.V55];-1)" office:value-type="float" office:value="160">
            <text:p>160</text:p>
          </table:table-cell>
          <table:table-cell table:formula="of:=ROUNDDOWN(60*IF([.J55]=&quot;avec&quot;;1;0)*[.M55];-1)" office:value-type="float" office:value="0">
            <text:p>0</text:p>
          </table:table-cell>
          <table:table-cell table:style-name="ce18" table:formula="of:=CONCATENATE([.D55];&quot; est un &quot;;[.F55];&quot; bâtiment de &quot;;[.L55];&quot; construit en &quot;;[.T55];&quot;. Il a été érigé par des &quot;;[.Q55];&quot; payés &quot;;[.R55];&quot; ducats par jour. Sa construction a duré &quot;;[.O55];&quot; an(s) et &quot;;[.P55];&quot; mois, et a coûté &quot;;[.W55];&quot; ducats et &quot;;[.X55];&quot; de prestige. &quot;)" office:value-type="string" office:string-value="Talus défensif est un moyen bâtiment de 1 construit en bois. Il a été érigé par des paysans payés 0,05 ducats par jour. Sa construction a duré 0 an(s) et 9 mois, et a coûté 160 ducats et 0 de prestige. ">
            <text:p>Talus défensif est un moyen bâtiment de 1 construit en bois. Il a été érigé par des paysans payés 0,05 ducats par jour. Sa construction a duré 0 an(s) et 9 mois, et a coûté 160 ducats et 0 de prestige. </text:p>
          </table:table-cell>
          <table:table-cell table:style-name="ce20" office:value-type="string">
            <text:p>fort_level</text:p>
          </table:table-cell>
          <table:table-cell office:value-type="float" office:value="0.1">
            <text:p>0,1</text:p>
          </table:table-cell>
          <table:table-cell table:style-name="ce20"/>
          <table:table-cell table:number-columns-repeated="7"/>
          <table:table-cell table:style-name="ce5"/>
          <table:table-cell table:style-name="ce24"/>
          <table:table-cell table:style-name="ce5"/>
          <table:table-cell/>
          <table:table-cell table:style-name="ce5"/>
          <table:table-cell table:style-name="ce25" office:value-type="string">
            <text:p>TECH_CASTLE_CONSTRUCTION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100">
            <text:p>100</text:p>
          </table:table-cell>
          <table:table-cell table:style-name="ce25" office:value-type="float" office:value="1">
            <text:p>1</text:p>
          </table:table-cell>
          <table:table-cell table:style-name="ce33" office:value-type="string">
            <text:p>De la terre et des pierres amassées pour former une défense assez sommaire mais qui permet néanmoins de ralentir l'ennemi.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6];&quot;_&quot;;LOWER([.C56]);&quot;_&quot;;[.L56])" office:value-type="string" office:string-value="CA_wall_2">
            <text:p>CA_wall_2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</text:p>
          </table:table-cell>
          <table:table-cell table:number-columns-repeated="2" table:style-name="ce6" office:value-type="string">
            <text:p>Palissade en bois</text:p>
          </table:table-cell>
          <table:table-cell table:style-name="ce6" office:value-type="string">
            <text:p>moyen</text:p>
          </table:table-cell>
          <table:table-cell table:formula="of:=VLOOKUP([.F56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56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6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56];[.$L$42:.$M$46];2;0)" office:value-type="float" office:value="1">
            <text:p>1</text:p>
          </table:table-cell>
          <table:table-cell table:style-name="ce12" table:formula="of:=ROUND(365*[.G56]*[.I56]*[.K56]*[.M56];-1)" office:value-type="float" office:value="550">
            <text:p>550</text:p>
          </table:table-cell>
          <table:table-cell table:formula="of:=ROUNDDOWN([.N56]/365;0)" office:value-type="float" office:value="1">
            <text:p>1</text:p>
          </table:table-cell>
          <table:table-cell table:style-name="ce15" table:formula="of:=ROUNDDOWN([.N56]/30-12*[.O56];0)" office:value-type="float" office:value="6">
            <text:p>6</text:p>
          </table:table-cell>
          <table:table-cell table:style-name="ce6" office:value-type="string">
            <text:p>ouvriers</text:p>
          </table:table-cell>
          <table:table-cell table:formula="of:=VLOOKUP([.Q56];[.$Q$43:.$R$45];2;0)" office:value-type="float" office:value="0.1">
            <text:p>0,1</text:p>
          </table:table-cell>
          <table:table-cell table:formula="of:=[.N56]*[.R56]" office:value-type="float" office:value="55">
            <text:p>55</text:p>
          </table:table-cell>
          <table:table-cell table:style-name="ce6" office:value-type="string">
            <text:p>bois</text:p>
          </table:table-cell>
          <table:table-cell table:formula="of:=VLOOKUP([.T56];[.$T$43:.$U$45];2;0)" office:value-type="float" office:value="1">
            <text:p>1</text:p>
          </table:table-cell>
          <table:table-cell table:formula="of:=+100*[.G56]*[.U56]*[.I56]" office:value-type="float" office:value="150">
            <text:p>150</text:p>
          </table:table-cell>
          <table:table-cell table:formula="of:=ROUNDDOWN([.S56]+[.V56];-1)" office:value-type="float" office:value="200">
            <text:p>200</text:p>
          </table:table-cell>
          <table:table-cell table:formula="of:=ROUNDDOWN(60*IF([.J56]=&quot;avec&quot;;1;0)*[.M56];-1)" office:value-type="float" office:value="0">
            <text:p>0</text:p>
          </table:table-cell>
          <table:table-cell table:style-name="ce18" table:formula="of:=CONCATENATE([.D56];&quot; est un &quot;;[.F56];&quot; bâtiment de &quot;;[.L56];&quot; construit en &quot;;[.T56];&quot;. Il a été érigé par des &quot;;[.Q56];&quot; payés &quot;;[.R56];&quot; ducats par jour. Sa construction a duré &quot;;[.O56];&quot; an(s) et &quot;;[.P56];&quot; mois, et a coûté &quot;;[.W56];&quot; ducats et &quot;;[.X56];&quot; de prestige. &quot;)" office:value-type="string" office:string-value="Palissade en bois est un moyen bâtiment de 2 construit en bois. Il a été érigé par des ouvriers payés 0,1 ducats par jour. Sa construction a duré 1 an(s) et 6 mois, et a coûté 200 ducats et 0 de prestige. ">
            <text:p>Palissade en bois est un moyen bâtiment de 2 construit en bois. Il a été érigé par des ouvriers payés 0,1 ducats par jour. Sa construction a duré 1 an(s) et 6 mois, et a coûté 200 ducats et 0 de prestige. </text:p>
          </table:table-cell>
          <table:table-cell table:style-name="ce20" office:value-type="string">
            <text:p>fort_level</text:p>
          </table:table-cell>
          <table:table-cell office:value-type="float" office:value="0.5">
            <text:p>0,5</text:p>
          </table:table-cell>
          <table:table-cell table:style-name="ce20" office:value-type="string">
            <text:p>tax_income</text:p>
          </table:table-cell>
          <table:table-cell office:value-type="float" office:value="-0.2">
            <text:p>-0,2</text:p>
          </table:table-cell>
          <table:table-cell table:number-columns-repeated="6"/>
          <table:table-cell table:number-columns-repeated="2" table:style-name="ce24"/>
          <table:table-cell table:style-name="ce5" table:formula="of:=[.A55]" office:value-type="string" office:string-value="CA_wall_1">
            <text:p>CA_wall_1</text:p>
          </table:table-cell>
          <table:table-cell/>
          <table:table-cell table:style-name="ce24"/>
          <table:table-cell table:style-name="ce25" office:value-type="string">
            <text:p>TECH_CASTLE_CONSTRUCTION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99">
            <text:p>99</text:p>
          </table:table-cell>
          <table:table-cell table:style-name="ce25" office:value-type="float" office:value="2">
            <text:p>2</text:p>
          </table:table-cell>
          <table:table-cell table:style-name="ce33" office:value-type="string">
            <text:p>Une palissade de rondins alignés au somment taillé en pointe. Une défense efficace contre les bêtes et les bandits mais beaucoup plus vulnérables à des soldats entraînés.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7];&quot;_&quot;;LOWER([.C57]);&quot;_&quot;;[.L57])" office:value-type="string" office:string-value="CA_wall_3">
            <text:p>CA_wall_3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</text:p>
          </table:table-cell>
          <table:table-cell table:number-columns-repeated="2" table:style-name="ce6" office:value-type="string">
            <text:p>Enceinte de pierre</text:p>
          </table:table-cell>
          <table:table-cell table:style-name="ce6" office:value-type="string">
            <text:p>grand</text:p>
          </table:table-cell>
          <table:table-cell table:formula="of:=VLOOKUP([.F5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57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7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57];[.$L$42:.$M$46];2;0)" office:value-type="float" office:value="1.25">
            <text:p>1,25</text:p>
          </table:table-cell>
          <table:table-cell table:style-name="ce12" table:formula="of:=ROUND(365*[.G57]*[.I57]*[.K57]*[.M57];-1)" office:value-type="float" office:value="910">
            <text:p>910</text:p>
          </table:table-cell>
          <table:table-cell table:formula="of:=ROUNDDOWN([.N57]/365;0)" office:value-type="float" office:value="2">
            <text:p>2</text:p>
          </table:table-cell>
          <table:table-cell table:style-name="ce15" table:formula="of:=ROUNDDOWN([.N57]/30-12*[.O57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57];[.$Q$43:.$R$45];2;0)" office:value-type="float" office:value="0.2">
            <text:p>0,2</text:p>
          </table:table-cell>
          <table:table-cell table:formula="of:=[.N57]*[.R57]" office:value-type="float" office:value="182">
            <text:p>182</text:p>
          </table:table-cell>
          <table:table-cell table:style-name="ce6" office:value-type="string">
            <text:p>pierre</text:p>
          </table:table-cell>
          <table:table-cell table:formula="of:=VLOOKUP([.T57];[.$T$43:.$U$45];2;0)" office:value-type="float" office:value="1.1">
            <text:p>1,1</text:p>
          </table:table-cell>
          <table:table-cell table:formula="of:=+100*[.G57]*[.U57]*[.I57]" office:value-type="float" office:value="220">
            <text:p>220</text:p>
          </table:table-cell>
          <table:table-cell table:formula="of:=ROUNDDOWN([.S57]+[.V57];-1)" office:value-type="float" office:value="400">
            <text:p>400</text:p>
          </table:table-cell>
          <table:table-cell table:formula="of:=ROUNDDOWN(60*IF([.J57]=&quot;avec&quot;;1;0)*[.M57];-1)" office:value-type="float" office:value="0">
            <text:p>0</text:p>
          </table:table-cell>
          <table:table-cell table:style-name="ce18" table:formula="of:=CONCATENATE([.D57];&quot; est un &quot;;[.F57];&quot; bâtiment de &quot;;[.L57];&quot; construit en &quot;;[.T57];&quot;. Il a été érigé par des &quot;;[.Q57];&quot; payés &quot;;[.R57];&quot; ducats par jour. Sa construction a duré &quot;;[.O57];&quot; an(s) et &quot;;[.P57];&quot; mois, et a coûté &quot;;[.W57];&quot; ducats et &quot;;[.X57];&quot; de prestige. &quot;)" office:value-type="string" office:string-value="Enceinte de pierre est un grand bâtiment de 3 construit en pierre. Il a été érigé par des maçons payés 0,2 ducats par jour. Sa construction a duré 2 an(s) et 6 mois, et a coûté 400 ducats et 0 de prestige. ">
            <text:p>Enceinte de pierre est un grand bâtiment de 3 construit en pierre. Il a été érigé par des maçons payés 0,2 ducats par jour. Sa construction a duré 2 an(s) et 6 mois, et a coûté 400 ducats et 0 de prestige. </text:p>
          </table:table-cell>
          <table:table-cell table:style-name="ce20" office:value-type="string">
            <text:p>fort_level</text:p>
          </table:table-cell>
          <table:table-cell office:value-type="float" office:value="1">
            <text:p>1</text:p>
          </table:table-cell>
          <table:table-cell table:style-name="ce20" office:value-type="string">
            <text:p>tax_income</text:p>
          </table:table-cell>
          <table:table-cell office:value-type="float" office:value="-0.6">
            <text:p>-0,6</text:p>
          </table:table-cell>
          <table:table-cell table:number-columns-repeated="6"/>
          <table:table-cell table:style-name="ce24"/>
          <table:table-cell table:style-name="ce5"/>
          <table:table-cell table:style-name="ce5" table:formula="of:=[.A56]" office:value-type="string" office:string-value="CA_wall_2">
            <text:p>CA_wall_2</text:p>
          </table:table-cell>
          <table:table-cell/>
          <table:table-cell table:style-name="ce5"/>
          <table:table-cell table:style-name="ce25" office:value-type="string">
            <text:p>TECH_CASTLE_CONSTRUCTION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98">
            <text:p>98</text:p>
          </table:table-cell>
          <table:table-cell table:style-name="ce25" office:value-type="float" office:value="3">
            <text:p>3</text:p>
          </table:table-cell>
          <table:table-cell table:style-name="ce33" office:value-type="string">
            <text:p>Une enceinte de pierre taillées et maçonnées <text:s/>qui représente une défense digne et suffisante pour la plupart des seigneurs.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8];&quot;_&quot;;LOWER([.C58]);&quot;_&quot;;[.L58])" office:value-type="string" office:string-value="CA_wall_4">
            <text:p>CA_wall_4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</text:p>
          </table:table-cell>
          <table:table-cell table:number-columns-repeated="2" table:style-name="ce6" office:value-type="string">
            <text:p>Enceinte épaisse</text:p>
          </table:table-cell>
          <table:table-cell table:style-name="ce6" office:value-type="string">
            <text:p>grand</text:p>
          </table:table-cell>
          <table:table-cell table:formula="of:=VLOOKUP([.F58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58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58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58];[.$L$42:.$M$46];2;0)" office:value-type="float" office:value="1.5">
            <text:p>1,5</text:p>
          </table:table-cell>
          <table:table-cell table:style-name="ce12" table:formula="of:=ROUND(365*[.G58]*[.I58]*[.K58]*[.M58];-1)" office:value-type="float" office:value="770">
            <text:p>770</text:p>
          </table:table-cell>
          <table:table-cell table:formula="of:=ROUNDDOWN([.N58]/365;0)" office:value-type="float" office:value="2">
            <text:p>2</text:p>
          </table:table-cell>
          <table:table-cell table:style-name="ce15" table:formula="of:=ROUNDDOWN([.N58]/30-12*[.O58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58];[.$Q$43:.$R$45];2;0)" office:value-type="float" office:value="0.2">
            <text:p>0,2</text:p>
          </table:table-cell>
          <table:table-cell table:formula="of:=[.N58]*[.R58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58];[.$T$43:.$U$45];2;0)" office:value-type="float" office:value="1.5">
            <text:p>1,5</text:p>
          </table:table-cell>
          <table:table-cell table:formula="of:=+100*[.G58]*[.U58]*[.I58]" office:value-type="float" office:value="210">
            <text:p>210</text:p>
          </table:table-cell>
          <table:table-cell table:formula="of:=ROUNDDOWN([.S58]+[.V58];-1)" office:value-type="float" office:value="360">
            <text:p>360</text:p>
          </table:table-cell>
          <table:table-cell table:formula="of:=ROUNDDOWN(60*IF([.J58]=&quot;avec&quot;;1;0)*[.M58];-1)" office:value-type="float" office:value="0">
            <text:p>0</text:p>
          </table:table-cell>
          <table:table-cell table:style-name="ce18" table:formula="of:=CONCATENATE([.D58];&quot; est un &quot;;[.F58];&quot; bâtiment de &quot;;[.L58];&quot; construit en &quot;;[.T58];&quot;. Il a été érigé par des &quot;;[.Q58];&quot; payés &quot;;[.R58];&quot; ducats par jour. Sa construction a duré &quot;;[.O58];&quot; an(s) et &quot;;[.P58];&quot; mois, et a coûté &quot;;[.W58];&quot; ducats et &quot;;[.X58];&quot; de prestige. &quot;)" office:value-type="string" office:string-value="Enceinte épaisse est un grand bâtiment de 4 construit en p taillée. Il a été érigé par des maçons payés 0,2 ducats par jour. Sa construction a duré 2 an(s) et 1 mois, et a coûté 360 ducats et 0 de prestige. ">
            <text:p>Enceinte épaisse est un grand bâtiment de 4 construit en p taillée. Il a été érigé par des maçons payés 0,2 ducats par jour. Sa construction a duré 2 an(s) et 1 mois, et a coûté 360 ducats et 0 de prestige. </text:p>
          </table:table-cell>
          <table:table-cell table:style-name="ce20" office:value-type="string">
            <text:p>fort_level</text:p>
          </table:table-cell>
          <table:table-cell office:value-type="float" office:value="0.5">
            <text:p>0,5</text:p>
          </table:table-cell>
          <table:table-cell table:style-name="ce20" office:value-type="string">
            <text:p>tax_income</text:p>
          </table:table-cell>
          <table:table-cell office:value-type="float" office:value="-0.3">
            <text:p>-0,3</text:p>
          </table:table-cell>
          <table:table-cell table:number-columns-repeated="5"/>
          <table:table-cell office:value-type="string">
            <text:p>BOURGFEODAL</text:p>
          </table:table-cell>
          <table:table-cell table:style-name="ce5"/>
          <table:table-cell table:style-name="ce24"/>
          <table:table-cell table:style-name="ce5" table:formula="of:=[.A57]" office:value-type="string" office:string-value="CA_wall_3">
            <text:p>CA_wall_3</text:p>
          </table:table-cell>
          <table:table-cell/>
          <table:table-cell table:style-name="ce5"/>
          <table:table-cell table:style-name="ce25" office:value-type="string">
            <text:p>TECH_CASTLE_CONSTRUCTION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97">
            <text:p>97</text:p>
          </table:table-cell>
          <table:table-cell table:style-name="ce25" office:value-type="float" office:value="10">
            <text:p>10</text:p>
          </table:table-cell>
          <table:table-cell table:style-name="ce33" office:value-type="string">
            <text:p>Une véritable enceinte faite pour résister à l'ennemi et au machines de siège.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9];&quot;_&quot;;LOWER([.C59]);&quot;_&quot;;[.L59])" office:value-type="string" office:string-value="CA_wall_5">
            <text:p>CA_wall_5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</text:p>
          </table:table-cell>
          <table:table-cell table:number-columns-repeated="2" table:style-name="ce6" office:value-type="string">
            <text:p>Grande enceinte</text:p>
          </table:table-cell>
          <table:table-cell table:style-name="ce6" office:value-type="string">
            <text:p>grand</text:p>
          </table:table-cell>
          <table:table-cell table:formula="of:=VLOOKUP([.F59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59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9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59];[.$L$42:.$M$46];2;0)" office:value-type="float" office:value="2">
            <text:p>2</text:p>
          </table:table-cell>
          <table:table-cell table:style-name="ce12" table:formula="of:=ROUND(365*[.G59]*[.I59]*[.K59]*[.M59];-1)" office:value-type="float" office:value="1460">
            <text:p>1460</text:p>
          </table:table-cell>
          <table:table-cell table:formula="of:=ROUNDDOWN([.N59]/365;0)" office:value-type="float" office:value="4">
            <text:p>4</text:p>
          </table:table-cell>
          <table:table-cell table:style-name="ce15" table:formula="of:=ROUNDDOWN([.N59]/30-12*[.O59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59];[.$Q$43:.$R$45];2;0)" office:value-type="float" office:value="0.2">
            <text:p>0,2</text:p>
          </table:table-cell>
          <table:table-cell table:formula="of:=[.N59]*[.R59]" office:value-type="float" office:value="292">
            <text:p>292</text:p>
          </table:table-cell>
          <table:table-cell table:style-name="ce6" office:value-type="string">
            <text:p>p taillée</text:p>
          </table:table-cell>
          <table:table-cell table:formula="of:=VLOOKUP([.T59];[.$T$43:.$U$45];2;0)" office:value-type="float" office:value="1.5">
            <text:p>1,5</text:p>
          </table:table-cell>
          <table:table-cell table:formula="of:=+100*[.G59]*[.U59]*[.I59]" office:value-type="float" office:value="300">
            <text:p>300</text:p>
          </table:table-cell>
          <table:table-cell table:formula="of:=ROUNDDOWN([.S59]+[.V59];-1)" office:value-type="float" office:value="590">
            <text:p>590</text:p>
          </table:table-cell>
          <table:table-cell table:formula="of:=ROUNDDOWN(60*IF([.J59]=&quot;avec&quot;;1;0)*[.M59];-1)" office:value-type="float" office:value="0">
            <text:p>0</text:p>
          </table:table-cell>
          <table:table-cell table:style-name="ce18" table:formula="of:=CONCATENATE([.D59];&quot; est un &quot;;[.F59];&quot; bâtiment de &quot;;[.L59];&quot; construit en &quot;;[.T59];&quot;. Il a été érigé par des &quot;;[.Q59];&quot; payés &quot;;[.R59];&quot; ducats par jour. Sa construction a duré &quot;;[.O59];&quot; an(s) et &quot;;[.P59];&quot; mois, et a coûté &quot;;[.W59];&quot; ducats et &quot;;[.X59];&quot; de prestige. &quot;)" office:value-type="string" office:string-value="Grande enceinte est un grand bâtiment de 5 construit en p taillée. Il a été érigé par des maçons payés 0,2 ducats par jour. Sa construction a duré 4 an(s) et 0 mois, et a coûté 590 ducats et 0 de prestige. ">
            <text:p>Grande enceinte est un grand bâtiment de 5 construit en p taillée. Il a été érigé par des maçons payés 0,2 ducats par jour. Sa construction a duré 4 an(s) et 0 mois, et a coûté 590 ducats et 0 de prestige. </text:p>
          </table:table-cell>
          <table:table-cell table:style-name="ce20" office:value-type="string">
            <text:p>fort_level</text:p>
          </table:table-cell>
          <table:table-cell office:value-type="float" office:value="0.5">
            <text:p>0,5</text:p>
          </table:table-cell>
          <table:table-cell table:style-name="ce20" office:value-type="string">
            <text:p>tax_income</text:p>
          </table:table-cell>
          <table:table-cell office:value-type="float" office:value="-0.4">
            <text:p>-0,4</text:p>
          </table:table-cell>
          <table:table-cell table:number-columns-repeated="6"/>
          <table:table-cell table:style-name="ce24" office:value-type="string">
            <text:p>FORT</text:p>
          </table:table-cell>
          <table:table-cell table:style-name="ce24"/>
          <table:table-cell table:style-name="ce5" table:formula="of:=[.A58]" office:value-type="string" office:string-value="CA_wall_4">
            <text:p>CA_wall_4</text:p>
          </table:table-cell>
          <table:table-cell/>
          <table:table-cell table:style-name="ce24"/>
          <table:table-cell table:style-name="ce25" office:value-type="string">
            <text:p>TECH_CASTLE_CONSTRUCTION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96">
            <text:p>96</text:p>
          </table:table-cell>
          <table:table-cell table:style-name="ce25" office:value-type="float" office:value="10">
            <text:p>10</text:p>
          </table:table-cell>
          <table:table-cell table:style-name="ce33" office:value-type="string">
            <text:p>Des murs en pierre bien épais, hérissés de créneaux et de tours. Qui oserait s'en prendre à nous derrière nos solides murailles ?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0];&quot;_&quot;;LOWER([.C60]);&quot;_&quot;;[.L60])" office:value-type="string" office:string-value="CA_con_wall_6">
            <text:p>CA_con_wall_6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con_wall</text:p>
          </table:table-cell>
          <table:table-cell table:style-name="ce6" office:value-type="string">
            <text:p>Murs Théodosiens</text:p>
          </table:table-cell>
          <table:table-cell table:style-name="ce6" office:value-type="string">
            <text:p>Theodesian walls</text:p>
          </table:table-cell>
          <table:table-cell table:style-name="ce6" office:value-type="string">
            <text:p>grand</text:p>
          </table:table-cell>
          <table:table-cell table:formula="of:=VLOOKUP([.F60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60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60];[.$J$43:.$K$44];2;0)" office:value-type="float" office:value="1.2">
            <text:p>1,2</text:p>
          </table:table-cell>
          <table:table-cell table:style-name="ce6"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12" table:formula="of:=ROUND(365*[.G60]*[.I60]*[.K60]*[.M60];-1)" office:value-type="float" office:value="1230">
            <text:p>1230</text:p>
          </table:table-cell>
          <table:table-cell table:formula="of:=ROUNDDOWN([.N60]/365;0)" office:value-type="float" office:value="3">
            <text:p>3</text:p>
          </table:table-cell>
          <table:table-cell table:style-name="ce15" table:formula="of:=ROUNDDOWN([.N60]/30-12*[.O60];0)" office:value-type="float" office:value="5">
            <text:p>5</text:p>
          </table:table-cell>
          <table:table-cell table:style-name="ce6" office:value-type="string">
            <text:p>maçons</text:p>
          </table:table-cell>
          <table:table-cell table:formula="of:=VLOOKUP([.Q60];[.$Q$43:.$R$45];2;0)" office:value-type="float" office:value="0.2">
            <text:p>0,2</text:p>
          </table:table-cell>
          <table:table-cell table:formula="of:=[.N60]*[.R60]" office:value-type="float" office:value="246">
            <text:p>246</text:p>
          </table:table-cell>
          <table:table-cell table:style-name="ce6" office:value-type="string">
            <text:p>p taillée</text:p>
          </table:table-cell>
          <table:table-cell table:formula="of:=VLOOKUP([.T60];[.$T$43:.$U$45];2;0)" office:value-type="float" office:value="1.5">
            <text:p>1,5</text:p>
          </table:table-cell>
          <table:table-cell table:formula="of:=+100*[.G60]*[.U60]*[.I60]" office:value-type="float" office:value="210">
            <text:p>210</text:p>
          </table:table-cell>
          <table:table-cell table:formula="of:=ROUNDDOWN([.S60]+[.V60];-1)" office:value-type="float" office:value="450">
            <text:p>450</text:p>
          </table:table-cell>
          <table:table-cell table:formula="of:=ROUNDDOWN(60*IF([.J60]=&quot;avec&quot;;1;0)*[.M60];-1)" office:value-type="float" office:value="120">
            <text:p>120</text:p>
          </table:table-cell>
          <table:table-cell table:style-name="ce18"/>
          <table:table-cell table:style-name="ce20" office:value-type="string">
            <text:p>fort_level</text:p>
          </table:table-cell>
          <table:table-cell office:value-type="float" office:value="0.2">
            <text:p>0,2</text:p>
          </table:table-cell>
          <table:table-cell table:style-name="ce20" office:value-type="string">
            <text:p>tax_income</text:p>
          </table:table-cell>
          <table:table-cell office:value-type="float" office:value="-0.2">
            <text:p>-0,2</text:p>
          </table:table-cell>
          <table:table-cell table:number-columns-repeated="4"/>
          <table:table-cell table:number-columns-repeated="2"/>
          <table:table-cell table:style-name="ce24" table:number-columns-repeated="2"/>
          <table:table-cell table:style-name="ce5" table:formula="of:=[.A59]" office:value-type="string" office:string-value="CA_wall_5">
            <text:p>CA_wall_5</text:p>
          </table:table-cell>
          <table:table-cell office:value-type="string">
            <text:p>FROMFROM = { title = b_constantinople }</text:p>
          </table:table-cell>
          <table:table-cell table:style-name="ce24"/>
          <table:table-cell table:style-name="ce25" office:value-type="string">
            <text:p>TECH_CASTLE_CONSTRUCTION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90">
            <text:p>90</text:p>
          </table:table-cell>
          <table:table-cell table:style-name="ce25" office:value-type="float" office:value="10">
            <text:p>10</text:p>
          </table:table-cell>
          <table:table-cell table:style-name="ce33" office:value-type="string">
            <text:p>Les murs théodosiens ont été érigés pendant le règne de l’empereur Théodose II au début du Ve siècle. Ces murs comptent parmi les plus formidables fortifications jamais construites par l’Homme.</text:p>
          </table:table-cell>
          <table:table-cell table:style-name="ce33" office:value-type="string">
            <text:p>The Theodosian Walls were built during the reign of Emperor Theodosius II in the early 5th century. They are some of the most formidable fortifications built by human hands.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2"/>
          <table:table-cell/>
          <table:table-cell table:style-name="ce15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8"/>
          <table:table-cell table:style-name="ce20"/>
          <table:table-cell/>
          <table:table-cell table:style-name="ce20"/>
          <table:table-cell table:number-columns-repeated="5"/>
          <table:table-cell table:number-columns-repeated="2"/>
          <table:table-cell table:style-name="ce24" table:number-columns-repeated="2"/>
          <table:table-cell table:style-name="ce5"/>
          <table:table-cell/>
          <table:table-cell table:style-name="ce24"/>
          <table:table-cell table:style-name="ce25" table:number-columns-repeated="2"/>
          <table:table-cell table:style-name="ce29"/>
          <table:table-cell table:style-name="ce25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62];&quot;_&quot;;LOWER([.C62]);&quot;_L&quot;;[.L62])" office:value-type="string" office:string-value="CA_tour_L1">
            <text:p>CA_tour_L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tour</text:p>
          </table:table-cell>
          <table:table-cell table:number-columns-repeated="2" table:style-name="ce6" office:value-type="string">
            <text:p>Tours en rondins</text:p>
          </table:table-cell>
          <table:table-cell table:style-name="ce6" office:value-type="string">
            <text:p>moyen</text:p>
          </table:table-cell>
          <table:table-cell table:formula="of:=VLOOKUP([.F62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62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2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62];[.$L$42:.$M$46];2;0)" office:value-type="float" office:value="0.5">
            <text:p>0,5</text:p>
          </table:table-cell>
          <table:table-cell table:style-name="ce12" table:formula="of:=ROUND(365*[.G62]*[.I62]*[.K62]*[.M62];-1)" office:value-type="float" office:value="270">
            <text:p>270</text:p>
          </table:table-cell>
          <table:table-cell table:formula="of:=ROUNDDOWN([.N62]/365;0)" office:value-type="float" office:value="0">
            <text:p>0</text:p>
          </table:table-cell>
          <table:table-cell table:style-name="ce15" table:formula="of:=ROUNDDOWN([.N62]/30-12*[.O62];0)" office:value-type="float" office:value="9">
            <text:p>9</text:p>
          </table:table-cell>
          <table:table-cell table:style-name="ce6" office:value-type="string">
            <text:p>ouvriers</text:p>
          </table:table-cell>
          <table:table-cell table:formula="of:=VLOOKUP([.Q62];[.$Q$43:.$R$45];2;0)" office:value-type="float" office:value="0.1">
            <text:p>0,1</text:p>
          </table:table-cell>
          <table:table-cell table:formula="of:=[.N62]*[.R62]" office:value-type="float" office:value="27">
            <text:p>27</text:p>
          </table:table-cell>
          <table:table-cell table:style-name="ce6" office:value-type="string">
            <text:p>bois</text:p>
          </table:table-cell>
          <table:table-cell table:formula="of:=VLOOKUP([.T62];[.$T$43:.$U$45];2;0)" office:value-type="float" office:value="1">
            <text:p>1</text:p>
          </table:table-cell>
          <table:table-cell table:formula="of:=+100*[.G62]*[.U62]*[.I62]" office:value-type="float" office:value="150">
            <text:p>150</text:p>
          </table:table-cell>
          <table:table-cell table:formula="of:=ROUNDDOWN([.S62]+[.V62];-1)" office:value-type="float" office:value="170">
            <text:p>170</text:p>
          </table:table-cell>
          <table:table-cell table:formula="of:=ROUNDDOWN(60*IF([.J62]=&quot;avec&quot;;1;0)*[.M62];-1)" office:value-type="float" office:value="0">
            <text:p>0</text:p>
          </table:table-cell>
          <table:table-cell table:style-name="ce18" table:formula="of:=CONCATENATE([.D62];&quot; est un &quot;;[.F62];&quot; bâtiment de &quot;;[.L62];&quot; construit en &quot;;[.T62];&quot;. Il a été érigé par des &quot;;[.Q62];&quot; payés &quot;;[.R62];&quot; ducats par jour. Sa construction a duré &quot;;[.O62];&quot; an(s) et &quot;;[.P62];&quot; mois, et a coûté &quot;;[.W62];&quot; ducats et &quot;;[.X62];&quot; de prestige. &quot;)" office:value-type="string" office:string-value="Tours en rondins est un moyen bâtiment de 1 construit en bois. Il a été érigé par des ouvriers payés 0,1 ducats par jour. Sa construction a duré 0 an(s) et 9 mois, et a coûté 170 ducats et 0 de prestige. ">
            <text:p>Tours en rondins est un moyen bâtiment de 1 construit en bois. Il a été érigé par des ouvriers payés 0,1 ducats par jour. Sa construction a duré 0 an(s) et 9 mois, et a coûté 170 ducats et 0 de prestige. </text:p>
          </table:table-cell>
          <table:table-cell table:style-name="ce20" office:value-type="string">
            <text:p>fort_level</text:p>
          </table:table-cell>
          <table:table-cell office:value-type="float" office:value="0.2">
            <text:p>0,2</text:p>
          </table:table-cell>
          <table:table-cell table:style-name="ce20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office:value-type="string">
            <text:p>archers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24"/>
          <table:table-cell table:number-columns-repeated="2" table:style-name="ce5"/>
          <table:table-cell/>
          <table:table-cell table:style-name="ce5"/>
          <table:table-cell table:style-name="ce25" office:value-type="string">
            <text:p>TECH_CASTLE_CONSTRUCTION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98">
            <text:p>98</text:p>
          </table:table-cell>
          <table:table-cell table:style-name="ce25" office:value-type="float" office:value="2">
            <text:p>2</text:p>
          </table:table-cell>
          <table:table-cell table:style-name="ce33" office:value-type="string">
            <text:p>bla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3];&quot;_&quot;;LOWER([.C63]);&quot;_L&quot;;[.L63])" office:value-type="string" office:string-value="CA_tour_L2">
            <text:p>CA_tour_L2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tour</text:p>
          </table:table-cell>
          <table:table-cell table:number-columns-repeated="2" table:style-name="ce6" office:value-type="string">
            <text:p>Tours en pierre</text:p>
          </table:table-cell>
          <table:table-cell table:style-name="ce6" office:value-type="string">
            <text:p>moyen</text:p>
          </table:table-cell>
          <table:table-cell table:formula="of:=VLOOKUP([.F63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6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3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63];[.$L$42:.$M$46];2;0)" office:value-type="float" office:value="1">
            <text:p>1</text:p>
          </table:table-cell>
          <table:table-cell table:style-name="ce12" table:formula="of:=ROUND(365*[.G63]*[.I63]*[.K63]*[.M63];-1)" office:value-type="float" office:value="550">
            <text:p>550</text:p>
          </table:table-cell>
          <table:table-cell table:formula="of:=ROUNDDOWN([.N63]/365;0)" office:value-type="float" office:value="1">
            <text:p>1</text:p>
          </table:table-cell>
          <table:table-cell table:style-name="ce15" table:formula="of:=ROUNDDOWN([.N63]/30-12*[.O63];0)" office:value-type="float" office:value="6">
            <text:p>6</text:p>
          </table:table-cell>
          <table:table-cell table:style-name="ce6" office:value-type="string">
            <text:p>ouvriers</text:p>
          </table:table-cell>
          <table:table-cell table:formula="of:=VLOOKUP([.Q63];[.$Q$43:.$R$45];2;0)" office:value-type="float" office:value="0.1">
            <text:p>0,1</text:p>
          </table:table-cell>
          <table:table-cell table:formula="of:=[.N63]*[.R63]" office:value-type="float" office:value="55">
            <text:p>55</text:p>
          </table:table-cell>
          <table:table-cell table:style-name="ce6" office:value-type="string">
            <text:p>pierre</text:p>
          </table:table-cell>
          <table:table-cell table:formula="of:=VLOOKUP([.T63];[.$T$43:.$U$45];2;0)" office:value-type="float" office:value="1.1">
            <text:p>1,1</text:p>
          </table:table-cell>
          <table:table-cell table:formula="of:=+100*[.G63]*[.U63]*[.I63]" office:value-type="float" office:value="165">
            <text:p>165</text:p>
          </table:table-cell>
          <table:table-cell table:formula="of:=ROUNDDOWN([.S63]+[.V63];-1)" office:value-type="float" office:value="220">
            <text:p>220</text:p>
          </table:table-cell>
          <table:table-cell table:formula="of:=ROUNDDOWN(60*IF([.J63]=&quot;avec&quot;;1;0)*[.M63];-1)" office:value-type="float" office:value="0">
            <text:p>0</text:p>
          </table:table-cell>
          <table:table-cell table:style-name="ce18" table:formula="of:=CONCATENATE([.D63];&quot; est un &quot;;[.F63];&quot; bâtiment de &quot;;[.L63];&quot; construit en &quot;;[.T63];&quot;. Il a été érigé par des &quot;;[.Q63];&quot; payés &quot;;[.R63];&quot; ducats par jour. Sa construction a duré &quot;;[.O63];&quot; an(s) et &quot;;[.P63];&quot; mois, et a coûté &quot;;[.W63];&quot; ducats et &quot;;[.X63];&quot; de prestige. &quot;)" office:value-type="string" office:string-value="Tours en pierre est un moyen bâtiment de 2 construit en pierre. Il a été érigé par des ouvriers payés 0,1 ducats par jour. Sa construction a duré 1 an(s) et 6 mois, et a coûté 220 ducats et 0 de prestige. ">
            <text:p>Tours en pierre est un moyen bâtiment de 2 construit en pierre. Il a été érigé par des ouvriers payés 0,1 ducats par jour. Sa construction a duré 1 an(s) et 6 mois, et a coûté 220 ducats et 0 de prestige. </text:p>
          </table:table-cell>
          <table:table-cell table:style-name="ce20" office:value-type="string">
            <text:p>fort_level</text:p>
          </table:table-cell>
          <table:table-cell office:value-type="float" office:value="0.3">
            <text:p>0,3</text:p>
          </table:table-cell>
          <table:table-cell table:style-name="ce20" office:value-type="string">
            <text:p>tax_income</text:p>
          </table:table-cell>
          <table:table-cell table:style-name="ce22" office:value-type="float" office:value="-0.2">
            <text:p>-0,2</text:p>
          </table:table-cell>
          <table:table-cell office:value-type="string">
            <text:p>archers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5"/>
          <table:table-cell table:style-name="ce24"/>
          <table:table-cell table:style-name="ce5" table:formula="of:=[.A62]" office:value-type="string" office:string-value="CA_tour_L1">
            <text:p>CA_tour_L1</text:p>
          </table:table-cell>
          <table:table-cell/>
          <table:table-cell table:style-name="ce5"/>
          <table:table-cell table:style-name="ce25" office:value-type="string">
            <text:p>TECH_CASTLE_CONSTRUCTION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97">
            <text:p>97</text:p>
          </table:table-cell>
          <table:table-cell table:style-name="ce25" office:value-type="float" office:value="3">
            <text:p>3</text:p>
          </table:table-cell>
          <table:table-cell table:style-name="ce33" office:value-type="string">
            <text:p>bla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4];&quot;_&quot;;LOWER([.C64]);&quot;_L&quot;;[.L64])" office:value-type="string" office:string-value="CA_tour_L3">
            <text:p>CA_tour_L3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tour</text:p>
          </table:table-cell>
          <table:table-cell table:number-columns-repeated="2" table:style-name="ce6" office:value-type="string">
            <text:p>Tours en pierre maçonnée</text:p>
          </table:table-cell>
          <table:table-cell table:style-name="ce6" office:value-type="string">
            <text:p>moyen</text:p>
          </table:table-cell>
          <table:table-cell table:formula="of:=VLOOKUP([.F64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64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64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64];[.$L$42:.$M$46];2;0)" office:value-type="float" office:value="1.25">
            <text:p>1,25</text:p>
          </table:table-cell>
          <table:table-cell table:style-name="ce12" table:formula="of:=ROUND(365*[.G64]*[.I64]*[.K64]*[.M64];-1)" office:value-type="float" office:value="480">
            <text:p>480</text:p>
          </table:table-cell>
          <table:table-cell table:formula="of:=ROUNDDOWN([.N64]/365;0)" office:value-type="float" office:value="1">
            <text:p>1</text:p>
          </table:table-cell>
          <table:table-cell table:style-name="ce15" table:formula="of:=ROUNDDOWN([.N64]/30-12*[.O64];0)" office:value-type="float" office:value="4">
            <text:p>4</text:p>
          </table:table-cell>
          <table:table-cell table:style-name="ce6" office:value-type="string">
            <text:p>maçons</text:p>
          </table:table-cell>
          <table:table-cell table:formula="of:=VLOOKUP([.Q64];[.$Q$43:.$R$45];2;0)" office:value-type="float" office:value="0.2">
            <text:p>0,2</text:p>
          </table:table-cell>
          <table:table-cell table:formula="of:=[.N64]*[.R64]" office:value-type="float" office:value="96">
            <text:p>96</text:p>
          </table:table-cell>
          <table:table-cell table:style-name="ce6" office:value-type="string">
            <text:p>p taillée</text:p>
          </table:table-cell>
          <table:table-cell table:formula="of:=VLOOKUP([.T64];[.$T$43:.$U$45];2;0)" office:value-type="float" office:value="1.5">
            <text:p>1,5</text:p>
          </table:table-cell>
          <table:table-cell table:formula="of:=+100*[.G64]*[.U64]*[.I64]" office:value-type="float" office:value="157.5">
            <text:p>157,5</text:p>
          </table:table-cell>
          <table:table-cell table:formula="of:=ROUNDDOWN([.S64]+[.V64];-1)" office:value-type="float" office:value="250">
            <text:p>250</text:p>
          </table:table-cell>
          <table:table-cell table:formula="of:=ROUNDDOWN(60*IF([.J64]=&quot;avec&quot;;1;0)*[.M64];-1)" office:value-type="float" office:value="0">
            <text:p>0</text:p>
          </table:table-cell>
          <table:table-cell table:style-name="ce18" table:formula="of:=CONCATENATE([.D64];&quot; est un &quot;;[.F64];&quot; bâtiment de &quot;;[.L64];&quot; construit en &quot;;[.T64];&quot;. Il a été érigé par des &quot;;[.Q64];&quot; payés &quot;;[.R64];&quot; ducats par jour. Sa construction a duré &quot;;[.O64];&quot; an(s) et &quot;;[.P64];&quot; mois, et a coûté &quot;;[.W64];&quot; ducats et &quot;;[.X64];&quot; de prestige. &quot;)" office:value-type="string" office:string-value="Tours en pierre maçonnée est un moyen bâtiment de 3 construit en p taillée. Il a été érigé par des maçons payés 0,2 ducats par jour. Sa construction a duré 1 an(s) et 4 mois, et a coûté 250 ducats et 0 de prestige. ">
            <text:p>Tours en pierre maçonnée est un moyen bâtiment de 3 construit en p taillée. Il a été érigé par des maçons payés 0,2 ducats par jour. Sa construction a duré 1 an(s) et 4 mois, et a coûté 250 ducats et 0 de prestige. </text:p>
          </table:table-cell>
          <table:table-cell table:style-name="ce20" office:value-type="string">
            <text:p>fort_level</text:p>
          </table:table-cell>
          <table:table-cell office:value-type="float" office:value="0.2">
            <text:p>0,2</text:p>
          </table:table-cell>
          <table:table-cell table:style-name="ce20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office:value-type="string">
            <text:p>archers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BOURGFEODAL</text:p>
          </table:table-cell>
          <table:table-cell table:style-name="ce5"/>
          <table:table-cell table:style-name="ce24"/>
          <table:table-cell table:style-name="ce5" table:formula="of:=[.A63]" office:value-type="string" office:string-value="CA_tour_L2">
            <text:p>CA_tour_L2</text:p>
          </table:table-cell>
          <table:table-cell/>
          <table:table-cell table:style-name="ce24"/>
          <table:table-cell table:style-name="ce25" office:value-type="string">
            <text:p>TECH_CASTLE_CONSTRUCTION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96">
            <text:p>96</text:p>
          </table:table-cell>
          <table:table-cell table:style-name="ce25" office:value-type="float" office:value="10">
            <text:p>10</text:p>
          </table:table-cell>
          <table:table-cell table:style-name="ce33" office:value-type="string">
            <text:p>bla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5];&quot;_&quot;;LOWER([.C65]);&quot;_L&quot;;[.L65])" office:value-type="string" office:string-value="CA_tour_L4">
            <text:p>CA_tour_L4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tour</text:p>
          </table:table-cell>
          <table:table-cell table:number-columns-repeated="2" table:style-name="ce6" office:value-type="string">
            <text:p>Tours rondes</text:p>
          </table:table-cell>
          <table:table-cell table:style-name="ce6" office:value-type="string">
            <text:p>moyen</text:p>
          </table:table-cell>
          <table:table-cell table:formula="of:=VLOOKUP([.F65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65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65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65];[.$L$42:.$M$46];2;0)" office:value-type="float" office:value="1.5">
            <text:p>1,5</text:p>
          </table:table-cell>
          <table:table-cell table:style-name="ce12" table:formula="of:=ROUND(365*[.G65]*[.I65]*[.K65]*[.M65];-1)" office:value-type="float" office:value="690">
            <text:p>690</text:p>
          </table:table-cell>
          <table:table-cell table:formula="of:=ROUNDDOWN([.N65]/365;0)" office:value-type="float" office:value="1">
            <text:p>1</text:p>
          </table:table-cell>
          <table:table-cell table:style-name="ce15" table:formula="of:=ROUNDDOWN([.N65]/30-12*[.O65];0)" office:value-type="float" office:value="11">
            <text:p>11</text:p>
          </table:table-cell>
          <table:table-cell table:style-name="ce6" office:value-type="string">
            <text:p>maçons</text:p>
          </table:table-cell>
          <table:table-cell table:formula="of:=VLOOKUP([.Q65];[.$Q$43:.$R$45];2;0)" office:value-type="float" office:value="0.2">
            <text:p>0,2</text:p>
          </table:table-cell>
          <table:table-cell table:formula="of:=[.N65]*[.R65]" office:value-type="float" office:value="138">
            <text:p>138</text:p>
          </table:table-cell>
          <table:table-cell table:style-name="ce6" office:value-type="string">
            <text:p>p taillée</text:p>
          </table:table-cell>
          <table:table-cell table:formula="of:=VLOOKUP([.T65];[.$T$43:.$U$45];2;0)" office:value-type="float" office:value="1.5">
            <text:p>1,5</text:p>
          </table:table-cell>
          <table:table-cell table:formula="of:=+100*[.G65]*[.U65]*[.I65]" office:value-type="float" office:value="157.5">
            <text:p>157,5</text:p>
          </table:table-cell>
          <table:table-cell table:formula="of:=ROUNDDOWN([.S65]+[.V65];-1)" office:value-type="float" office:value="290">
            <text:p>290</text:p>
          </table:table-cell>
          <table:table-cell table:formula="of:=ROUNDDOWN(60*IF([.J65]=&quot;avec&quot;;1;0)*[.M65];-1)" office:value-type="float" office:value="90">
            <text:p>90</text:p>
          </table:table-cell>
          <table:table-cell table:style-name="ce18" table:formula="of:=CONCATENATE([.D65];&quot; est un &quot;;[.F65];&quot; bâtiment de &quot;;[.L65];&quot; construit en &quot;;[.T65];&quot;. Il a été érigé par des &quot;;[.Q65];&quot; payés &quot;;[.R65];&quot; ducats par jour. Sa construction a duré &quot;;[.O65];&quot; an(s) et &quot;;[.P65];&quot; mois, et a coûté &quot;;[.W65];&quot; ducats et &quot;;[.X65];&quot; de prestige. &quot;)" office:value-type="string" office:string-value="Tours rondes est un moyen bâtiment de 4 construit en p taillée. Il a été érigé par des maçons payés 0,2 ducats par jour. Sa construction a duré 1 an(s) et 11 mois, et a coûté 290 ducats et 90 de prestige. ">
            <text:p>Tours rondes est un moyen bâtiment de 4 construit en p taillée. Il a été érigé par des maçons payés 0,2 ducats par jour. Sa construction a duré 1 an(s) et 11 mois, et a coûté 290 ducats et 90 de prestige. </text:p>
          </table:table-cell>
          <table:table-cell table:style-name="ce20" office:value-type="string">
            <text:p>fort_level</text:p>
          </table:table-cell>
          <table:table-cell office:value-type="float" office:value="0.3">
            <text:p>0,3</text:p>
          </table:table-cell>
          <table:table-cell table:style-name="ce20" office:value-type="string">
            <text:p>tax_income</text:p>
          </table:table-cell>
          <table:table-cell table:style-name="ce22" office:value-type="float" office:value="-0.2">
            <text:p>-0,2</text:p>
          </table:table-cell>
          <table:table-cell office:value-type="string">
            <text:p>archers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24" office:value-type="string">
            <text:p>FORT</text:p>
          </table:table-cell>
          <table:table-cell table:style-name="ce5"/>
          <table:table-cell table:style-name="ce5" table:formula="of:=[.A64]" office:value-type="string" office:string-value="CA_tour_L3">
            <text:p>CA_tour_L3</text:p>
          </table:table-cell>
          <table:table-cell/>
          <table:table-cell table:style-name="ce5"/>
          <table:table-cell table:style-name="ce25" office:value-type="string">
            <text:p>TECH_CASTLE_CONSTRUCTION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95">
            <text:p>95</text:p>
          </table:table-cell>
          <table:table-cell table:style-name="ce25" office:value-type="float" office:value="10">
            <text:p>10</text:p>
          </table:table-cell>
          <table:table-cell table:style-name="ce33" office:value-type="string">
            <text:p>bla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2"/>
          <table:table-cell/>
          <table:table-cell table:style-name="ce15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8"/>
          <table:table-cell table:style-name="ce20"/>
          <table:table-cell table:number-columns-repeated="5"/>
          <table:table-cell table:style-name="ce24" table:number-columns-repeated="2"/>
          <table:table-cell table:number-columns-repeated="2" table:style-name="ce24"/>
          <table:table-cell table:style-name="ce24"/>
          <table:table-cell table:style-name="ce5" table:number-columns-repeated="2"/>
          <table:table-cell/>
          <table:table-cell table:style-name="ce5"/>
          <table:table-cell table:style-name="ce25" table:number-columns-repeated="2"/>
          <table:table-cell table:style-name="ce29"/>
          <table:table-cell table:style-name="ce25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67];&quot;_&quot;;LOWER([.C67]);&quot;_L&quot;;[.L67])" office:value-type="string" office:string-value="CA_porte_L1">
            <text:p>CA_porte_L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porte</text:p>
          </table:table-cell>
          <table:table-cell table:number-columns-repeated="2" table:style-name="ce6" office:value-type="string">
            <text:p>Poste de Guet</text:p>
          </table:table-cell>
          <table:table-cell table:style-name="ce6" office:value-type="string">
            <text:p>petit</text:p>
          </table:table-cell>
          <table:table-cell table:formula="of:=VLOOKUP([.F67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67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7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67];[.$L$42:.$M$46];2;0)" office:value-type="float" office:value="0.5">
            <text:p>0,5</text:p>
          </table:table-cell>
          <table:table-cell table:style-name="ce12" table:formula="of:=ROUND(365*[.G67]*[.I67]*[.K67]*[.M67];-1)" office:value-type="float" office:value="180">
            <text:p>180</text:p>
          </table:table-cell>
          <table:table-cell table:formula="of:=ROUNDDOWN([.N67]/365;0)" office:value-type="float" office:value="0">
            <text:p>0</text:p>
          </table:table-cell>
          <table:table-cell table:style-name="ce15" table:formula="of:=ROUNDDOWN([.N67]/30-12*[.O67];0)" office:value-type="float" office:value="6">
            <text:p>6</text:p>
          </table:table-cell>
          <table:table-cell table:style-name="ce6" office:value-type="string">
            <text:p>ouvriers</text:p>
          </table:table-cell>
          <table:table-cell table:formula="of:=VLOOKUP([.Q67];[.$Q$43:.$R$45];2;0)" office:value-type="float" office:value="0.1">
            <text:p>0,1</text:p>
          </table:table-cell>
          <table:table-cell table:formula="of:=[.N67]*[.R67]" office:value-type="float" office:value="18">
            <text:p>18</text:p>
          </table:table-cell>
          <table:table-cell table:style-name="ce6" office:value-type="string">
            <text:p>bois</text:p>
          </table:table-cell>
          <table:table-cell table:formula="of:=VLOOKUP([.T67];[.$T$43:.$U$45];2;0)" office:value-type="float" office:value="1">
            <text:p>1</text:p>
          </table:table-cell>
          <table:table-cell table:formula="of:=+100*[.G67]*[.U67]*[.I67]" office:value-type="float" office:value="100">
            <text:p>100</text:p>
          </table:table-cell>
          <table:table-cell table:formula="of:=ROUNDDOWN([.S67]+[.V67];-1)" office:value-type="float" office:value="110">
            <text:p>110</text:p>
          </table:table-cell>
          <table:table-cell table:formula="of:=ROUNDDOWN(60*IF([.J67]=&quot;avec&quot;;1;0)*[.M67];-1)" office:value-type="float" office:value="0">
            <text:p>0</text:p>
          </table:table-cell>
          <table:table-cell table:style-name="ce18" table:formula="of:=CONCATENATE([.D67];&quot; est un &quot;;[.F67];&quot; bâtiment de &quot;;[.L67];&quot; construit en &quot;;[.T67];&quot;. Il a été érigé par des &quot;;[.Q67];&quot; payés &quot;;[.R67];&quot; ducats par jour. Sa construction a duré &quot;;[.O67];&quot; an(s) et &quot;;[.P67];&quot; mois, et a coûté &quot;;[.W67];&quot; ducats et &quot;;[.X67];&quot; de prestige. &quot;)" office:value-type="string" office:string-value="Poste de Guet est un petit bâtiment de 1 construit en bois. Il a été érigé par des ouvriers payés 0,1 ducats par jour. Sa construction a duré 0 an(s) et 6 mois, et a coûté 110 ducats et 0 de prestige. ">
            <text:p>Poste de Guet est un petit bâtiment de 1 construit en bois. Il a été érigé par des ouvriers payés 0,1 ducats par jour. Sa construction a duré 0 an(s) et 6 mois, et a coûté 110 ducats et 0 de prestige. </text:p>
          </table:table-cell>
          <table:table-cell table:style-name="ce20" office:value-type="string">
            <text:p>fort_level</text:p>
          </table:table-cell>
          <table:table-cell office:value-type="float" office:value="0.1">
            <text:p>0,1</text:p>
          </table:table-cell>
          <table:table-cell table:style-name="ce20"/>
          <table:table-cell table:style-name="ce22"/>
          <table:table-cell table:number-columns-repeated="2"/>
          <table:table-cell office:value-type="string">
            <text:p>light_infantry</text:p>
          </table:table-cell>
          <table:table-cell table:style-name="ce24" office:value-type="float" office:value="10">
            <text:p>10</text:p>
          </table:table-cell>
          <table:table-cell table:number-columns-repeated="2" table:style-name="ce24"/>
          <table:table-cell table:style-name="ce5"/>
          <table:table-cell table:style-name="ce24"/>
          <table:table-cell table:style-name="ce5"/>
          <table:table-cell/>
          <table:table-cell table:style-name="ce5"/>
          <table:table-cell table:style-name="ce25" office:value-type="string">
            <text:p>TECH_CASTLE_CONSTRUCTION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98">
            <text:p>98</text:p>
          </table:table-cell>
          <table:table-cell table:style-name="ce25" office:value-type="float" office:value="2">
            <text:p>2</text:p>
          </table:table-cell>
          <table:table-cell table:style-name="ce33" office:value-type="string">
            <text:p>bla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8];&quot;_&quot;;LOWER([.C68]);&quot;_L&quot;;[.L68])" office:value-type="string" office:string-value="CA_porte_L2">
            <text:p>CA_porte_L2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porte</text:p>
          </table:table-cell>
          <table:table-cell table:number-columns-repeated="2" table:style-name="ce6" office:value-type="string">
            <text:p>Tour de Guet</text:p>
          </table:table-cell>
          <table:table-cell table:style-name="ce6" office:value-type="string">
            <text:p>petit</text:p>
          </table:table-cell>
          <table:table-cell table:formula="of:=VLOOKUP([.F68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68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68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68];[.$L$42:.$M$46];2;0)" office:value-type="float" office:value="1">
            <text:p>1</text:p>
          </table:table-cell>
          <table:table-cell table:style-name="ce12" table:formula="of:=ROUND(365*[.G68]*[.I68]*[.K68]*[.M68];-1)" office:value-type="float" office:value="260">
            <text:p>260</text:p>
          </table:table-cell>
          <table:table-cell table:formula="of:=ROUNDDOWN([.N68]/365;0)" office:value-type="float" office:value="0">
            <text:p>0</text:p>
          </table:table-cell>
          <table:table-cell table:style-name="ce15" table:formula="of:=ROUNDDOWN([.N68]/30-12*[.O68];0)" office:value-type="float" office:value="8">
            <text:p>8</text:p>
          </table:table-cell>
          <table:table-cell table:style-name="ce6" office:value-type="string">
            <text:p>ouvriers</text:p>
          </table:table-cell>
          <table:table-cell table:formula="of:=VLOOKUP([.Q68];[.$Q$43:.$R$45];2;0)" office:value-type="float" office:value="0.1">
            <text:p>0,1</text:p>
          </table:table-cell>
          <table:table-cell table:formula="of:=[.N68]*[.R68]" office:value-type="float" office:value="26">
            <text:p>26</text:p>
          </table:table-cell>
          <table:table-cell table:style-name="ce6" office:value-type="string">
            <text:p>bois</text:p>
          </table:table-cell>
          <table:table-cell table:formula="of:=VLOOKUP([.T68];[.$T$43:.$U$45];2;0)" office:value-type="float" office:value="1">
            <text:p>1</text:p>
          </table:table-cell>
          <table:table-cell table:formula="of:=+100*[.G68]*[.U68]*[.I68]" office:value-type="float" office:value="70">
            <text:p>70</text:p>
          </table:table-cell>
          <table:table-cell table:formula="of:=ROUNDDOWN([.S68]+[.V68];-1)" office:value-type="float" office:value="90">
            <text:p>90</text:p>
          </table:table-cell>
          <table:table-cell table:formula="of:=ROUNDDOWN(60*IF([.J68]=&quot;avec&quot;;1;0)*[.M68];-1)" office:value-type="float" office:value="0">
            <text:p>0</text:p>
          </table:table-cell>
          <table:table-cell table:style-name="ce18" table:formula="of:=CONCATENATE([.D68];&quot; est un &quot;;[.F68];&quot; bâtiment de &quot;;[.L68];&quot; construit en &quot;;[.T68];&quot;. Il a été érigé par des &quot;;[.Q68];&quot; payés &quot;;[.R68];&quot; ducats par jour. Sa construction a duré &quot;;[.O68];&quot; an(s) et &quot;;[.P68];&quot; mois, et a coûté &quot;;[.W68];&quot; ducats et &quot;;[.X68];&quot; de prestige. &quot;)" office:value-type="string" office:string-value="Tour de Guet est un petit bâtiment de 2 construit en bois. Il a été érigé par des ouvriers payés 0,1 ducats par jour. Sa construction a duré 0 an(s) et 8 mois, et a coûté 90 ducats et 0 de prestige. ">
            <text:p>Tour de Guet est un petit bâtiment de 2 construit en bois. Il a été érigé par des ouvriers payés 0,1 ducats par jour. Sa construction a duré 0 an(s) et 8 mois, et a coûté 90 ducats et 0 de prestige. </text:p>
          </table:table-cell>
          <table:table-cell table:style-name="ce20" office:value-type="string">
            <text:p>fort_level</text:p>
          </table:table-cell>
          <table:table-cell office:value-type="float" office:value="0.2">
            <text:p>0,2</text:p>
          </table:table-cell>
          <table:table-cell table:style-name="ce20" office:value-type="string">
            <text:p>tax_income</text:p>
          </table:table-cell>
          <table:table-cell table:style-name="ce22" office:value-type="float" office:value="-0.2">
            <text:p>-0,2</text:p>
          </table:table-cell>
          <table:table-cell office:value-type="string">
            <text:p>garrison_size</text:p>
          </table:table-cell>
          <table:table-cell office:value-type="float" office:value="0.01">
            <text:p>0,01</text:p>
          </table:table-cell>
          <table:table-cell office:value-type="string">
            <text:p>light_infantry</text:p>
          </table:table-cell>
          <table:table-cell table:style-name="ce24" office:value-type="float" office:value="10">
            <text:p>10</text:p>
          </table:table-cell>
          <table:table-cell table:number-columns-repeated="4" table:style-name="ce24"/>
          <table:table-cell table:style-name="ce5" table:formula="of:=[.A67]" office:value-type="string" office:string-value="CA_porte_L1">
            <text:p>CA_porte_L1</text:p>
          </table:table-cell>
          <table:table-cell/>
          <table:table-cell table:style-name="ce24"/>
          <table:table-cell table:style-name="ce25" office:value-type="string">
            <text:p>TECH_CASTLE_CONSTRUCTION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97">
            <text:p>97</text:p>
          </table:table-cell>
          <table:table-cell table:style-name="ce25" office:value-type="float" office:value="3">
            <text:p>3</text:p>
          </table:table-cell>
          <table:table-cell table:style-name="ce33" office:value-type="string">
            <text:p>bla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9];&quot;_&quot;;LOWER([.C69]);&quot;_L&quot;;[.L69])" office:value-type="string" office:string-value="CA_porte_L3">
            <text:p>CA_porte_L3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porte</text:p>
          </table:table-cell>
          <table:table-cell table:number-columns-repeated="2" table:style-name="ce6" office:value-type="string">
            <text:p>Porte de Guet</text:p>
          </table:table-cell>
          <table:table-cell table:style-name="ce6" office:value-type="string">
            <text:p>moyen</text:p>
          </table:table-cell>
          <table:table-cell table:formula="of:=VLOOKUP([.F69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69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9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69];[.$L$42:.$M$46];2;0)" office:value-type="float" office:value="1.25">
            <text:p>1,25</text:p>
          </table:table-cell>
          <table:table-cell table:style-name="ce12" table:formula="of:=ROUND(365*[.G69]*[.I69]*[.K69]*[.M69];-1)" office:value-type="float" office:value="680">
            <text:p>680</text:p>
          </table:table-cell>
          <table:table-cell table:formula="of:=ROUNDDOWN([.N69]/365;0)" office:value-type="float" office:value="1">
            <text:p>1</text:p>
          </table:table-cell>
          <table:table-cell table:style-name="ce15" table:formula="of:=ROUNDDOWN([.N69]/30-12*[.O69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69];[.$Q$43:.$R$45];2;0)" office:value-type="float" office:value="0.2">
            <text:p>0,2</text:p>
          </table:table-cell>
          <table:table-cell table:formula="of:=[.N69]*[.R69]" office:value-type="float" office:value="136">
            <text:p>136</text:p>
          </table:table-cell>
          <table:table-cell table:style-name="ce6" office:value-type="string">
            <text:p>pierre</text:p>
          </table:table-cell>
          <table:table-cell table:formula="of:=VLOOKUP([.T69];[.$T$43:.$U$45];2;0)" office:value-type="float" office:value="1.1">
            <text:p>1,1</text:p>
          </table:table-cell>
          <table:table-cell table:formula="of:=+100*[.G69]*[.U69]*[.I69]" office:value-type="float" office:value="165">
            <text:p>165</text:p>
          </table:table-cell>
          <table:table-cell table:formula="of:=ROUNDDOWN([.S69]+[.V69];-1)" office:value-type="float" office:value="300">
            <text:p>300</text:p>
          </table:table-cell>
          <table:table-cell table:formula="of:=ROUNDDOWN(60*IF([.J69]=&quot;avec&quot;;1;0)*[.M69];-1)" office:value-type="float" office:value="0">
            <text:p>0</text:p>
          </table:table-cell>
          <table:table-cell table:style-name="ce18" table:formula="of:=CONCATENATE([.D69];&quot; est un &quot;;[.F69];&quot; bâtiment de &quot;;[.L69];&quot; construit en &quot;;[.T69];&quot;. Il a été érigé par des &quot;;[.Q69];&quot; payés &quot;;[.R69];&quot; ducats par jour. Sa construction a duré &quot;;[.O69];&quot; an(s) et &quot;;[.P69];&quot; mois, et a coûté &quot;;[.W69];&quot; ducats et &quot;;[.X69];&quot; de prestige. &quot;)" office:value-type="string" office:string-value="Porte de Guet est un moyen bâtiment de 3 construit en pierre. Il a été érigé par des maçons payés 0,2 ducats par jour. Sa construction a duré 1 an(s) et 10 mois, et a coûté 300 ducats et 0 de prestige. ">
            <text:p>Porte de Guet est un moyen bâtiment de 3 construit en pierre. Il a été érigé par des maçons payés 0,2 ducats par jour. Sa construction a duré 1 an(s) et 10 mois, et a coûté 300 ducats et 0 de prestige. </text:p>
          </table:table-cell>
          <table:table-cell table:style-name="ce20" office:value-type="string">
            <text:p>fort_level</text:p>
          </table:table-cell>
          <table:table-cell office:value-type="float" office:value="0.1">
            <text:p>0,1</text:p>
          </table:table-cell>
          <table:table-cell table:style-name="ce20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office:value-type="string">
            <text:p>garrison_size</text:p>
          </table:table-cell>
          <table:table-cell office:value-type="float" office:value="0.01">
            <text:p>0,01</text:p>
          </table:table-cell>
          <table:table-cell office:value-type="string">
            <text:p>light_infantry</text:p>
          </table:table-cell>
          <table:table-cell table:style-name="ce24" office:value-type="float" office:value="10">
            <text:p>10</text:p>
          </table:table-cell>
          <table:table-cell table:style-name="ce24"/>
          <table:table-cell office:value-type="string">
            <text:p>BOURGFEODAL</text:p>
          </table:table-cell>
          <table:table-cell table:number-columns-repeated="2" table:style-name="ce5"/>
          <table:table-cell table:style-name="ce5" table:formula="of:=[.A68]" office:value-type="string" office:string-value="CA_porte_L2">
            <text:p>CA_porte_L2</text:p>
          </table:table-cell>
          <table:table-cell/>
          <table:table-cell table:style-name="ce5"/>
          <table:table-cell table:style-name="ce25" office:value-type="string">
            <text:p>TECH_CASTLE_CONSTRUCTION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96">
            <text:p>96</text:p>
          </table:table-cell>
          <table:table-cell table:style-name="ce25" office:value-type="float" office:value="10">
            <text:p>10</text:p>
          </table:table-cell>
          <table:table-cell table:style-name="ce33" office:value-type="string">
            <text:p>bla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0];&quot;_&quot;;LOWER([.C70]);&quot;_L&quot;;[.L70])" office:value-type="string" office:string-value="CA_porte_L4">
            <text:p>CA_porte_L4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porte</text:p>
          </table:table-cell>
          <table:table-cell table:number-columns-repeated="2" table:style-name="ce6" office:value-type="string">
            <text:p>Porte Gardée</text:p>
          </table:table-cell>
          <table:table-cell table:style-name="ce6" office:value-type="string">
            <text:p>moyen</text:p>
          </table:table-cell>
          <table:table-cell table:formula="of:=VLOOKUP([.F70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70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70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70];[.$L$42:.$M$46];2;0)" office:value-type="float" office:value="1.5">
            <text:p>1,5</text:p>
          </table:table-cell>
          <table:table-cell table:style-name="ce12" table:formula="of:=ROUND(365*[.G70]*[.I70]*[.K70]*[.M70];-1)" office:value-type="float" office:value="690">
            <text:p>690</text:p>
          </table:table-cell>
          <table:table-cell table:formula="of:=ROUNDDOWN([.N70]/365;0)" office:value-type="float" office:value="1">
            <text:p>1</text:p>
          </table:table-cell>
          <table:table-cell table:style-name="ce15" table:formula="of:=ROUNDDOWN([.N70]/30-12*[.O70];0)" office:value-type="float" office:value="11">
            <text:p>11</text:p>
          </table:table-cell>
          <table:table-cell table:style-name="ce6" office:value-type="string">
            <text:p>maçons</text:p>
          </table:table-cell>
          <table:table-cell table:formula="of:=VLOOKUP([.Q70];[.$Q$43:.$R$45];2;0)" office:value-type="float" office:value="0.2">
            <text:p>0,2</text:p>
          </table:table-cell>
          <table:table-cell table:formula="of:=[.N70]*[.R70]" office:value-type="float" office:value="138">
            <text:p>138</text:p>
          </table:table-cell>
          <table:table-cell table:style-name="ce6" office:value-type="string">
            <text:p>p taillée</text:p>
          </table:table-cell>
          <table:table-cell table:formula="of:=VLOOKUP([.T70];[.$T$43:.$U$45];2;0)" office:value-type="float" office:value="1.5">
            <text:p>1,5</text:p>
          </table:table-cell>
          <table:table-cell table:formula="of:=+100*[.G70]*[.U70]*[.I70]" office:value-type="float" office:value="157.5">
            <text:p>157,5</text:p>
          </table:table-cell>
          <table:table-cell table:formula="of:=ROUNDDOWN([.S70]+[.V70];-1)" office:value-type="float" office:value="290">
            <text:p>290</text:p>
          </table:table-cell>
          <table:table-cell table:formula="of:=ROUNDDOWN(60*IF([.J70]=&quot;avec&quot;;1;0)*[.M70];-1)" office:value-type="float" office:value="90">
            <text:p>90</text:p>
          </table:table-cell>
          <table:table-cell table:style-name="ce18" table:formula="of:=CONCATENATE([.D70];&quot; est un &quot;;[.F70];&quot; bâtiment de &quot;;[.L70];&quot; construit en &quot;;[.T70];&quot;. Il a été érigé par des &quot;;[.Q70];&quot; payés &quot;;[.R70];&quot; ducats par jour. Sa construction a duré &quot;;[.O70];&quot; an(s) et &quot;;[.P70];&quot; mois, et a coûté &quot;;[.W70];&quot; ducats et &quot;;[.X70];&quot; de prestige. &quot;)" office:value-type="string" office:string-value="Porte Gardée est un moyen bâtiment de 4 construit en p taillée. Il a été érigé par des maçons payés 0,2 ducats par jour. Sa construction a duré 1 an(s) et 11 mois, et a coûté 290 ducats et 90 de prestige. ">
            <text:p>Porte Gardée est un moyen bâtiment de 4 construit en p taillée. Il a été érigé par des maçons payés 0,2 ducats par jour. Sa construction a duré 1 an(s) et 11 mois, et a coûté 290 ducats et 90 de prestige. </text:p>
          </table:table-cell>
          <table:table-cell table:style-name="ce20" office:value-type="string">
            <text:p>fort_level</text:p>
          </table:table-cell>
          <table:table-cell office:value-type="float" office:value="0.2">
            <text:p>0,2</text:p>
          </table:table-cell>
          <table:table-cell table:style-name="ce20" office:value-type="string">
            <text:p>tax_income</text:p>
          </table:table-cell>
          <table:table-cell table:style-name="ce22" office:value-type="float" office:value="-0.2">
            <text:p>-0,2</text:p>
          </table:table-cell>
          <table:table-cell office:value-type="string">
            <text:p>garrison_size</text:p>
          </table:table-cell>
          <table:table-cell office:value-type="float" office:value="0.01">
            <text:p>0,01</text:p>
          </table:table-cell>
          <table:table-cell office:value-type="string">
            <text:p>light_infantry</text:p>
          </table:table-cell>
          <table:table-cell table:style-name="ce24" office:value-type="float" office:value="20">
            <text:p>20</text:p>
          </table:table-cell>
          <table:table-cell table:style-name="ce24"/>
          <table:table-cell/>
          <table:table-cell table:style-name="ce24" office:value-type="string">
            <text:p>FORT</text:p>
          </table:table-cell>
          <table:table-cell table:style-name="ce24"/>
          <table:table-cell table:style-name="ce5" table:formula="of:=[.A69]" office:value-type="string" office:string-value="CA_porte_L3">
            <text:p>CA_porte_L3</text:p>
          </table:table-cell>
          <table:table-cell/>
          <table:table-cell table:style-name="ce5"/>
          <table:table-cell table:style-name="ce25" office:value-type="string">
            <text:p>TECH_CASTLE_CONSTRUCTION</text:p>
          </table:table-cell>
          <table:table-cell table:style-name="ce25" office:value-type="float" office:value="0">
            <text:p>0</text:p>
          </table:table-cell>
          <table:table-cell table:style-name="ce29" office:value-type="float" office:value="95">
            <text:p>95</text:p>
          </table:table-cell>
          <table:table-cell table:style-name="ce25" office:value-type="float" office:value="10">
            <text:p>10</text:p>
          </table:table-cell>
          <table:table-cell table:style-name="ce33" office:value-type="string">
            <text:p>bla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2"/>
          <table:table-cell/>
          <table:table-cell table:style-name="ce15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8"/>
          <table:table-cell table:number-columns-repeated="12"/>
          <table:table-cell table:style-name="ce5"/>
          <table:table-cell/>
          <table:table-cell table:style-name="ce24"/>
          <table:table-cell table:number-columns-repeated="4"/>
          <table:table-cell table:number-columns-repeated="2" table:style-name="ce33"/>
          <table:table-cell table:number-columns-repeated="978"/>
        </table:table-row>
        <table:table-row table:style-name="ro1">
          <table:table-cell table:formula="of:=CONCATENATE([.B72];&quot;_&quot;;LOWER([.C72]);&quot;_L&quot;;[.L72])" office:value-type="string" office:string-value="CA__L">
            <text:p>CA__L</text:p>
          </table:table-cell>
          <table:table-cell table:style-name="ce2" office:value-type="string">
            <text:p>CA</text:p>
          </table:table-cell>
          <table:table-cell table:style-name="ce2"/>
          <table:table-cell table:number-columns-repeated="3" table:style-name="ce6"/>
          <table:table-cell table:formula="of:=VLOOKUP([.F72];[.$F$43:.$G$46];2;0)" office:value-type="float" office:value="0">
            <text:p>#N/A</text:p>
          </table:table-cell>
          <table:table-cell table:style-name="ce6"/>
          <table:table-cell table:formula="of:=VLOOKUP([.H72];[.$H$43:.$I$44];2;0)" office:value-type="float" office:value="0">
            <text:p>#N/A</text:p>
          </table:table-cell>
          <table:table-cell table:style-name="ce6"/>
          <table:table-cell table:formula="of:=VLOOKUP([.J72];[.$J$43:.$K$44];2;0)" office:value-type="float" office:value="0">
            <text:p>#N/A</text:p>
          </table:table-cell>
          <table:table-cell table:style-name="ce6"/>
          <table:table-cell table:formula="of:=VLOOKUP([.L72];[.$L$42:.$M$46];2;0)" office:value-type="float" office:value="0">
            <text:p>#N/A</text:p>
          </table:table-cell>
          <table:table-cell table:style-name="ce12" table:formula="of:=ROUND(365*[.G72]*[.I72]*[.K72]*[.M72];-1)" office:value-type="float" office:value="0">
            <text:p>#N/A</text:p>
          </table:table-cell>
          <table:table-cell table:formula="of:=ROUNDDOWN([.N72]/365;0)" office:value-type="float" office:value="0">
            <text:p>#N/A</text:p>
          </table:table-cell>
          <table:table-cell table:style-name="ce15" table:formula="of:=ROUNDDOWN([.N72]/30-12*[.O72];0)" office:value-type="float" office:value="0">
            <text:p>#N/A</text:p>
          </table:table-cell>
          <table:table-cell table:style-name="ce6"/>
          <table:table-cell table:formula="of:=VLOOKUP([.Q72];[.$Q$43:.$R$45];2;0)" office:value-type="float" office:value="0">
            <text:p>#N/A</text:p>
          </table:table-cell>
          <table:table-cell table:formula="of:=[.N72]*[.R72]" office:value-type="float" office:value="0">
            <text:p>#N/A</text:p>
          </table:table-cell>
          <table:table-cell table:style-name="ce6"/>
          <table:table-cell table:formula="of:=VLOOKUP([.T72];[.$T$43:.$U$45];2;0)" office:value-type="float" office:value="0">
            <text:p>#N/A</text:p>
          </table:table-cell>
          <table:table-cell table:formula="of:=+100*[.G72]*[.U72]*[.I72]" office:value-type="float" office:value="0">
            <text:p>#N/A</text:p>
          </table:table-cell>
          <table:table-cell table:formula="of:=ROUNDDOWN([.S72]+[.V72];-1)" office:value-type="float" office:value="0">
            <text:p>#N/A</text:p>
          </table:table-cell>
          <table:table-cell table:formula="of:=ROUNDDOWN(60*IF([.J72]=&quot;avec&quot;;1;0)*[.M72];-1)" office:value-type="float" office:value="0">
            <text:p>#N/A</text:p>
          </table:table-cell>
          <table:table-cell table:style-name="ce18" table:formula="of:=CONCATENATE([.D72];&quot; est un &quot;;[.F72];&quot; bâtiment de &quot;;[.L72];&quot; construit en &quot;;[.T72];&quot;. Il a été érigé par des &quot;;[.Q72];&quot; payés &quot;;[.R72];&quot; ducats par jour. Sa construction a duré &quot;;[.O72];&quot; an(s) et &quot;;[.P72];&quot; mois, et a coûté &quot;;[.W72];&quot; ducats et &quot;;[.X72];&quot; de prestige. &quot;)" office:value-type="float" office:value="0">
            <text:p>#N/A</text:p>
          </table:table-cell>
          <table:table-cell table:number-columns-repeated="12"/>
          <table:table-cell table:style-name="ce5" table:formula="of:=[.A71]" office:value-type="float" office:value="0">
            <text:p>0</text:p>
          </table:table-cell>
          <table:table-cell/>
          <table:table-cell table:style-name="ce5"/>
          <table:table-cell table:number-columns-repeated="2" table:style-name="ce25"/>
          <table:table-cell table:style-name="ce29"/>
          <table:table-cell table:style-name="ce25"/>
          <table:table-cell table:style-name="ce33" office:value-type="string">
            <text:p>bla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3];&quot;_&quot;;LOWER([.C73]);&quot;_L&quot;;[.L73])" office:value-type="string" office:string-value="CA__L">
            <text:p>CA__L</text:p>
          </table:table-cell>
          <table:table-cell table:style-name="ce2" office:value-type="string">
            <text:p>CA</text:p>
          </table:table-cell>
          <table:table-cell table:style-name="ce2"/>
          <table:table-cell table:number-columns-repeated="3" table:style-name="ce6"/>
          <table:table-cell table:formula="of:=VLOOKUP([.F73];[.$F$43:.$G$46];2;0)" office:value-type="float" office:value="0">
            <text:p>#N/A</text:p>
          </table:table-cell>
          <table:table-cell table:style-name="ce6"/>
          <table:table-cell table:formula="of:=VLOOKUP([.H73];[.$H$43:.$I$44];2;0)" office:value-type="float" office:value="0">
            <text:p>#N/A</text:p>
          </table:table-cell>
          <table:table-cell table:style-name="ce6"/>
          <table:table-cell table:formula="of:=VLOOKUP([.J73];[.$J$43:.$K$44];2;0)" office:value-type="float" office:value="0">
            <text:p>#N/A</text:p>
          </table:table-cell>
          <table:table-cell table:style-name="ce6"/>
          <table:table-cell table:formula="of:=VLOOKUP([.L73];[.$L$42:.$M$46];2;0)" office:value-type="float" office:value="0">
            <text:p>#N/A</text:p>
          </table:table-cell>
          <table:table-cell table:style-name="ce12" table:formula="of:=ROUND(365*[.G73]*[.I73]*[.K73]*[.M73];-1)" office:value-type="float" office:value="0">
            <text:p>#N/A</text:p>
          </table:table-cell>
          <table:table-cell table:formula="of:=ROUNDDOWN([.N73]/365;0)" office:value-type="float" office:value="0">
            <text:p>#N/A</text:p>
          </table:table-cell>
          <table:table-cell table:style-name="ce15" table:formula="of:=ROUNDDOWN([.N73]/30-12*[.O73];0)" office:value-type="float" office:value="0">
            <text:p>#N/A</text:p>
          </table:table-cell>
          <table:table-cell table:style-name="ce6"/>
          <table:table-cell table:formula="of:=VLOOKUP([.Q73];[.$Q$43:.$R$45];2;0)" office:value-type="float" office:value="0">
            <text:p>#N/A</text:p>
          </table:table-cell>
          <table:table-cell table:formula="of:=[.N73]*[.R73]" office:value-type="float" office:value="0">
            <text:p>#N/A</text:p>
          </table:table-cell>
          <table:table-cell table:style-name="ce6"/>
          <table:table-cell table:formula="of:=VLOOKUP([.T73];[.$T$43:.$U$45];2;0)" office:value-type="float" office:value="0">
            <text:p>#N/A</text:p>
          </table:table-cell>
          <table:table-cell table:formula="of:=+100*[.G73]*[.U73]*[.I73]" office:value-type="float" office:value="0">
            <text:p>#N/A</text:p>
          </table:table-cell>
          <table:table-cell table:formula="of:=ROUNDDOWN([.S73]+[.V73];-1)" office:value-type="float" office:value="0">
            <text:p>#N/A</text:p>
          </table:table-cell>
          <table:table-cell table:formula="of:=ROUNDDOWN(60*IF([.J73]=&quot;avec&quot;;1;0)*[.M73];-1)" office:value-type="float" office:value="0">
            <text:p>#N/A</text:p>
          </table:table-cell>
          <table:table-cell table:style-name="ce18" table:formula="of:=CONCATENATE([.D73];&quot; est un &quot;;[.F73];&quot; bâtiment de &quot;;[.L73];&quot; construit en &quot;;[.T73];&quot;. Il a été érigé par des &quot;;[.Q73];&quot; payés &quot;;[.R73];&quot; ducats par jour. Sa construction a duré &quot;;[.O73];&quot; an(s) et &quot;;[.P73];&quot; mois, et a coûté &quot;;[.W73];&quot; ducats et &quot;;[.X73];&quot; de prestige. &quot;)" office:value-type="float" office:value="0">
            <text:p>#N/A</text:p>
          </table:table-cell>
          <table:table-cell table:number-columns-repeated="12"/>
          <table:table-cell table:style-name="ce5" table:formula="of:=[.A72]" office:value-type="string" office:string-value="CA__L">
            <text:p>CA__L</text:p>
          </table:table-cell>
          <table:table-cell/>
          <table:table-cell table:style-name="ce5"/>
          <table:table-cell table:number-columns-repeated="2" table:style-name="ce25"/>
          <table:table-cell table:style-name="ce29"/>
          <table:table-cell table:style-name="ce25"/>
          <table:table-cell table:style-name="ce33" office:value-type="string">
            <text:p>bla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4];&quot;_&quot;;LOWER([.C74]);&quot;_L&quot;;[.L74])" office:value-type="string" office:string-value="CA__L">
            <text:p>CA__L</text:p>
          </table:table-cell>
          <table:table-cell table:style-name="ce2" office:value-type="string">
            <text:p>CA</text:p>
          </table:table-cell>
          <table:table-cell table:style-name="ce2"/>
          <table:table-cell table:number-columns-repeated="3" table:style-name="ce6"/>
          <table:table-cell table:formula="of:=VLOOKUP([.F74];[.$F$43:.$G$46];2;0)" office:value-type="float" office:value="0">
            <text:p>#N/A</text:p>
          </table:table-cell>
          <table:table-cell table:style-name="ce6"/>
          <table:table-cell table:formula="of:=VLOOKUP([.H74];[.$H$43:.$I$44];2;0)" office:value-type="float" office:value="0">
            <text:p>#N/A</text:p>
          </table:table-cell>
          <table:table-cell table:style-name="ce6"/>
          <table:table-cell table:formula="of:=VLOOKUP([.J74];[.$J$43:.$K$44];2;0)" office:value-type="float" office:value="0">
            <text:p>#N/A</text:p>
          </table:table-cell>
          <table:table-cell table:style-name="ce6"/>
          <table:table-cell table:formula="of:=VLOOKUP([.L74];[.$L$42:.$M$46];2;0)" office:value-type="float" office:value="0">
            <text:p>#N/A</text:p>
          </table:table-cell>
          <table:table-cell table:style-name="ce12" table:formula="of:=ROUND(365*[.G74]*[.I74]*[.K74]*[.M74];-1)" office:value-type="float" office:value="0">
            <text:p>#N/A</text:p>
          </table:table-cell>
          <table:table-cell table:formula="of:=ROUNDDOWN([.N74]/365;0)" office:value-type="float" office:value="0">
            <text:p>#N/A</text:p>
          </table:table-cell>
          <table:table-cell table:style-name="ce15" table:formula="of:=ROUNDDOWN([.N74]/30-12*[.O74];0)" office:value-type="float" office:value="0">
            <text:p>#N/A</text:p>
          </table:table-cell>
          <table:table-cell table:style-name="ce6"/>
          <table:table-cell table:formula="of:=VLOOKUP([.Q74];[.$Q$43:.$R$45];2;0)" office:value-type="float" office:value="0">
            <text:p>#N/A</text:p>
          </table:table-cell>
          <table:table-cell table:formula="of:=[.N74]*[.R74]" office:value-type="float" office:value="0">
            <text:p>#N/A</text:p>
          </table:table-cell>
          <table:table-cell table:style-name="ce6"/>
          <table:table-cell table:formula="of:=VLOOKUP([.T74];[.$T$43:.$U$45];2;0)" office:value-type="float" office:value="0">
            <text:p>#N/A</text:p>
          </table:table-cell>
          <table:table-cell table:formula="of:=+100*[.G74]*[.U74]*[.I74]" office:value-type="float" office:value="0">
            <text:p>#N/A</text:p>
          </table:table-cell>
          <table:table-cell table:formula="of:=ROUNDDOWN([.S74]+[.V74];-1)" office:value-type="float" office:value="0">
            <text:p>#N/A</text:p>
          </table:table-cell>
          <table:table-cell table:formula="of:=ROUNDDOWN(60*IF([.J74]=&quot;avec&quot;;1;0)*[.M74];-1)" office:value-type="float" office:value="0">
            <text:p>#N/A</text:p>
          </table:table-cell>
          <table:table-cell table:style-name="ce18" table:formula="of:=CONCATENATE([.D74];&quot; est un &quot;;[.F74];&quot; bâtiment de &quot;;[.L74];&quot; construit en &quot;;[.T74];&quot;. Il a été érigé par des &quot;;[.Q74];&quot; payés &quot;;[.R74];&quot; ducats par jour. Sa construction a duré &quot;;[.O74];&quot; an(s) et &quot;;[.P74];&quot; mois, et a coûté &quot;;[.W74];&quot; ducats et &quot;;[.X74];&quot; de prestige. &quot;)" office:value-type="float" office:value="0">
            <text:p>#N/A</text:p>
          </table:table-cell>
          <table:table-cell table:number-columns-repeated="12"/>
          <table:table-cell table:style-name="ce5" table:formula="of:=[.A73]" office:value-type="string" office:string-value="CA__L">
            <text:p>CA__L</text:p>
          </table:table-cell>
          <table:table-cell/>
          <table:table-cell table:style-name="ce24"/>
          <table:table-cell table:number-columns-repeated="2" table:style-name="ce25"/>
          <table:table-cell table:style-name="ce29"/>
          <table:table-cell table:style-name="ce25"/>
          <table:table-cell table:style-name="ce33" office:value-type="string">
            <text:p>bla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5];&quot;_&quot;;LOWER([.C75]);&quot;_L&quot;;[.L75])" office:value-type="string" office:string-value="CA__L">
            <text:p>CA__L</text:p>
          </table:table-cell>
          <table:table-cell table:style-name="ce2" office:value-type="string">
            <text:p>CA</text:p>
          </table:table-cell>
          <table:table-cell table:style-name="ce2"/>
          <table:table-cell table:number-columns-repeated="3" table:style-name="ce6"/>
          <table:table-cell table:formula="of:=VLOOKUP([.F75];[.$F$43:.$G$46];2;0)" office:value-type="float" office:value="0">
            <text:p>#N/A</text:p>
          </table:table-cell>
          <table:table-cell table:style-name="ce6"/>
          <table:table-cell table:formula="of:=VLOOKUP([.H75];[.$H$43:.$I$44];2;0)" office:value-type="float" office:value="0">
            <text:p>#N/A</text:p>
          </table:table-cell>
          <table:table-cell table:style-name="ce6"/>
          <table:table-cell table:formula="of:=VLOOKUP([.J75];[.$J$43:.$K$44];2;0)" office:value-type="float" office:value="0">
            <text:p>#N/A</text:p>
          </table:table-cell>
          <table:table-cell table:style-name="ce6"/>
          <table:table-cell table:formula="of:=VLOOKUP([.L75];[.$L$42:.$M$46];2;0)" office:value-type="float" office:value="0">
            <text:p>#N/A</text:p>
          </table:table-cell>
          <table:table-cell table:style-name="ce12" table:formula="of:=ROUND(365*[.G75]*[.I75]*[.K75]*[.M75];-1)" office:value-type="float" office:value="0">
            <text:p>#N/A</text:p>
          </table:table-cell>
          <table:table-cell table:formula="of:=ROUNDDOWN([.N75]/365;0)" office:value-type="float" office:value="0">
            <text:p>#N/A</text:p>
          </table:table-cell>
          <table:table-cell table:style-name="ce15" table:formula="of:=ROUNDDOWN([.N75]/30-12*[.O75];0)" office:value-type="float" office:value="0">
            <text:p>#N/A</text:p>
          </table:table-cell>
          <table:table-cell table:style-name="ce6"/>
          <table:table-cell table:formula="of:=VLOOKUP([.Q75];[.$Q$43:.$R$45];2;0)" office:value-type="float" office:value="0">
            <text:p>#N/A</text:p>
          </table:table-cell>
          <table:table-cell table:formula="of:=[.N75]*[.R75]" office:value-type="float" office:value="0">
            <text:p>#N/A</text:p>
          </table:table-cell>
          <table:table-cell table:style-name="ce6"/>
          <table:table-cell table:formula="of:=VLOOKUP([.T75];[.$T$43:.$U$45];2;0)" office:value-type="float" office:value="0">
            <text:p>#N/A</text:p>
          </table:table-cell>
          <table:table-cell table:formula="of:=+100*[.G75]*[.U75]*[.I75]" office:value-type="float" office:value="0">
            <text:p>#N/A</text:p>
          </table:table-cell>
          <table:table-cell table:formula="of:=ROUNDDOWN([.S75]+[.V75];-1)" office:value-type="float" office:value="0">
            <text:p>#N/A</text:p>
          </table:table-cell>
          <table:table-cell table:formula="of:=ROUNDDOWN(60*IF([.J75]=&quot;avec&quot;;1;0)*[.M75];-1)" office:value-type="float" office:value="0">
            <text:p>#N/A</text:p>
          </table:table-cell>
          <table:table-cell table:style-name="ce18" table:formula="of:=CONCATENATE([.D75];&quot; est un &quot;;[.F75];&quot; bâtiment de &quot;;[.L75];&quot; construit en &quot;;[.T75];&quot;. Il a été érigé par des &quot;;[.Q75];&quot; payés &quot;;[.R75];&quot; ducats par jour. Sa construction a duré &quot;;[.O75];&quot; an(s) et &quot;;[.P75];&quot; mois, et a coûté &quot;;[.W75];&quot; ducats et &quot;;[.X75];&quot; de prestige. &quot;)" office:value-type="float" office:value="0">
            <text:p>#N/A</text:p>
          </table:table-cell>
          <table:table-cell table:number-columns-repeated="12"/>
          <table:table-cell table:style-name="ce5" table:formula="of:=[.A74]" office:value-type="string" office:string-value="CA__L">
            <text:p>CA__L</text:p>
          </table:table-cell>
          <table:table-cell/>
          <table:table-cell table:style-name="ce5"/>
          <table:table-cell table:number-columns-repeated="2" table:style-name="ce25"/>
          <table:table-cell table:style-name="ce29"/>
          <table:table-cell table:style-name="ce25"/>
          <table:table-cell table:style-name="ce33" office:value-type="string">
            <text:p>bla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6];&quot;_&quot;;LOWER([.C76]);&quot;_L&quot;;[.L76])" office:value-type="string" office:string-value="CA__L">
            <text:p>CA__L</text:p>
          </table:table-cell>
          <table:table-cell table:style-name="ce2" office:value-type="string">
            <text:p>CA</text:p>
          </table:table-cell>
          <table:table-cell table:style-name="ce2"/>
          <table:table-cell table:number-columns-repeated="3" table:style-name="ce6"/>
          <table:table-cell table:formula="of:=VLOOKUP([.F76];[.$F$43:.$G$46];2;0)" office:value-type="float" office:value="0">
            <text:p>#N/A</text:p>
          </table:table-cell>
          <table:table-cell table:style-name="ce6"/>
          <table:table-cell table:formula="of:=VLOOKUP([.H76];[.$H$43:.$I$44];2;0)" office:value-type="float" office:value="0">
            <text:p>#N/A</text:p>
          </table:table-cell>
          <table:table-cell table:style-name="ce6"/>
          <table:table-cell table:formula="of:=VLOOKUP([.J76];[.$J$43:.$K$44];2;0)" office:value-type="float" office:value="0">
            <text:p>#N/A</text:p>
          </table:table-cell>
          <table:table-cell table:style-name="ce6"/>
          <table:table-cell table:formula="of:=VLOOKUP([.L76];[.$L$42:.$M$46];2;0)" office:value-type="float" office:value="0">
            <text:p>#N/A</text:p>
          </table:table-cell>
          <table:table-cell table:style-name="ce12" table:formula="of:=ROUND(365*[.G76]*[.I76]*[.K76]*[.M76];-1)" office:value-type="float" office:value="0">
            <text:p>#N/A</text:p>
          </table:table-cell>
          <table:table-cell table:formula="of:=ROUNDDOWN([.N76]/365;0)" office:value-type="float" office:value="0">
            <text:p>#N/A</text:p>
          </table:table-cell>
          <table:table-cell table:style-name="ce15" table:formula="of:=ROUNDDOWN([.N76]/30-12*[.O76];0)" office:value-type="float" office:value="0">
            <text:p>#N/A</text:p>
          </table:table-cell>
          <table:table-cell table:style-name="ce6"/>
          <table:table-cell table:formula="of:=VLOOKUP([.Q76];[.$Q$43:.$R$45];2;0)" office:value-type="float" office:value="0">
            <text:p>#N/A</text:p>
          </table:table-cell>
          <table:table-cell table:formula="of:=[.N76]*[.R76]" office:value-type="float" office:value="0">
            <text:p>#N/A</text:p>
          </table:table-cell>
          <table:table-cell table:style-name="ce6"/>
          <table:table-cell table:formula="of:=VLOOKUP([.T76];[.$T$43:.$U$45];2;0)" office:value-type="float" office:value="0">
            <text:p>#N/A</text:p>
          </table:table-cell>
          <table:table-cell table:formula="of:=+100*[.G76]*[.U76]*[.I76]" office:value-type="float" office:value="0">
            <text:p>#N/A</text:p>
          </table:table-cell>
          <table:table-cell table:formula="of:=ROUNDDOWN([.S76]+[.V76];-1)" office:value-type="float" office:value="0">
            <text:p>#N/A</text:p>
          </table:table-cell>
          <table:table-cell table:formula="of:=ROUNDDOWN(60*IF([.J76]=&quot;avec&quot;;1;0)*[.M76];-1)" office:value-type="float" office:value="0">
            <text:p>#N/A</text:p>
          </table:table-cell>
          <table:table-cell table:style-name="ce18" table:formula="of:=CONCATENATE([.D76];&quot; est un &quot;;[.F76];&quot; bâtiment de &quot;;[.L76];&quot; construit en &quot;;[.T76];&quot;. Il a été érigé par des &quot;;[.Q76];&quot; payés &quot;;[.R76];&quot; ducats par jour. Sa construction a duré &quot;;[.O76];&quot; an(s) et &quot;;[.P76];&quot; mois, et a coûté &quot;;[.W76];&quot; ducats et &quot;;[.X76];&quot; de prestige. &quot;)" office:value-type="float" office:value="0">
            <text:p>#N/A</text:p>
          </table:table-cell>
          <table:table-cell table:number-columns-repeated="12"/>
          <table:table-cell table:style-name="ce5" table:formula="of:=[.A75]" office:value-type="string" office:string-value="CA__L">
            <text:p>CA__L</text:p>
          </table:table-cell>
          <table:table-cell/>
          <table:table-cell table:style-name="ce5"/>
          <table:table-cell table:number-columns-repeated="2" table:style-name="ce25"/>
          <table:table-cell table:style-name="ce29"/>
          <table:table-cell table:style-name="ce25"/>
          <table:table-cell table:style-name="ce33" office:value-type="string">
            <text:p>bla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7];&quot;_&quot;;LOWER([.C77]);&quot;_L&quot;;[.L77])" office:value-type="string" office:string-value="CA__L4">
            <text:p>CA__L4</text:p>
          </table:table-cell>
          <table:table-cell table:style-name="ce2" office:value-type="string">
            <text:p>CA</text:p>
          </table:table-cell>
          <table:table-cell table:style-name="ce2"/>
          <table:table-cell table:number-columns-repeated="3" table:style-name="ce6"/>
          <table:table-cell table:formula="of:=VLOOKUP([.F77];[.$F$43:.$G$46];2;0)" office:value-type="float" office:value="0">
            <text:p>#N/A</text:p>
          </table:table-cell>
          <table:table-cell table:style-name="ce6"/>
          <table:table-cell table:formula="of:=VLOOKUP([.H77];[.$H$43:.$I$44];2;0)" office:value-type="float" office:value="0">
            <text:p>#N/A</text:p>
          </table:table-cell>
          <table:table-cell table:style-name="ce6"/>
          <table:table-cell table:formula="of:=VLOOKUP([.J77];[.$J$43:.$K$44];2;0)" office:value-type="float" office:value="0">
            <text:p>#N/A</text:p>
          </table:table-cell>
          <table:table-cell table:style-name="ce6" office:value-type="float" office:value="4">
            <text:p>4</text:p>
          </table:table-cell>
          <table:table-cell table:formula="of:=VLOOKUP([.L77];[.$L$42:.$M$46];2;0)" office:value-type="float" office:value="1.5">
            <text:p>1,5</text:p>
          </table:table-cell>
          <table:table-cell table:style-name="ce12" table:formula="of:=ROUND(365*[.G77]*[.I77]*[.K77]*[.M77];-1)" office:value-type="float" office:value="0">
            <text:p>#N/A</text:p>
          </table:table-cell>
          <table:table-cell table:formula="of:=ROUNDDOWN([.N77]/365;0)" office:value-type="float" office:value="0">
            <text:p>#N/A</text:p>
          </table:table-cell>
          <table:table-cell table:style-name="ce15" table:formula="of:=ROUNDDOWN([.N77]/30-12*[.O77];0)" office:value-type="float" office:value="0">
            <text:p>#N/A</text:p>
          </table:table-cell>
          <table:table-cell table:style-name="ce6"/>
          <table:table-cell table:formula="of:=VLOOKUP([.Q77];[.$Q$43:.$R$45];2;0)" office:value-type="float" office:value="0">
            <text:p>#N/A</text:p>
          </table:table-cell>
          <table:table-cell table:formula="of:=[.N77]*[.R77]" office:value-type="float" office:value="0">
            <text:p>#N/A</text:p>
          </table:table-cell>
          <table:table-cell table:style-name="ce6"/>
          <table:table-cell table:formula="of:=VLOOKUP([.T77];[.$T$43:.$U$45];2;0)" office:value-type="float" office:value="0">
            <text:p>#N/A</text:p>
          </table:table-cell>
          <table:table-cell table:formula="of:=+100*[.G77]*[.U77]*[.I77]" office:value-type="float" office:value="0">
            <text:p>#N/A</text:p>
          </table:table-cell>
          <table:table-cell table:formula="of:=ROUNDDOWN([.S77]+[.V77];-1)" office:value-type="float" office:value="0">
            <text:p>#N/A</text:p>
          </table:table-cell>
          <table:table-cell table:formula="of:=ROUNDDOWN(60*IF([.J77]=&quot;avec&quot;;1;0)*[.M77];-1)" office:value-type="float" office:value="0">
            <text:p>0</text:p>
          </table:table-cell>
          <table:table-cell table:style-name="ce18" table:formula="of:=CONCATENATE([.D77];&quot; est un &quot;;[.F77];&quot; bâtiment de &quot;;[.L77];&quot; construit en &quot;;[.T77];&quot;. Il a été érigé par des &quot;;[.Q77];&quot; payés &quot;;[.R77];&quot; ducats par jour. Sa construction a duré &quot;;[.O77];&quot; an(s) et &quot;;[.P77];&quot; mois, et a coûté &quot;;[.W77];&quot; ducats et &quot;;[.X77];&quot; de prestige. &quot;)" office:value-type="float" office:value="0">
            <text:p>#N/A</text:p>
          </table:table-cell>
          <table:table-cell table:number-columns-repeated="12"/>
          <table:table-cell table:style-name="ce5" table:formula="of:=[.A76]" office:value-type="string" office:string-value="CA__L">
            <text:p>CA__L</text:p>
          </table:table-cell>
          <table:table-cell/>
          <table:table-cell table:style-name="ce24"/>
          <table:table-cell table:number-columns-repeated="2" table:style-name="ce25"/>
          <table:table-cell table:style-name="ce29"/>
          <table:table-cell table:style-name="ce25"/>
          <table:table-cell table:style-name="ce33" office:value-type="string">
            <text:p>bla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8];&quot;_&quot;;LOWER([.C78]);&quot;_L&quot;;[.L78])" office:value-type="string" office:string-value="CA_s_L5">
            <text:p>CA_s_L5</text:p>
          </table:table-cell>
          <table:table-cell table:style-name="ce2" office:value-type="string">
            <text:p>CA</text:p>
          </table:table-cell>
          <table:table-cell table:style-name="ce2" table:formula="of:=[.D78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moyen</text:p>
          </table:table-cell>
          <table:table-cell table:formula="of:=VLOOKUP([.F78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78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8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78];[.$L$42:.$M$46];2;0)" office:value-type="float" office:value="2">
            <text:p>2</text:p>
          </table:table-cell>
          <table:table-cell table:style-name="ce12" table:formula="of:=ROUND(365*[.G78]*[.I78]*[.K78]*[.M78];-1)" office:value-type="float" office:value="770">
            <text:p>770</text:p>
          </table:table-cell>
          <table:table-cell table:formula="of:=ROUNDDOWN([.N78]/365;0)" office:value-type="float" office:value="2">
            <text:p>2</text:p>
          </table:table-cell>
          <table:table-cell table:style-name="ce15" table:formula="of:=ROUNDDOWN([.N78]/30-12*[.O78];0)" office:value-type="float" office:value="1">
            <text:p>1</text:p>
          </table:table-cell>
          <table:table-cell table:style-name="ce6"/>
          <table:table-cell table:formula="of:=VLOOKUP([.Q78];[.$Q$43:.$R$45];2;0)" office:value-type="float" office:value="0">
            <text:p>#N/A</text:p>
          </table:table-cell>
          <table:table-cell table:formula="of:=[.N78]*[.R78]" office:value-type="float" office:value="0">
            <text:p>#N/A</text:p>
          </table:table-cell>
          <table:table-cell table:style-name="ce6" office:value-type="string">
            <text:p>p taillée</text:p>
          </table:table-cell>
          <table:table-cell table:formula="of:=VLOOKUP([.T78];[.$T$43:.$U$45];2;0)" office:value-type="float" office:value="1.5">
            <text:p>1,5</text:p>
          </table:table-cell>
          <table:table-cell table:formula="of:=+100*[.G78]*[.U78]*[.I78]" office:value-type="float" office:value="157.5">
            <text:p>157,5</text:p>
          </table:table-cell>
          <table:table-cell table:formula="of:=ROUNDDOWN([.S78]+[.V78];-1)" office:value-type="float" office:value="0">
            <text:p>#N/A</text:p>
          </table:table-cell>
          <table:table-cell table:formula="of:=ROUNDDOWN(60*IF([.J78]=&quot;avec&quot;;1;0)*[.M78];-1)" office:value-type="float" office:value="0">
            <text:p>0</text:p>
          </table:table-cell>
          <table:table-cell table:style-name="ce18" table:formula="of:=CONCATENATE([.D78];&quot; est un &quot;;[.F78];&quot; bâtiment de &quot;;[.L78];&quot; construit en &quot;;[.T78];&quot;. Il a été érigé par des &quot;;[.Q78];&quot; payés &quot;;[.R78];&quot; ducats par jour. Sa construction a duré &quot;;[.O78];&quot; an(s) et &quot;;[.P78];&quot; mois, et a coûté &quot;;[.W78];&quot; ducats et &quot;;[.X78];&quot; de prestige. &quot;)" office:value-type="float" office:value="0">
            <text:p>#N/A</text:p>
          </table:table-cell>
          <table:table-cell table:number-columns-repeated="12"/>
          <table:table-cell table:style-name="ce5" table:formula="of:=[.A77]" office:value-type="string" office:string-value="CA__L4">
            <text:p>CA__L4</text:p>
          </table:table-cell>
          <table:table-cell/>
          <table:table-cell table:style-name="ce5"/>
          <table:table-cell table:number-columns-repeated="2" table:style-name="ce25"/>
          <table:table-cell table:style-name="ce29"/>
          <table:table-cell table:style-name="ce25"/>
          <table:table-cell table:style-name="ce33" office:value-type="string">
            <text:p>bla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9];&quot;_&quot;;LOWER([.C79]);&quot;_L&quot;;[.L79])" office:value-type="string" office:string-value="CA_s_L1">
            <text:p>CA_s_L1</text:p>
          </table:table-cell>
          <table:table-cell table:style-name="ce2" office:value-type="string">
            <text:p>CA</text:p>
          </table:table-cell>
          <table:table-cell table:style-name="ce2" table:formula="of:=[.D79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moyen</text:p>
          </table:table-cell>
          <table:table-cell table:formula="of:=VLOOKUP([.F79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79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9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79];[.$L$42:.$M$46];2;0)" office:value-type="float" office:value="0.5">
            <text:p>0,5</text:p>
          </table:table-cell>
          <table:table-cell table:style-name="ce12" table:formula="of:=ROUND(365*[.G79]*[.I79]*[.K79]*[.M79];-1)" office:value-type="float" office:value="270">
            <text:p>270</text:p>
          </table:table-cell>
          <table:table-cell table:formula="of:=ROUNDDOWN([.N79]/365;0)" office:value-type="float" office:value="0">
            <text:p>0</text:p>
          </table:table-cell>
          <table:table-cell table:style-name="ce15" table:formula="of:=ROUNDDOWN([.N79]/30-12*[.O79];0)" office:value-type="float" office:value="9">
            <text:p>9</text:p>
          </table:table-cell>
          <table:table-cell table:style-name="ce6" office:value-type="string">
            <text:p>maçons</text:p>
          </table:table-cell>
          <table:table-cell table:formula="of:=VLOOKUP([.Q79];[.$Q$43:.$R$45];2;0)" office:value-type="float" office:value="0.2">
            <text:p>0,2</text:p>
          </table:table-cell>
          <table:table-cell table:formula="of:=[.N79]*[.R79]" office:value-type="float" office:value="54">
            <text:p>54</text:p>
          </table:table-cell>
          <table:table-cell table:style-name="ce6" office:value-type="string">
            <text:p>p taillée</text:p>
          </table:table-cell>
          <table:table-cell table:formula="of:=VLOOKUP([.T79];[.$T$43:.$U$45];2;0)" office:value-type="float" office:value="1.5">
            <text:p>1,5</text:p>
          </table:table-cell>
          <table:table-cell table:formula="of:=+100*[.G79]*[.U79]*[.I79]" office:value-type="float" office:value="225">
            <text:p>225</text:p>
          </table:table-cell>
          <table:table-cell table:formula="of:=ROUNDDOWN([.S79]+[.V79];-1)" office:value-type="float" office:value="270">
            <text:p>270</text:p>
          </table:table-cell>
          <table:table-cell table:formula="of:=ROUNDDOWN(60*IF([.J79]=&quot;avec&quot;;1;0)*[.M79];-1)" office:value-type="float" office:value="0">
            <text:p>0</text:p>
          </table:table-cell>
          <table:table-cell table:style-name="ce18" table:formula="of:=CONCATENATE([.D79];&quot; est un &quot;;[.F79];&quot; bâtiment de &quot;;[.L79];&quot; construit en &quot;;[.T79];&quot;. Il a été érigé par des &quot;;[.Q79];&quot; payés &quot;;[.R79];&quot; ducats par jour. Sa construction a duré &quot;;[.O79];&quot; an(s) et &quot;;[.P79];&quot; mois, et a coûté &quot;;[.W79];&quot; ducats et &quot;;[.X79];&quot; de prestige. &quot;)" office:value-type="string" office:string-value="S est un moyen bâtiment de 1 construit en p taillée. Il a été érigé par des maçons payés 0,2 ducats par jour. Sa construction a duré 0 an(s) et 9 mois, et a coûté 270 ducats et 0 de prestige. ">
            <text:p>S est un moyen bâtiment de 1 construit en p taillée. Il a été érigé par des maçons payés 0,2 ducats par jour. Sa construction a duré 0 an(s) et 9 mois, et a coûté 270 ducats et 0 de prestige. </text:p>
          </table:table-cell>
          <table:table-cell table:style-name="ce20" office:value-type="string">
            <text:p>garrison_size</text:p>
          </table:table-cell>
          <table:table-cell table:style-name="ce21" office:value-type="float" office:value="0.1">
            <text:p>0,10</text:p>
          </table:table-cell>
          <table:table-cell/>
          <table:table-cell table:style-name="ce21" office:value-type="float" office:value="0.1">
            <text:p>0,10</text:p>
          </table:table-cell>
          <table:table-cell table:style-name="ce23" office:value-type="string">
            <text:p>local_tax_modifier</text:p>
          </table:table-cell>
          <table:table-cell table:style-name="ce21" office:value-type="float" office:value="0.1">
            <text:p>0,10</text:p>
          </table:table-cell>
          <table:table-cell table:style-name="ce24" office:value-type="string">
            <text:p>heavy_infantry</text:p>
          </table:table-cell>
          <table:table-cell table:style-name="ce24" office:value-type="float" office:value="66">
            <text:p>66</text:p>
          </table:table-cell>
          <table:table-cell table:number-columns-repeated="2" table:style-name="ce24"/>
          <table:table-cell table:style-name="ce5"/>
          <table:table-cell table:style-name="ce24" office:value-type="string">
            <text:p>FORT</text:p>
          </table:table-cell>
          <table:table-cell table:style-name="ce5" table:formula="of:=[.A78]" office:value-type="string" office:string-value="CA_s_L5">
            <text:p>CA_s_L5</text:p>
          </table:table-cell>
          <table:table-cell/>
          <table:table-cell table:style-name="ce5"/>
          <table:table-cell table:number-columns-repeated="2" table:style-name="ce25"/>
          <table:table-cell table:style-name="ce29"/>
          <table:table-cell table:style-name="ce25"/>
          <table:table-cell table:style-name="ce33" office:value-type="string">
            <text:p>bla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80];&quot;_&quot;;LOWER([.C80]);&quot;_L&quot;;[.L80])" office:value-type="string" office:string-value="CA_s_L2">
            <text:p>CA_s_L2</text:p>
          </table:table-cell>
          <table:table-cell table:style-name="ce2" office:value-type="string">
            <text:p>CA</text:p>
          </table:table-cell>
          <table:table-cell table:style-name="ce2" table:formula="of:=[.D80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moyen</text:p>
          </table:table-cell>
          <table:table-cell table:formula="of:=VLOOKUP([.F80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80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80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80];[.$L$42:.$M$46];2;0)" office:value-type="float" office:value="1">
            <text:p>1</text:p>
          </table:table-cell>
          <table:table-cell table:style-name="ce12" table:formula="of:=ROUND(365*[.G80]*[.I80]*[.K80]*[.M80];-1)" office:value-type="float" office:value="380">
            <text:p>380</text:p>
          </table:table-cell>
          <table:table-cell table:formula="of:=ROUNDDOWN([.N80]/365;0)" office:value-type="float" office:value="1">
            <text:p>1</text:p>
          </table:table-cell>
          <table:table-cell table:style-name="ce15" table:formula="of:=ROUNDDOWN([.N80]/30-12*[.O80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80];[.$Q$43:.$R$45];2;0)" office:value-type="float" office:value="0.2">
            <text:p>0,2</text:p>
          </table:table-cell>
          <table:table-cell table:formula="of:=[.N80]*[.R80]" office:value-type="float" office:value="76">
            <text:p>76</text:p>
          </table:table-cell>
          <table:table-cell table:style-name="ce6" office:value-type="string">
            <text:p>p taillée</text:p>
          </table:table-cell>
          <table:table-cell table:formula="of:=VLOOKUP([.T80];[.$T$43:.$U$45];2;0)" office:value-type="float" office:value="1.5">
            <text:p>1,5</text:p>
          </table:table-cell>
          <table:table-cell table:formula="of:=+100*[.G80]*[.U80]*[.I80]" office:value-type="float" office:value="157.5">
            <text:p>157,5</text:p>
          </table:table-cell>
          <table:table-cell table:formula="of:=ROUNDDOWN([.S80]+[.V80];-1)" office:value-type="float" office:value="230">
            <text:p>230</text:p>
          </table:table-cell>
          <table:table-cell table:formula="of:=ROUNDDOWN(60*IF([.J80]=&quot;avec&quot;;1;0)*[.M80];-1)" office:value-type="float" office:value="0">
            <text:p>0</text:p>
          </table:table-cell>
          <table:table-cell table:style-name="ce18" table:formula="of:=CONCATENATE([.D80];&quot; est un &quot;;[.F80];&quot; bâtiment de &quot;;[.L80];&quot; construit en &quot;;[.T80];&quot;. Il a été érigé par des &quot;;[.Q80];&quot; payés &quot;;[.R80];&quot; ducats par jour. Sa construction a duré &quot;;[.O80];&quot; an(s) et &quot;;[.P80];&quot; mois, et a coûté &quot;;[.W80];&quot; ducats et &quot;;[.X80];&quot; de prestige. &quot;)" office:value-type="string" office:string-value="S est un moyen bâtiment de 2 construit en p taillée. Il a été érigé par des maçons payés 0,2 ducats par jour. Sa construction a duré 1 an(s) et 0 mois, et a coûté 230 ducats et 0 de prestige. ">
            <text:p>S est un moyen bâtiment de 2 construit en p taillée. Il a été érigé par des maçons payés 0,2 ducats par jour. Sa construction a duré 1 an(s) et 0 mois, et a coûté 230 ducats et 0 de prestige. </text:p>
          </table:table-cell>
          <table:table-cell table:style-name="ce20" office:value-type="string">
            <text:p>garrison_size</text:p>
          </table:table-cell>
          <table:table-cell table:style-name="ce21" office:value-type="float" office:value="0.1">
            <text:p>0,10</text:p>
          </table:table-cell>
          <table:table-cell table:style-name="ce20" office:value-type="string">
            <text:p>fort_level</text:p>
          </table:table-cell>
          <table:table-cell table:style-name="ce21" office:value-type="float" office:value="0.1">
            <text:p>0,10</text:p>
          </table:table-cell>
          <table:table-cell table:style-name="ce23" office:value-type="string">
            <text:p>local_tax_modifier</text:p>
          </table:table-cell>
          <table:table-cell table:style-name="ce21" office:value-type="float" office:value="0.1">
            <text:p>0,10</text:p>
          </table:table-cell>
          <table:table-cell table:style-name="ce24" office:value-type="string">
            <text:p>heavy_infantry</text:p>
          </table:table-cell>
          <table:table-cell table:style-name="ce24" office:value-type="float" office:value="67">
            <text:p>67</text:p>
          </table:table-cell>
          <table:table-cell table:style-name="ce24" table:number-columns-repeated="2"/>
          <table:table-cell table:style-name="ce24" office:value-type="string">
            <text:p>MONASTERE</text:p>
          </table:table-cell>
          <table:table-cell table:style-name="ce24" office:value-type="string">
            <text:p>FORT</text:p>
          </table:table-cell>
          <table:table-cell table:style-name="ce5" table:formula="of:=[.A79]" office:value-type="string" office:string-value="CA_s_L1">
            <text:p>CA_s_L1</text:p>
          </table:table-cell>
          <table:table-cell/>
          <table:table-cell table:style-name="ce24"/>
          <table:table-cell table:style-name="ce25"/>
          <table:table-cell table:style-name="ce25" office:value-type="float" office:value="0">
            <text:p>0</text:p>
          </table:table-cell>
          <table:table-cell table:style-name="ce29" office:value-type="float" office:value="73">
            <text:p>73</text:p>
          </table:table-cell>
          <table:table-cell table:style-name="ce25" office:value-type="float" office:value="10">
            <text:p>10</text:p>
          </table:table-cell>
          <table:table-cell table:style-name="ce33" office:value-type="string">
            <text:p>bla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81];&quot;_&quot;;LOWER([.C81]);&quot;_L&quot;;[.L81])" office:value-type="string" office:string-value="CA_s_L3">
            <text:p>CA_s_L3</text:p>
          </table:table-cell>
          <table:table-cell table:style-name="ce2" office:value-type="string">
            <text:p>CA</text:p>
          </table:table-cell>
          <table:table-cell table:style-name="ce2" table:formula="of:=[.D81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81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81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81];[.$J$43:.$K$44];2;0)" office:value-type="float" office:value="1.2">
            <text:p>1,2</text:p>
          </table:table-cell>
          <table:table-cell table:style-name="ce6" office:value-type="float" office:value="3">
            <text:p>3</text:p>
          </table:table-cell>
          <table:table-cell table:formula="of:=VLOOKUP([.L81];[.$L$42:.$M$46];2;0)" office:value-type="float" office:value="1.25">
            <text:p>1,25</text:p>
          </table:table-cell>
          <table:table-cell table:style-name="ce12" table:formula="of:=ROUND(365*[.G81]*[.I81]*[.K81]*[.M81];-1)" office:value-type="float" office:value="1100">
            <text:p>1100</text:p>
          </table:table-cell>
          <table:table-cell table:formula="of:=ROUNDDOWN([.N81]/365;0)" office:value-type="float" office:value="3">
            <text:p>3</text:p>
          </table:table-cell>
          <table:table-cell table:style-name="ce15" table:formula="of:=ROUNDDOWN([.N81]/30-12*[.O81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81];[.$Q$43:.$R$45];2;0)" office:value-type="float" office:value="0.2">
            <text:p>0,2</text:p>
          </table:table-cell>
          <table:table-cell table:formula="of:=[.N81]*[.R81]" office:value-type="float" office:value="220">
            <text:p>220</text:p>
          </table:table-cell>
          <table:table-cell table:style-name="ce6" office:value-type="string">
            <text:p>p taillée</text:p>
          </table:table-cell>
          <table:table-cell table:formula="of:=VLOOKUP([.T81];[.$T$43:.$U$45];2;0)" office:value-type="float" office:value="1.5">
            <text:p>1,5</text:p>
          </table:table-cell>
          <table:table-cell table:formula="of:=+100*[.G81]*[.U81]*[.I81]" office:value-type="float" office:value="300">
            <text:p>300</text:p>
          </table:table-cell>
          <table:table-cell table:formula="of:=ROUNDDOWN([.S81]+[.V81];-1)" office:value-type="float" office:value="520">
            <text:p>520</text:p>
          </table:table-cell>
          <table:table-cell table:formula="of:=ROUNDDOWN(60*IF([.J81]=&quot;avec&quot;;1;0)*[.M81];-1)" office:value-type="float" office:value="70">
            <text:p>70</text:p>
          </table:table-cell>
          <table:table-cell table:style-name="ce18" table:formula="of:=CONCATENATE([.D81];&quot; est un &quot;;[.F81];&quot; bâtiment de &quot;;[.L81];&quot; construit en &quot;;[.T81];&quot;. Il a été érigé par des &quot;;[.Q81];&quot; payés &quot;;[.R81];&quot; ducats par jour. Sa construction a duré &quot;;[.O81];&quot; an(s) et &quot;;[.P81];&quot; mois, et a coûté &quot;;[.W81];&quot; ducats et &quot;;[.X81];&quot; de prestige. &quot;)" office:value-type="string" office:string-value="S est un grand bâtiment de 3 construit en p taillée. Il a été érigé par des maçons payés 0,2 ducats par jour. Sa construction a duré 3 an(s) et 0 mois, et a coûté 520 ducats et 70 de prestige. ">
            <text:p>S est un grand bâtiment de 3 construit en p taillée. Il a été érigé par des maçons payés 0,2 ducats par jour. Sa construction a duré 3 an(s) et 0 mois, et a coûté 520 ducats et 70 de prestige. </text:p>
          </table:table-cell>
          <table:table-cell table:style-name="ce20" office:value-type="string">
            <text:p>garrison_size</text:p>
          </table:table-cell>
          <table:table-cell table:style-name="ce21" office:value-type="float" office:value="0.1">
            <text:p>0,10</text:p>
          </table:table-cell>
          <table:table-cell table:style-name="ce20" office:value-type="string">
            <text:p>fort_level</text:p>
          </table:table-cell>
          <table:table-cell table:style-name="ce21" office:value-type="float" office:value="0.1">
            <text:p>0,10</text:p>
          </table:table-cell>
          <table:table-cell table:style-name="ce23" office:value-type="string">
            <text:p>local_tax_modifier</text:p>
          </table:table-cell>
          <table:table-cell table:style-name="ce21" office:value-type="float" office:value="0.1">
            <text:p>0,10</text:p>
          </table:table-cell>
          <table:table-cell table:style-name="ce24" office:value-type="string">
            <text:p>heavy_infantry</text:p>
          </table:table-cell>
          <table:table-cell table:style-name="ce24" office:value-type="float" office:value="68">
            <text:p>68</text:p>
          </table:table-cell>
          <table:table-cell table:style-name="ce24" table:number-columns-repeated="2"/>
          <table:table-cell table:style-name="ce24" office:value-type="string">
            <text:p>MONASTERE</text:p>
          </table:table-cell>
          <table:table-cell table:style-name="ce5"/>
          <table:table-cell table:style-name="ce5" table:formula="of:=[.A80]" office:value-type="string" office:string-value="CA_s_L2">
            <text:p>CA_s_L2</text:p>
          </table:table-cell>
          <table:table-cell/>
          <table:table-cell table:style-name="ce5"/>
          <table:table-cell table:style-name="ce25"/>
          <table:table-cell table:style-name="ce25" office:value-type="float" office:value="0">
            <text:p>0</text:p>
          </table:table-cell>
          <table:table-cell table:style-name="ce29" office:value-type="float" office:value="72">
            <text:p>72</text:p>
          </table:table-cell>
          <table:table-cell table:style-name="ce25" office:value-type="float" office:value="10">
            <text:p>10</text:p>
          </table:table-cell>
          <table:table-cell table:style-name="ce33" office:value-type="string">
            <text:p>bla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82];&quot;_&quot;;LOWER([.C82]);&quot;_L&quot;;[.L82])" office:value-type="string" office:string-value="CA_s_L4">
            <text:p>CA_s_L4</text:p>
          </table:table-cell>
          <table:table-cell table:style-name="ce2" office:value-type="string">
            <text:p>CA</text:p>
          </table:table-cell>
          <table:table-cell table:style-name="ce2" table:formula="of:=[.D82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82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82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82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82];[.$L$42:.$M$46];2;0)" office:value-type="float" office:value="1.5">
            <text:p>1,5</text:p>
          </table:table-cell>
          <table:table-cell table:style-name="ce12" table:formula="of:=ROUND(365*[.G82]*[.I82]*[.K82]*[.M82];-1)" office:value-type="float" office:value="920">
            <text:p>920</text:p>
          </table:table-cell>
          <table:table-cell table:formula="of:=ROUNDDOWN([.N82]/365;0)" office:value-type="float" office:value="2">
            <text:p>2</text:p>
          </table:table-cell>
          <table:table-cell table:style-name="ce15" table:formula="of:=ROUNDDOWN([.N82]/30-12*[.O82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82];[.$Q$43:.$R$45];2;0)" office:value-type="float" office:value="0.2">
            <text:p>0,2</text:p>
          </table:table-cell>
          <table:table-cell table:formula="of:=[.N82]*[.R82]" office:value-type="float" office:value="184">
            <text:p>184</text:p>
          </table:table-cell>
          <table:table-cell table:style-name="ce6" office:value-type="string">
            <text:p>p taillée</text:p>
          </table:table-cell>
          <table:table-cell table:formula="of:=VLOOKUP([.T82];[.$T$43:.$U$45];2;0)" office:value-type="float" office:value="1.5">
            <text:p>1,5</text:p>
          </table:table-cell>
          <table:table-cell table:formula="of:=+100*[.G82]*[.U82]*[.I82]" office:value-type="float" office:value="210">
            <text:p>210</text:p>
          </table:table-cell>
          <table:table-cell table:formula="of:=ROUNDDOWN([.S82]+[.V82];-1)" office:value-type="float" office:value="390">
            <text:p>390</text:p>
          </table:table-cell>
          <table:table-cell table:formula="of:=ROUNDDOWN(60*IF([.J82]=&quot;avec&quot;;1;0)*[.M82];-1)" office:value-type="float" office:value="90">
            <text:p>90</text:p>
          </table:table-cell>
          <table:table-cell table:style-name="ce18" table:formula="of:=CONCATENATE([.D82];&quot; est un &quot;;[.F82];&quot; bâtiment de &quot;;[.L82];&quot; construit en &quot;;[.T82];&quot;. Il a été érigé par des &quot;;[.Q82];&quot; payés &quot;;[.R82];&quot; ducats par jour. Sa construction a duré &quot;;[.O82];&quot; an(s) et &quot;;[.P82];&quot; mois, et a coûté &quot;;[.W82];&quot; ducats et &quot;;[.X82];&quot; de prestige. &quot;)" office:value-type="string" office:string-value="S est un grand bâtiment de 4 construit en p taillée. Il a été érigé par des maçons payés 0,2 ducats par jour. Sa construction a duré 2 an(s) et 6 mois, et a coûté 390 ducats et 90 de prestige. ">
            <text:p>S est un grand bâtiment de 4 construit en p taillée. Il a été érigé par des maçons payés 0,2 ducats par jour. Sa construction a duré 2 an(s) et 6 mois, et a coûté 390 ducats et 90 de prestige. </text:p>
          </table:table-cell>
          <table:table-cell table:style-name="ce20" office:value-type="string">
            <text:p>garrison_size</text:p>
          </table:table-cell>
          <table:table-cell table:style-name="ce21" office:value-type="float" office:value="0.1">
            <text:p>0,10</text:p>
          </table:table-cell>
          <table:table-cell table:style-name="ce20" office:value-type="string">
            <text:p>fort_level</text:p>
          </table:table-cell>
          <table:table-cell table:style-name="ce21" office:value-type="float" office:value="0.1">
            <text:p>0,10</text:p>
          </table:table-cell>
          <table:table-cell table:style-name="ce23" office:value-type="string">
            <text:p>local_tax_modifier</text:p>
          </table:table-cell>
          <table:table-cell table:style-name="ce21" office:value-type="float" office:value="0.1">
            <text:p>0,10</text:p>
          </table:table-cell>
          <table:table-cell table:style-name="ce24" office:value-type="string">
            <text:p>heavy_infantry</text:p>
          </table:table-cell>
          <table:table-cell table:style-name="ce24" office:value-type="float" office:value="69">
            <text:p>69</text:p>
          </table:table-cell>
          <table:table-cell table:style-name="ce24" table:number-columns-repeated="2"/>
          <table:table-cell table:style-name="ce5"/>
          <table:table-cell table:style-name="ce24" office:value-type="string">
            <text:p>FORT</text:p>
          </table:table-cell>
          <table:table-cell table:style-name="ce5" table:formula="of:=[.A81]" office:value-type="string" office:string-value="CA_s_L3">
            <text:p>CA_s_L3</text:p>
          </table:table-cell>
          <table:table-cell/>
          <table:table-cell table:style-name="ce5"/>
          <table:table-cell table:style-name="ce25"/>
          <table:table-cell table:style-name="ce25" office:value-type="float" office:value="0">
            <text:p>0</text:p>
          </table:table-cell>
          <table:table-cell table:style-name="ce29" office:value-type="float" office:value="71">
            <text:p>71</text:p>
          </table:table-cell>
          <table:table-cell table:style-name="ce25" office:value-type="float" office:value="10">
            <text:p>10</text:p>
          </table:table-cell>
          <table:table-cell table:style-name="ce33" office:value-type="string">
            <text:p>bla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83];&quot;_&quot;;LOWER([.C83]);&quot;_L&quot;;[.L83])" office:value-type="string" office:string-value="CA_s_L5">
            <text:p>CA_s_L5</text:p>
          </table:table-cell>
          <table:table-cell table:style-name="ce2" office:value-type="string">
            <text:p>CA</text:p>
          </table:table-cell>
          <table:table-cell table:style-name="ce2" table:formula="of:=[.D83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83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8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83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83];[.$L$42:.$M$46];2;0)" office:value-type="float" office:value="2">
            <text:p>2</text:p>
          </table:table-cell>
          <table:table-cell table:style-name="ce12" table:formula="of:=ROUND(365*[.G83]*[.I83]*[.K83]*[.M83];-1)" office:value-type="float" office:value="1460">
            <text:p>1460</text:p>
          </table:table-cell>
          <table:table-cell table:formula="of:=ROUNDDOWN([.N83]/365;0)" office:value-type="float" office:value="4">
            <text:p>4</text:p>
          </table:table-cell>
          <table:table-cell table:style-name="ce15" table:formula="of:=ROUNDDOWN([.N83]/30-12*[.O83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83];[.$Q$43:.$R$45];2;0)" office:value-type="float" office:value="0.2">
            <text:p>0,2</text:p>
          </table:table-cell>
          <table:table-cell table:formula="of:=[.N83]*[.R83]" office:value-type="float" office:value="292">
            <text:p>292</text:p>
          </table:table-cell>
          <table:table-cell table:style-name="ce6" office:value-type="string">
            <text:p>p taillée</text:p>
          </table:table-cell>
          <table:table-cell table:formula="of:=VLOOKUP([.T83];[.$T$43:.$U$45];2;0)" office:value-type="float" office:value="1.5">
            <text:p>1,5</text:p>
          </table:table-cell>
          <table:table-cell table:formula="of:=+100*[.G83]*[.U83]*[.I83]" office:value-type="float" office:value="300">
            <text:p>300</text:p>
          </table:table-cell>
          <table:table-cell table:formula="of:=ROUNDDOWN([.S83]+[.V83];-1)" office:value-type="float" office:value="590">
            <text:p>590</text:p>
          </table:table-cell>
          <table:table-cell table:formula="of:=ROUNDDOWN(60*IF([.J83]=&quot;avec&quot;;1;0)*[.M83];-1)" office:value-type="float" office:value="0">
            <text:p>0</text:p>
          </table:table-cell>
          <table:table-cell table:style-name="ce18" table:formula="of:=CONCATENATE([.D83];&quot; est un &quot;;[.F83];&quot; bâtiment de &quot;;[.L83];&quot; construit en &quot;;[.T83];&quot;. Il a été érigé par des &quot;;[.Q83];&quot; payés &quot;;[.R83];&quot; ducats par jour. Sa construction a duré &quot;;[.O83];&quot; an(s) et &quot;;[.P83];&quot; mois, et a coûté &quot;;[.W83];&quot; ducats et &quot;;[.X83];&quot; de prestige. &quot;)" office:value-type="string" office:string-value="S est un grand bâtiment de 5 construit en p taillée. Il a été érigé par des maçons payés 0,2 ducats par jour. Sa construction a duré 4 an(s) et 0 mois, et a coûté 590 ducats et 0 de prestige. ">
            <text:p>S est un grand bâtiment de 5 construit en p taillée. Il a été érigé par des maçons payés 0,2 ducats par jour. Sa construction a duré 4 an(s) et 0 mois, et a coûté 590 ducats et 0 de prestige. </text:p>
          </table:table-cell>
          <table:table-cell table:style-name="ce20" office:value-type="string">
            <text:p>garrison_size</text:p>
          </table:table-cell>
          <table:table-cell table:style-name="ce21" office:value-type="float" office:value="0.1">
            <text:p>0,10</text:p>
          </table:table-cell>
          <table:table-cell table:style-name="ce20" office:value-type="string">
            <text:p>fort_level</text:p>
          </table:table-cell>
          <table:table-cell table:style-name="ce21" office:value-type="float" office:value="0.1">
            <text:p>0,10</text:p>
          </table:table-cell>
          <table:table-cell table:style-name="ce23" office:value-type="string">
            <text:p>local_tax_modifier</text:p>
          </table:table-cell>
          <table:table-cell table:style-name="ce21" office:value-type="float" office:value="0.1">
            <text:p>0,10</text:p>
          </table:table-cell>
          <table:table-cell table:style-name="ce24" office:value-type="string">
            <text:p>heavy_infantry</text:p>
          </table:table-cell>
          <table:table-cell table:style-name="ce24" office:value-type="float" office:value="70">
            <text:p>70</text:p>
          </table:table-cell>
          <table:table-cell table:style-name="ce24" table:number-columns-repeated="2"/>
          <table:table-cell table:style-name="ce24" office:value-type="string">
            <text:p>MONASTERE</text:p>
          </table:table-cell>
          <table:table-cell table:style-name="ce24" office:value-type="string">
            <text:p>FORT</text:p>
          </table:table-cell>
          <table:table-cell table:style-name="ce5" table:formula="of:=[.A82]" office:value-type="string" office:string-value="CA_s_L4">
            <text:p>CA_s_L4</text:p>
          </table:table-cell>
          <table:table-cell/>
          <table:table-cell table:style-name="ce24"/>
          <table:table-cell table:style-name="ce25"/>
          <table:table-cell table:style-name="ce25" office:value-type="float" office:value="0">
            <text:p>0</text:p>
          </table:table-cell>
          <table:table-cell table:style-name="ce29" office:value-type="float" office:value="70">
            <text:p>70</text:p>
          </table:table-cell>
          <table:table-cell table:style-name="ce25" office:value-type="float" office:value="10">
            <text:p>10</text:p>
          </table:table-cell>
          <table:table-cell table:style-name="ce33" office:value-type="string">
            <text:p>bla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84];&quot;_&quot;;LOWER([.C84]);&quot;_L&quot;;[.L84])" office:value-type="string" office:string-value="CA_s_L1">
            <text:p>CA_s_L1</text:p>
          </table:table-cell>
          <table:table-cell table:style-name="ce2" office:value-type="string">
            <text:p>CA</text:p>
          </table:table-cell>
          <table:table-cell table:style-name="ce2" table:formula="of:=[.D84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84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84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84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84];[.$L$42:.$M$46];2;0)" office:value-type="float" office:value="0.5">
            <text:p>0,5</text:p>
          </table:table-cell>
          <table:table-cell table:style-name="ce12" table:formula="of:=ROUND(365*[.G84]*[.I84]*[.K84]*[.M84];-1)" office:value-type="float" office:value="260">
            <text:p>260</text:p>
          </table:table-cell>
          <table:table-cell table:formula="of:=ROUNDDOWN([.N84]/365;0)" office:value-type="float" office:value="0">
            <text:p>0</text:p>
          </table:table-cell>
          <table:table-cell table:style-name="ce15" table:formula="of:=ROUNDDOWN([.N84]/30-12*[.O84];0)" office:value-type="float" office:value="8">
            <text:p>8</text:p>
          </table:table-cell>
          <table:table-cell table:style-name="ce6" office:value-type="string">
            <text:p>maçons</text:p>
          </table:table-cell>
          <table:table-cell table:formula="of:=VLOOKUP([.Q84];[.$Q$43:.$R$45];2;0)" office:value-type="float" office:value="0.2">
            <text:p>0,2</text:p>
          </table:table-cell>
          <table:table-cell table:formula="of:=[.N84]*[.R84]" office:value-type="float" office:value="52">
            <text:p>52</text:p>
          </table:table-cell>
          <table:table-cell table:style-name="ce6" office:value-type="string">
            <text:p>p taillée</text:p>
          </table:table-cell>
          <table:table-cell table:formula="of:=VLOOKUP([.T84];[.$T$43:.$U$45];2;0)" office:value-type="float" office:value="1.5">
            <text:p>1,5</text:p>
          </table:table-cell>
          <table:table-cell table:formula="of:=+100*[.G84]*[.U84]*[.I84]" office:value-type="float" office:value="210">
            <text:p>210</text:p>
          </table:table-cell>
          <table:table-cell table:formula="of:=ROUNDDOWN([.S84]+[.V84];-1)" office:value-type="float" office:value="260">
            <text:p>260</text:p>
          </table:table-cell>
          <table:table-cell table:formula="of:=ROUNDDOWN(60*IF([.J84]=&quot;avec&quot;;1;0)*[.M84];-1)" office:value-type="float" office:value="0">
            <text:p>0</text:p>
          </table:table-cell>
          <table:table-cell table:style-name="ce18" table:formula="of:=CONCATENATE([.D84];&quot; est un &quot;;[.F84];&quot; bâtiment de &quot;;[.L84];&quot; construit en &quot;;[.T84];&quot;. Il a été érigé par des &quot;;[.Q84];&quot; payés &quot;;[.R84];&quot; ducats par jour. Sa construction a duré &quot;;[.O84];&quot; an(s) et &quot;;[.P84];&quot; mois, et a coûté &quot;;[.W84];&quot; ducats et &quot;;[.X84];&quot; de prestige. &quot;)" office:value-type="string" office:string-value="S est un grand bâtiment de 1 construit en p taillée. Il a été érigé par des maçons payés 0,2 ducats par jour. Sa construction a duré 0 an(s) et 8 mois, et a coûté 260 ducats et 0 de prestige. ">
            <text:p>S est un grand bâtiment de 1 construit en p taillée. Il a été érigé par des maçons payés 0,2 ducats par jour. Sa construction a duré 0 an(s) et 8 mois, et a coûté 260 ducats et 0 de prestige. </text:p>
          </table:table-cell>
          <table:table-cell table:style-name="ce20" office:value-type="string">
            <text:p>garrison_size</text:p>
          </table:table-cell>
          <table:table-cell table:style-name="ce21" office:value-type="float" office:value="0.1">
            <text:p>0,10</text:p>
          </table:table-cell>
          <table:table-cell table:style-name="ce20" office:value-type="string">
            <text:p>fort_level</text:p>
          </table:table-cell>
          <table:table-cell table:style-name="ce21" office:value-type="float" office:value="0.1">
            <text:p>0,10</text:p>
          </table:table-cell>
          <table:table-cell table:style-name="ce23" office:value-type="string">
            <text:p>local_tax_modifier</text:p>
          </table:table-cell>
          <table:table-cell table:style-name="ce21" office:value-type="float" office:value="0.1">
            <text:p>0,10</text:p>
          </table:table-cell>
          <table:table-cell table:style-name="ce24" office:value-type="string">
            <text:p>heavy_infantry</text:p>
          </table:table-cell>
          <table:table-cell table:style-name="ce24" office:value-type="float" office:value="71">
            <text:p>71</text:p>
          </table:table-cell>
          <table:table-cell table:style-name="ce24" table:number-columns-repeated="2"/>
          <table:table-cell table:style-name="ce24" office:value-type="string">
            <text:p>MONASTERE</text:p>
          </table:table-cell>
          <table:table-cell table:style-name="ce5"/>
          <table:table-cell table:style-name="ce5" table:formula="of:=[.A83]" office:value-type="string" office:string-value="CA_s_L5">
            <text:p>CA_s_L5</text:p>
          </table:table-cell>
          <table:table-cell/>
          <table:table-cell table:style-name="ce5"/>
          <table:table-cell table:style-name="ce25"/>
          <table:table-cell table:style-name="ce25" office:value-type="float" office:value="0">
            <text:p>0</text:p>
          </table:table-cell>
          <table:table-cell table:style-name="ce29" office:value-type="float" office:value="69">
            <text:p>69</text:p>
          </table:table-cell>
          <table:table-cell table:style-name="ce25" office:value-type="float" office:value="10">
            <text:p>10</text:p>
          </table:table-cell>
          <table:table-cell table:style-name="ce33" office:value-type="string">
            <text:p>bla</text:p>
          </table:table-cell>
          <table:table-cell table:style-name="ce33" office:value-type="string">
            <text:p>blah</text:p>
          </table:table-cell>
          <table:table-cell table:number-columns-repeated="978"/>
        </table:table-row>
        <table:table-row table:style-name="ro1">
          <table:table-cell table:number-columns-repeated="10"/>
          <table:table-cell table:style-name="ce9"/>
          <table:table-cell table:number-columns-repeated="18"/>
          <table:table-cell table:style-name="ce5" table:number-columns-repeated="13"/>
          <table:table-cell table:style-name="ce30"/>
          <table:table-cell table:style-name="ce5"/>
          <table:table-cell table:style-name="ce33" table:number-columns-repeated="2"/>
          <table:table-cell table:number-columns-repeated="978"/>
        </table:table-row>
        <table:table-row table:style-name="ro1" table:number-rows-repeated="44">
          <table:table-cell table:number-columns-repeated="10"/>
          <table:table-cell table:style-name="ce9"/>
          <table:table-cell table:number-columns-repeated="1013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s" table:style-name="ta1" table:print="false">
        <office:forms form:automatic-focus="false" form:apply-design-mode="false"/>
        <table:table-column table:style-name="co34" table:number-columns-repeated="6" table:default-cell-style-name="ce26"/>
        <table:table-column-group>
          <table:table-column table:style-name="co34" table:number-columns-repeated="6" table:default-cell-style-name="ce26"/>
        </table:table-column-group>
        <table:table-column table:style-name="co34" table:number-columns-repeated="15" table:default-cell-style-name="ce26"/>
        <table:table-column table:style-name="co35" table:default-cell-style-name="ce26"/>
        <table:table-column table:style-name="co34" table:number-columns-repeated="4" table:default-cell-style-name="ce26"/>
        <table:table-column table:style-name="co36" table:number-columns-repeated="992" table:default-cell-style-name="ce26"/>
        <table:table-row table:style-name="ro1">
          <table:table-cell office:value-type="string">
            <text:p>tag</text:p>
          </table:table-cell>
          <table:table-cell office:value-type="string">
            <text:p>nom FR</text:p>
          </table:table-cell>
          <table:table-cell office:value-type="string">
            <text:p>nom ENG</text:p>
          </table:table-cell>
          <table:table-cell office:value-type="string">
            <text:p>cout Or</text:p>
          </table:table-cell>
          <table:table-cell office:value-type="string">
            <text:p>cout Prestige</text:p>
          </table:table-cell>
          <table:table-cell office:value-type="string">
            <text:p>temps</text:p>
          </table:table-cell>
          <table:table-cell office:value-type="string">
            <text:p>Jours / année</text:p>
          </table:table-cell>
          <table:table-cell table:style-name="ce35" office:value-type="string">
            <text:p>nb année</text:p>
          </table:table-cell>
          <table:table-cell table:style-name="ce35" office:value-type="string">
            <text:p>x (ct journalier)</text:p>
          </table:table-cell>
          <table:table-cell table:style-name="ce35" office:value-type="string">
            <text:p>ax (tps*ct)</text:p>
          </table:table-cell>
          <table:table-cell table:style-name="ce35" office:value-type="string">
            <text:p>b (ct matière)</text:p>
          </table:table-cell>
          <table:table-cell table:style-name="ce35" office:value-type="string">
            <text:p>ax+b</text:p>
          </table:table-cell>
          <table:table-cell table:style-name="ce35" office:value-type="string">
            <text:p>Effet 1 nom</text:p>
          </table:table-cell>
          <table:table-cell table:style-name="ce35" office:value-type="string">
            <text:p>Effet 1 valeur</text:p>
          </table:table-cell>
          <table:table-cell table:style-name="ce35" office:value-type="string">
            <text:p>Effet 2 nom</text:p>
          </table:table-cell>
          <table:table-cell table:style-name="ce35" office:value-type="string">
            <text:p>Effet 2 valeur</text:p>
          </table:table-cell>
          <table:table-cell table:style-name="ce35" office:value-type="string">
            <text:p>Effet 3 nom</text:p>
          </table:table-cell>
          <table:table-cell table:style-name="ce35" office:value-type="string">
            <text:p>Effet 3 valeur</text:p>
          </table:table-cell>
          <table:table-cell table:style-name="ce35" office:value-type="string">
            <text:p>Effet 4 nom</text:p>
          </table:table-cell>
          <table:table-cell table:style-name="ce35" office:value-type="string">
            <text:p>Effet 4 valeur</text:p>
          </table:table-cell>
          <table:table-cell table:style-name="ce35" office:value-type="string">
            <text:p>free_code</text:p>
          </table:table-cell>
          <table:table-cell table:style-name="ce35" office:value-type="string">
            <text:p>Not_if_exists</text:p>
          </table:table-cell>
          <table:table-cell table:style-name="ce35" office:value-type="string">
            <text:p>Prérequis Bâtiment1</text:p>
          </table:table-cell>
          <table:table-cell table:style-name="ce35" office:value-type="string">
            <text:p>Prérequis Bâtiment2</text:p>
          </table:table-cell>
          <table:table-cell table:style-name="ce35" office:value-type="string">
            <text:p>Upgrade from</text:p>
          </table:table-cell>
          <table:table-cell table:style-name="ce35" office:value-type="string">
            <text:p>Prérequis Terrain</text:p>
          </table:table-cell>
          <table:table-cell table:style-name="ce35" office:value-type="string">
            <text:p>Prérequis modifieur de province</text:p>
          </table:table-cell>
          <table:table-cell table:style-name="ce35" office:value-type="string">
            <text:p>Prérequis Technologie</text:p>
          </table:table-cell>
          <table:table-cell office:value-type="string">
            <text:p>Niveau de la technologie requise</text:p>
          </table:table-cell>
          <table:table-cell office:value-type="string">
            <text:p>Facteur de création IA</text:p>
          </table:table-cell>
          <table:table-cell table:style-name="ce31" office:value-type="string">
            <text:p>Extra tech</text:p>
          </table:table-cell>
          <table:table-cell office:value-type="string">
            <text:p>Description FR</text:p>
          </table:table-cell>
          <table:table-cell office:value-type="string">
            <text:p>Description ENG</text:p>
          </table:table-cell>
          <table:table-cell table:number-columns-repeated="991"/>
        </table:table-row>
        <table:table-row table:style-name="ro1">
          <table:table-cell table:formula="of:=[base.A50]" office:value-type="string" office:string-value="CA_wall_q_1">
            <text:p>CA_wall_q_1</text:p>
          </table:table-cell>
          <table:table-cell table:style-name="ce20" table:formula="of:=IF(ISBLANK([base.D50]);&quot;&quot;;[base.D50])" office:value-type="string" office:string-value="Fossé">
            <text:p>Fossé</text:p>
          </table:table-cell>
          <table:table-cell table:style-name="ce20" table:formula="of:=IF(ISBLANK([base.E50]);&quot;&quot;;[base.E50])" office:value-type="string" office:string-value="Moat1">
            <text:p>Moat1</text:p>
          </table:table-cell>
          <table:table-cell table:formula="of:=[base.W50]" office:value-type="float" office:value="100">
            <text:p>100</text:p>
          </table:table-cell>
          <table:table-cell table:formula="of:=[base.X50]" office:value-type="float" office:value="0">
            <text:p>0</text:p>
          </table:table-cell>
          <table:table-cell table:formula="of:=[base.N50]" office:value-type="float" office:value="180">
            <text:p>18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49]);&quot;&quot;;[base.Z49])" office:value-type="string" office:string-value="fort_level">
            <text:p>fort_level</text:p>
          </table:table-cell>
          <table:table-cell table:style-name="ce20" table:formula="of:=IF(ISBLANK([base.AA49]);&quot;&quot;;[base.AA49])">
            <text:p/>
          </table:table-cell>
          <table:table-cell table:style-name="ce20" table:formula="of:=IF(ISBLANK([base.AB49]);&quot;&quot;;[base.AB49])">
            <text:p/>
          </table:table-cell>
          <table:table-cell table:style-name="ce20" table:formula="of:=IF(ISBLANK([base.AC49]);&quot;&quot;;[base.AC49])">
            <text:p/>
          </table:table-cell>
          <table:table-cell table:style-name="ce20" table:formula="of:=IF(ISBLANK([base.AD49]);&quot;&quot;;[base.AD49])">
            <text:p/>
          </table:table-cell>
          <table:table-cell table:style-name="ce20" table:formula="of:=IF(ISBLANK([base.AE49]);&quot;&quot;;[base.AE49])">
            <text:p/>
          </table:table-cell>
          <table:table-cell table:style-name="ce20" table:formula="of:=IF(ISBLANK([base.AF49]);&quot;&quot;;[base.AF49])">
            <text:p/>
          </table:table-cell>
          <table:table-cell table:style-name="ce20" table:formula="of:=IF(ISBLANK([base.AG49]);&quot;&quot;;[base.AG49])">
            <text:p/>
          </table:table-cell>
          <table:table-cell table:style-name="ce20" table:formula="of:=IF(ISBLANK([base.AH49]);&quot;&quot;;[base.AH49])">
            <text:p/>
          </table:table-cell>
          <table:table-cell table:style-name="ce20" table:formula="of:=IF(ISBLANK([base.AI49]);&quot;&quot;;[base.AI49])">
            <text:p/>
          </table:table-cell>
          <table:table-cell table:style-name="ce20" table:formula="of:=IF(ISBLANK([base.AJ49]);&quot;&quot;;[base.AJ49])">
            <text:p/>
          </table:table-cell>
          <table:table-cell table:style-name="ce20" table:formula="of:=IF(ISBLANK([base.AK49]);&quot;&quot;;[base.AK49])">
            <text:p/>
          </table:table-cell>
          <table:table-cell table:style-name="ce20" table:formula="of:=IF(ISBLANK([base.AL50]);&quot;&quot;;[base.AL50])">
            <text:p/>
          </table:table-cell>
          <table:table-cell table:style-name="ce20" table:formula="of:=IF(ISBLANK([base.AM49]);&quot;&quot;;[base.AM49])">
            <text:p/>
          </table:table-cell>
          <table:table-cell table:style-name="ce20" table:formula="of:=IF(ISBLANK([base.AN49]);&quot;&quot;;[base.AN49])">
            <text:p/>
          </table:table-cell>
          <table:table-cell table:style-name="ce20" table:formula="of:=IF(ISBLANK([base.AO49]);&quot;&quot;;[base.AO49])">
            <text:p/>
          </table:table-cell>
          <table:table-cell table:style-name="ce20" table:formula="of:=IF(ISBLANK([base.AP49]);&quot;&quot;;[base.AP49])">
            <text:p/>
          </table:table-cell>
          <table:table-cell table:style-name="ce20" table:formula="of:=IF(ISBLANK([base.AQ49]);&quot;&quot;;[base.AQ49])">
            <text:p/>
          </table:table-cell>
          <table:table-cell table:style-name="ce20" table:formula="of:=IF(ISBLANK([base.AR49]);&quot;&quot;;[base.AR49])">
            <text:p/>
          </table:table-cell>
          <table:table-cell table:style-name="ce20" table:formula="of:=IF(ISBLANK([base.AS49]);&quot;&quot;;[base.AS49])">
            <text:p/>
          </table:table-cell>
          <table:table-cell table:style-name="ce20" table:formula="of:=IF(ISBLANK([base.AT49]);&quot;&quot;;[base.AT49])">
            <text:p/>
          </table:table-cell>
          <table:table-cell table:number-columns-repeated="991"/>
        </table:table-row>
        <table:table-row table:style-name="ro1">
          <table:table-cell table:formula="of:=[base.A51]" office:value-type="string" office:string-value="CA_wall_q_2">
            <text:p>CA_wall_q_2</text:p>
          </table:table-cell>
          <table:table-cell table:style-name="ce20" table:formula="of:=IF(ISBLANK([base.D51]);&quot;&quot;;[base.D51])" office:value-type="string" office:string-value="Fossé avec piques">
            <text:p>Fossé avec piques</text:p>
          </table:table-cell>
          <table:table-cell table:style-name="ce20" table:formula="of:=IF(ISBLANK([base.E51]);&quot;&quot;;[base.E51])" office:value-type="string" office:string-value="Moat2">
            <text:p>Moat2</text:p>
          </table:table-cell>
          <table:table-cell table:formula="of:=[base.W51]" office:value-type="float" office:value="90">
            <text:p>90</text:p>
          </table:table-cell>
          <table:table-cell table:formula="of:=[base.X51]" office:value-type="float" office:value="0">
            <text:p>0</text:p>
          </table:table-cell>
          <table:table-cell table:formula="of:=[base.N51]" office:value-type="float" office:value="260">
            <text:p>26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50]);&quot;&quot;;[base.Z50])" office:value-type="string" office:string-value="fort_level">
            <text:p>fort_level</text:p>
          </table:table-cell>
          <table:table-cell table:style-name="ce20" table:formula="of:=IF(ISBLANK([base.AA50]);&quot;&quot;;[base.AA50])" office:value-type="float" office:value="0.1">
            <text:p>0,1</text:p>
          </table:table-cell>
          <table:table-cell table:style-name="ce20" table:formula="of:=IF(ISBLANK([base.AB50]);&quot;&quot;;[base.AB50])">
            <text:p/>
          </table:table-cell>
          <table:table-cell table:style-name="ce20" table:formula="of:=IF(ISBLANK([base.AC50]);&quot;&quot;;[base.AC50])">
            <text:p/>
          </table:table-cell>
          <table:table-cell table:style-name="ce20" table:formula="of:=IF(ISBLANK([base.AD50]);&quot;&quot;;[base.AD50])">
            <text:p/>
          </table:table-cell>
          <table:table-cell table:style-name="ce20" table:formula="of:=IF(ISBLANK([base.AE50]);&quot;&quot;;[base.AE50])">
            <text:p/>
          </table:table-cell>
          <table:table-cell table:style-name="ce20" table:formula="of:=IF(ISBLANK([base.AF50]);&quot;&quot;;[base.AF50])">
            <text:p/>
          </table:table-cell>
          <table:table-cell table:style-name="ce20" table:formula="of:=IF(ISBLANK([base.AG50]);&quot;&quot;;[base.AG50])">
            <text:p/>
          </table:table-cell>
          <table:table-cell table:style-name="ce20" table:formula="of:=IF(ISBLANK([base.AH50]);&quot;&quot;;[base.AH50])">
            <text:p/>
          </table:table-cell>
          <table:table-cell table:style-name="ce20" table:formula="of:=IF(ISBLANK([base.AI50]);&quot;&quot;;[base.AI50])">
            <text:p/>
          </table:table-cell>
          <table:table-cell table:style-name="ce20" table:formula="of:=IF(ISBLANK([base.AJ50]);&quot;&quot;;[base.AJ50])">
            <text:p/>
          </table:table-cell>
          <table:table-cell table:style-name="ce20" table:formula="of:=IF(ISBLANK([base.AK50]);&quot;&quot;;[base.AK50])">
            <text:p/>
          </table:table-cell>
          <table:table-cell table:style-name="ce20" table:formula="of:=IF(ISBLANK([base.AL51]);&quot;&quot;;[base.AL51])" office:value-type="string" office:string-value="CA_wall_q_1">
            <text:p>CA_wall_q_1</text:p>
          </table:table-cell>
          <table:table-cell table:style-name="ce20" table:formula="of:=IF(ISBLANK([base.AM50]);&quot;&quot;;[base.AM50])">
            <text:p/>
          </table:table-cell>
          <table:table-cell table:style-name="ce20" table:formula="of:=IF(ISBLANK([base.AN50]);&quot;&quot;;[base.AN50])">
            <text:p/>
          </table:table-cell>
          <table:table-cell table:style-name="ce20" table:formula="of:=IF(ISBLANK([base.AO50]);&quot;&quot;;[base.AO50])" office:value-type="string" office:string-value="TECH_CASTLE_CONSTRUCTION">
            <text:p>TECH_CASTLE_CONSTRUCTION</text:p>
          </table:table-cell>
          <table:table-cell table:style-name="ce20" table:formula="of:=IF(ISBLANK([base.AP50]);&quot;&quot;;[base.AP50])" office:value-type="float" office:value="0">
            <text:p>0</text:p>
          </table:table-cell>
          <table:table-cell table:style-name="ce20" table:formula="of:=IF(ISBLANK([base.AQ50]);&quot;&quot;;[base.AQ50])" office:value-type="float" office:value="99">
            <text:p>99</text:p>
          </table:table-cell>
          <table:table-cell table:style-name="ce20" table:formula="of:=IF(ISBLANK([base.AR50]);&quot;&quot;;[base.AR50])" office:value-type="float" office:value="2">
            <text:p>2</text:p>
          </table:table-cell>
          <table:table-cell table:style-name="ce20" table:formula="of:=IF(ISBLANK([base.AS50]);&quot;&quot;;[base.AS50])" office:value-type="string" office:string-value="Un simple fossé ceinturant les lieux, basique mais c'est toujours mieux que rien.">
            <text:p>Un simple fossé ceinturant les lieux, basique mais c'est toujours mieux que rien.</text:p>
          </table:table-cell>
          <table:table-cell table:style-name="ce20" table:formula="of:=IF(ISBLANK([base.AT50]);&quot;&quot;;[base.AT50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2]" office:value-type="string" office:string-value="CA_wall_q_3">
            <text:p>CA_wall_q_3</text:p>
          </table:table-cell>
          <table:table-cell table:style-name="ce20" table:formula="of:=IF(ISBLANK([base.D52]);&quot;&quot;;[base.D52])" office:value-type="string" office:string-value="Fossé inondé">
            <text:p>Fossé inondé</text:p>
          </table:table-cell>
          <table:table-cell table:style-name="ce20" table:formula="of:=IF(ISBLANK([base.E52]);&quot;&quot;;[base.E52])" office:value-type="string" office:string-value="Moat3">
            <text:p>Moat3</text:p>
          </table:table-cell>
          <table:table-cell table:formula="of:=[base.W52]" office:value-type="float" office:value="150">
            <text:p>150</text:p>
          </table:table-cell>
          <table:table-cell table:formula="of:=[base.X52]" office:value-type="float" office:value="0">
            <text:p>0</text:p>
          </table:table-cell>
          <table:table-cell table:formula="of:=[base.N52]" office:value-type="float" office:value="480">
            <text:p>48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51]);&quot;&quot;;[base.Z51])" office:value-type="string" office:string-value="fort_level">
            <text:p>fort_level</text:p>
          </table:table-cell>
          <table:table-cell table:style-name="ce20" table:formula="of:=IF(ISBLANK([base.AA51]);&quot;&quot;;[base.AA51])" office:value-type="float" office:value="0.2">
            <text:p>0,2</text:p>
          </table:table-cell>
          <table:table-cell table:style-name="ce20" table:formula="of:=IF(ISBLANK([base.AB51]);&quot;&quot;;[base.AB51])">
            <text:p/>
          </table:table-cell>
          <table:table-cell table:style-name="ce20" table:formula="of:=IF(ISBLANK([base.AC51]);&quot;&quot;;[base.AC51])">
            <text:p/>
          </table:table-cell>
          <table:table-cell table:style-name="ce20" table:formula="of:=IF(ISBLANK([base.AD51]);&quot;&quot;;[base.AD51])">
            <text:p/>
          </table:table-cell>
          <table:table-cell table:style-name="ce20" table:formula="of:=IF(ISBLANK([base.AE51]);&quot;&quot;;[base.AE51])">
            <text:p/>
          </table:table-cell>
          <table:table-cell table:style-name="ce20" table:formula="of:=IF(ISBLANK([base.AF51]);&quot;&quot;;[base.AF51])">
            <text:p/>
          </table:table-cell>
          <table:table-cell table:style-name="ce20" table:formula="of:=IF(ISBLANK([base.AG51]);&quot;&quot;;[base.AG51])">
            <text:p/>
          </table:table-cell>
          <table:table-cell table:style-name="ce20" table:formula="of:=IF(ISBLANK([base.AH51]);&quot;&quot;;[base.AH51])">
            <text:p/>
          </table:table-cell>
          <table:table-cell table:style-name="ce20" table:formula="of:=IF(ISBLANK([base.AI51]);&quot;&quot;;[base.AI51])">
            <text:p/>
          </table:table-cell>
          <table:table-cell table:style-name="ce20" table:formula="of:=IF(ISBLANK([base.AJ51]);&quot;&quot;;[base.AJ51])">
            <text:p/>
          </table:table-cell>
          <table:table-cell table:style-name="ce20" table:formula="of:=IF(ISBLANK([base.AK51]);&quot;&quot;;[base.AK51])">
            <text:p/>
          </table:table-cell>
          <table:table-cell table:style-name="ce20" table:formula="of:=IF(ISBLANK([base.AL51]);&quot;&quot;;[base.AL51])" office:value-type="string" office:string-value="CA_wall_q_1">
            <text:p>CA_wall_q_1</text:p>
          </table:table-cell>
          <table:table-cell table:style-name="ce20" table:formula="of:=IF(ISBLANK([base.AM51]);&quot;&quot;;[base.AM51])">
            <text:p/>
          </table:table-cell>
          <table:table-cell table:style-name="ce20" table:formula="of:=IF(ISBLANK([base.AN51]);&quot;&quot;;[base.AN51])">
            <text:p/>
          </table:table-cell>
          <table:table-cell table:style-name="ce20" table:formula="of:=IF(ISBLANK([base.AO51]);&quot;&quot;;[base.AO51])" office:value-type="string" office:string-value="TECH_CASTLE_CONSTRUCTION">
            <text:p>TECH_CASTLE_CONSTRUCTION</text:p>
          </table:table-cell>
          <table:table-cell table:style-name="ce20" table:formula="of:=IF(ISBLANK([base.AP51]);&quot;&quot;;[base.AP51])" office:value-type="float" office:value="0">
            <text:p>0</text:p>
          </table:table-cell>
          <table:table-cell table:style-name="ce20" table:formula="of:=IF(ISBLANK([base.AQ51]);&quot;&quot;;[base.AQ51])" office:value-type="float" office:value="98">
            <text:p>98</text:p>
          </table:table-cell>
          <table:table-cell table:style-name="ce20" table:formula="of:=IF(ISBLANK([base.AR51]);&quot;&quot;;[base.AR51])" office:value-type="float" office:value="3">
            <text:p>3</text:p>
          </table:table-cell>
          <table:table-cell table:style-name="ce20" table:formula="of:=IF(ISBLANK([base.AS51]);&quot;&quot;;[base.AS51])" office:value-type="string" office:string-value="Qui s'y frotte s'y pique ! ">
            <text:p>Qui s'y frotte s'y pique ! </text:p>
          </table:table-cell>
          <table:table-cell table:style-name="ce20" table:formula="of:=IF(ISBLANK([base.AT51]);&quot;&quot;;[base.AT51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3]" office:value-type="string" office:string-value="CA_wall_q_4">
            <text:p>CA_wall_q_4</text:p>
          </table:table-cell>
          <table:table-cell table:style-name="ce20" table:formula="of:=IF(ISBLANK([base.D53]);&quot;&quot;;[base.D53])" office:value-type="string" office:string-value="Douves">
            <text:p>Douves</text:p>
          </table:table-cell>
          <table:table-cell table:style-name="ce20" table:formula="of:=IF(ISBLANK([base.E53]);&quot;&quot;;[base.E53])" office:value-type="string" office:string-value="Moat4">
            <text:p>Moat4</text:p>
          </table:table-cell>
          <table:table-cell table:formula="of:=[base.W53]" office:value-type="float" office:value="310">
            <text:p>310</text:p>
          </table:table-cell>
          <table:table-cell table:formula="of:=[base.X53]" office:value-type="float" office:value="0">
            <text:p>0</text:p>
          </table:table-cell>
          <table:table-cell table:formula="of:=[base.N53]" office:value-type="float" office:value="1100">
            <text:p>110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52]);&quot;&quot;;[base.Z52])" office:value-type="string" office:string-value="fort_level">
            <text:p>fort_level</text:p>
          </table:table-cell>
          <table:table-cell table:style-name="ce20" table:formula="of:=IF(ISBLANK([base.AA52]);&quot;&quot;;[base.AA52])" office:value-type="float" office:value="0.3">
            <text:p>0,3</text:p>
          </table:table-cell>
          <table:table-cell table:style-name="ce20" table:formula="of:=IF(ISBLANK([base.AB52]);&quot;&quot;;[base.AB52])">
            <text:p/>
          </table:table-cell>
          <table:table-cell table:style-name="ce20" table:formula="of:=IF(ISBLANK([base.AC52]);&quot;&quot;;[base.AC52])">
            <text:p/>
          </table:table-cell>
          <table:table-cell table:style-name="ce20" table:formula="of:=IF(ISBLANK([base.AD52]);&quot;&quot;;[base.AD52])">
            <text:p/>
          </table:table-cell>
          <table:table-cell table:style-name="ce20" table:formula="of:=IF(ISBLANK([base.AE52]);&quot;&quot;;[base.AE52])">
            <text:p/>
          </table:table-cell>
          <table:table-cell table:style-name="ce20" table:formula="of:=IF(ISBLANK([base.AF52]);&quot;&quot;;[base.AF52])">
            <text:p/>
          </table:table-cell>
          <table:table-cell table:style-name="ce20" table:formula="of:=IF(ISBLANK([base.AG52]);&quot;&quot;;[base.AG52])">
            <text:p/>
          </table:table-cell>
          <table:table-cell table:style-name="ce20" table:formula="of:=IF(ISBLANK([base.AH52]);&quot;&quot;;[base.AH52])">
            <text:p/>
          </table:table-cell>
          <table:table-cell table:style-name="ce20" table:formula="of:=IF(ISBLANK([base.AI52]);&quot;&quot;;[base.AI52])">
            <text:p/>
          </table:table-cell>
          <table:table-cell table:style-name="ce20" table:formula="of:=IF(ISBLANK([base.AJ52]);&quot;&quot;;[base.AJ52])">
            <text:p/>
          </table:table-cell>
          <table:table-cell table:style-name="ce20" table:formula="of:=IF(ISBLANK([base.AK52]);&quot;&quot;;[base.AK52])">
            <text:p/>
          </table:table-cell>
          <table:table-cell table:style-name="ce20" table:formula="of:=IF(ISBLANK([base.AL52]);&quot;&quot;;[base.AL52])" office:value-type="string" office:string-value="CA_wall_q_2">
            <text:p>CA_wall_q_2</text:p>
          </table:table-cell>
          <table:table-cell table:style-name="ce20" table:formula="of:=IF(ISBLANK([base.AM52]);&quot;&quot;;[base.AM52])">
            <text:p/>
          </table:table-cell>
          <table:table-cell table:style-name="ce20" table:formula="of:=IF(ISBLANK([base.AN52]);&quot;&quot;;[base.AN52])">
            <text:p/>
          </table:table-cell>
          <table:table-cell table:style-name="ce20" table:formula="of:=IF(ISBLANK([base.AO52]);&quot;&quot;;[base.AO52])" office:value-type="string" office:string-value="TECH_CASTLE_CONSTRUCTION">
            <text:p>TECH_CASTLE_CONSTRUCTION</text:p>
          </table:table-cell>
          <table:table-cell table:style-name="ce20" table:formula="of:=IF(ISBLANK([base.AP52]);&quot;&quot;;[base.AP52])" office:value-type="float" office:value="0">
            <text:p>0</text:p>
          </table:table-cell>
          <table:table-cell table:style-name="ce20" table:formula="of:=IF(ISBLANK([base.AQ52]);&quot;&quot;;[base.AQ52])" office:value-type="float" office:value="97">
            <text:p>97</text:p>
          </table:table-cell>
          <table:table-cell table:style-name="ce20" table:formula="of:=IF(ISBLANK([base.AR52]);&quot;&quot;;[base.AR52])" office:value-type="float" office:value="4">
            <text:p>4</text:p>
          </table:table-cell>
          <table:table-cell table:style-name="ce20" table:formula="of:=IF(ISBLANK([base.AS52]);&quot;&quot;;[base.AS52])" office:value-type="string" office:string-value="Un grand fossé entourant nos défenses et empli d'eaux brunâtres.">
            <text:p>Un grand fossé entourant nos défenses et empli d'eaux brunâtres.</text:p>
          </table:table-cell>
          <table:table-cell table:style-name="ce20" table:formula="of:=IF(ISBLANK([base.AT52]);&quot;&quot;;[base.AT52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5]" office:value-type="string" office:string-value="CA_wall_1">
            <text:p>CA_wall_1</text:p>
          </table:table-cell>
          <table:table-cell table:style-name="ce20" table:formula="of:=IF(ISBLANK([base.D55]);&quot;&quot;;[base.D55])" office:value-type="string" office:string-value="Talus défensif">
            <text:p>Talus défensif</text:p>
          </table:table-cell>
          <table:table-cell table:style-name="ce20" table:formula="of:=IF(ISBLANK([base.E55]);&quot;&quot;;[base.E55])" office:value-type="string" office:string-value="Talus défensif">
            <text:p>Talus défensif</text:p>
          </table:table-cell>
          <table:table-cell table:formula="of:=[base.W55]" office:value-type="float" office:value="160">
            <text:p>160</text:p>
          </table:table-cell>
          <table:table-cell table:formula="of:=[base.X55]" office:value-type="float" office:value="0">
            <text:p>0</text:p>
          </table:table-cell>
          <table:table-cell table:formula="of:=[base.N55]" office:value-type="float" office:value="270">
            <text:p>27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53]);&quot;&quot;;[base.Z53])" office:value-type="string" office:string-value="fort_level">
            <text:p>fort_level</text:p>
          </table:table-cell>
          <table:table-cell table:style-name="ce20" table:formula="of:=IF(ISBLANK([base.AA53]);&quot;&quot;;[base.AA53])" office:value-type="float" office:value="0.2">
            <text:p>0,2</text:p>
          </table:table-cell>
          <table:table-cell table:style-name="ce20" table:formula="of:=IF(ISBLANK([base.AB53]);&quot;&quot;;[base.AB53])">
            <text:p/>
          </table:table-cell>
          <table:table-cell table:style-name="ce20" table:formula="of:=IF(ISBLANK([base.AC53]);&quot;&quot;;[base.AC53])">
            <text:p/>
          </table:table-cell>
          <table:table-cell table:style-name="ce20" table:formula="of:=IF(ISBLANK([base.AD53]);&quot;&quot;;[base.AD53])">
            <text:p/>
          </table:table-cell>
          <table:table-cell table:style-name="ce20" table:formula="of:=IF(ISBLANK([base.AE53]);&quot;&quot;;[base.AE53])">
            <text:p/>
          </table:table-cell>
          <table:table-cell table:style-name="ce20" table:formula="of:=IF(ISBLANK([base.AF53]);&quot;&quot;;[base.AF53])">
            <text:p/>
          </table:table-cell>
          <table:table-cell table:style-name="ce20" table:formula="of:=IF(ISBLANK([base.AG53]);&quot;&quot;;[base.AG53])">
            <text:p/>
          </table:table-cell>
          <table:table-cell table:style-name="ce20" table:formula="of:=IF(ISBLANK([base.AH53]);&quot;&quot;;[base.AH53])">
            <text:p/>
          </table:table-cell>
          <table:table-cell table:style-name="ce20" table:formula="of:=IF(ISBLANK([base.AI53]);&quot;&quot;;[base.AI53])">
            <text:p/>
          </table:table-cell>
          <table:table-cell table:style-name="ce20" table:formula="of:=IF(ISBLANK([base.AJ53]);&quot;&quot;;[base.AJ53])" office:value-type="string" office:string-value="FORT">
            <text:p>FORT</text:p>
          </table:table-cell>
          <table:table-cell table:style-name="ce20" table:formula="of:=IF(ISBLANK([base.AK53]);&quot;&quot;;[base.AK53])">
            <text:p/>
          </table:table-cell>
          <table:table-cell table:style-name="ce20" table:formula="of:=IF(ISBLANK([base.AL53]);&quot;&quot;;[base.AL53])" office:value-type="string" office:string-value="CA_wall_q_3">
            <text:p>CA_wall_q_3</text:p>
          </table:table-cell>
          <table:table-cell table:style-name="ce20" table:formula="of:=IF(ISBLANK([base.AM53]);&quot;&quot;;[base.AM53])">
            <text:p/>
          </table:table-cell>
          <table:table-cell table:style-name="ce20" table:formula="of:=IF(ISBLANK([base.AN53]);&quot;&quot;;[base.AN53])">
            <text:p/>
          </table:table-cell>
          <table:table-cell table:style-name="ce20" table:formula="of:=IF(ISBLANK([base.AO53]);&quot;&quot;;[base.AO53])" office:value-type="string" office:string-value="TECH_CASTLE_CONSTRUCTION">
            <text:p>TECH_CASTLE_CONSTRUCTION</text:p>
          </table:table-cell>
          <table:table-cell table:style-name="ce20" table:formula="of:=IF(ISBLANK([base.AP53]);&quot;&quot;;[base.AP53])" office:value-type="float" office:value="0">
            <text:p>0</text:p>
          </table:table-cell>
          <table:table-cell table:style-name="ce20" table:formula="of:=IF(ISBLANK([base.AQ53]);&quot;&quot;;[base.AQ53])" office:value-type="float" office:value="96">
            <text:p>96</text:p>
          </table:table-cell>
          <table:table-cell table:style-name="ce20" table:formula="of:=IF(ISBLANK([base.AR53]);&quot;&quot;;[base.AR53])" office:value-type="float" office:value="5">
            <text:p>5</text:p>
          </table:table-cell>
          <table:table-cell table:style-name="ce20" table:formula="of:=IF(ISBLANK([base.AS53]);&quot;&quot;;[base.AS53])" office:value-type="string" office:string-value="Un fossé profond et large rempli d'eau.">
            <text:p>Un fossé profond et large rempli d'eau.</text:p>
          </table:table-cell>
          <table:table-cell table:style-name="ce20" table:formula="of:=IF(ISBLANK([base.AT53]);&quot;&quot;;[base.AT53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6]" office:value-type="string" office:string-value="CA_wall_2">
            <text:p>CA_wall_2</text:p>
          </table:table-cell>
          <table:table-cell table:style-name="ce20" table:formula="of:=IF(ISBLANK([base.D56]);&quot;&quot;;[base.D56])" office:value-type="string" office:string-value="Palissade en bois">
            <text:p>Palissade en bois</text:p>
          </table:table-cell>
          <table:table-cell table:style-name="ce20" table:formula="of:=IF(ISBLANK([base.E56]);&quot;&quot;;[base.E56])" office:value-type="string" office:string-value="Palissade en bois">
            <text:p>Palissade en bois</text:p>
          </table:table-cell>
          <table:table-cell table:formula="of:=[base.W56]" office:value-type="float" office:value="200">
            <text:p>200</text:p>
          </table:table-cell>
          <table:table-cell table:formula="of:=[base.X56]" office:value-type="float" office:value="0">
            <text:p>0</text:p>
          </table:table-cell>
          <table:table-cell table:formula="of:=[base.N56]" office:value-type="float" office:value="550">
            <text:p>55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55]);&quot;&quot;;[base.Z55])" office:value-type="string" office:string-value="fort_level">
            <text:p>fort_level</text:p>
          </table:table-cell>
          <table:table-cell table:style-name="ce20" table:formula="of:=IF(ISBLANK([base.AA55]);&quot;&quot;;[base.AA55])" office:value-type="float" office:value="0.1">
            <text:p>0,1</text:p>
          </table:table-cell>
          <table:table-cell table:style-name="ce20" table:formula="of:=IF(ISBLANK([base.AB55]);&quot;&quot;;[base.AB55])">
            <text:p/>
          </table:table-cell>
          <table:table-cell table:style-name="ce20" table:formula="of:=IF(ISBLANK([base.AC55]);&quot;&quot;;[base.AC55])">
            <text:p/>
          </table:table-cell>
          <table:table-cell table:style-name="ce20" table:formula="of:=IF(ISBLANK([base.AD55]);&quot;&quot;;[base.AD55])">
            <text:p/>
          </table:table-cell>
          <table:table-cell table:style-name="ce20" table:formula="of:=IF(ISBLANK([base.AE55]);&quot;&quot;;[base.AE55])">
            <text:p/>
          </table:table-cell>
          <table:table-cell table:style-name="ce20" table:formula="of:=IF(ISBLANK([base.AF55]);&quot;&quot;;[base.AF55])">
            <text:p/>
          </table:table-cell>
          <table:table-cell table:style-name="ce20" table:formula="of:=IF(ISBLANK([base.AG55]);&quot;&quot;;[base.AG55])">
            <text:p/>
          </table:table-cell>
          <table:table-cell table:style-name="ce20" table:formula="of:=IF(ISBLANK([base.AH54]);&quot;&quot;;[base.AH54])">
            <text:p/>
          </table:table-cell>
          <table:table-cell table:style-name="ce20" table:formula="of:=IF(ISBLANK([base.AI54]);&quot;&quot;;[base.AI54])">
            <text:p/>
          </table:table-cell>
          <table:table-cell table:style-name="ce20" table:formula="of:=IF(ISBLANK([base.AJ55]);&quot;&quot;;[base.AJ55])">
            <text:p/>
          </table:table-cell>
          <table:table-cell table:style-name="ce20" table:formula="of:=IF(ISBLANK([base.AK55]);&quot;&quot;;[base.AK55])">
            <text:p/>
          </table:table-cell>
          <table:table-cell table:style-name="ce20" table:formula="of:=IF(ISBLANK([base.AL55]);&quot;&quot;;[base.AL55])">
            <text:p/>
          </table:table-cell>
          <table:table-cell table:style-name="ce20" table:formula="of:=IF(ISBLANK([base.AM55]);&quot;&quot;;[base.AM55])">
            <text:p/>
          </table:table-cell>
          <table:table-cell table:style-name="ce20" table:formula="of:=IF(ISBLANK([base.AN55]);&quot;&quot;;[base.AN55])">
            <text:p/>
          </table:table-cell>
          <table:table-cell table:style-name="ce20" table:formula="of:=IF(ISBLANK([base.AO55]);&quot;&quot;;[base.AO55])" office:value-type="string" office:string-value="TECH_CASTLE_CONSTRUCTION">
            <text:p>TECH_CASTLE_CONSTRUCTION</text:p>
          </table:table-cell>
          <table:table-cell table:style-name="ce20" table:formula="of:=IF(ISBLANK([base.AP55]);&quot;&quot;;[base.AP55])" office:value-type="float" office:value="0">
            <text:p>0</text:p>
          </table:table-cell>
          <table:table-cell table:style-name="ce20" table:formula="of:=IF(ISBLANK([base.AQ55]);&quot;&quot;;[base.AQ55])" office:value-type="float" office:value="100">
            <text:p>100</text:p>
          </table:table-cell>
          <table:table-cell table:style-name="ce20" table:formula="of:=IF(ISBLANK([base.AR55]);&quot;&quot;;[base.AR55])" office:value-type="float" office:value="1">
            <text:p>1</text:p>
          </table:table-cell>
          <table:table-cell table:style-name="ce20" table:formula="of:=IF(ISBLANK([base.AS55]);&quot;&quot;;[base.AS55])" office:value-type="string" office:string-value="De la terre et des pierres amassées pour former une défense assez sommaire mais qui permet néanmoins de ralentir l'ennemi.">
            <text:p>De la terre et des pierres amassées pour former une défense assez sommaire mais qui permet néanmoins de ralentir l'ennemi.</text:p>
          </table:table-cell>
          <table:table-cell table:style-name="ce20" table:formula="of:=IF(ISBLANK([base.AT55]);&quot;&quot;;[base.AT55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7]" office:value-type="string" office:string-value="CA_wall_3">
            <text:p>CA_wall_3</text:p>
          </table:table-cell>
          <table:table-cell table:style-name="ce20" table:formula="of:=IF(ISBLANK([base.D57]);&quot;&quot;;[base.D57])" office:value-type="string" office:string-value="Enceinte de pierre">
            <text:p>Enceinte de pierre</text:p>
          </table:table-cell>
          <table:table-cell table:style-name="ce20" table:formula="of:=IF(ISBLANK([base.E57]);&quot;&quot;;[base.E57])" office:value-type="string" office:string-value="Enceinte de pierre">
            <text:p>Enceinte de pierre</text:p>
          </table:table-cell>
          <table:table-cell table:formula="of:=[base.W57]" office:value-type="float" office:value="400">
            <text:p>400</text:p>
          </table:table-cell>
          <table:table-cell table:formula="of:=[base.X57]" office:value-type="float" office:value="0">
            <text:p>0</text:p>
          </table:table-cell>
          <table:table-cell table:formula="of:=[base.N57]" office:value-type="float" office:value="910">
            <text:p>91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56]);&quot;&quot;;[base.Z56])" office:value-type="string" office:string-value="fort_level">
            <text:p>fort_level</text:p>
          </table:table-cell>
          <table:table-cell table:style-name="ce20" table:formula="of:=IF(ISBLANK([base.AA56]);&quot;&quot;;[base.AA56])" office:value-type="float" office:value="0.5">
            <text:p>0,5</text:p>
          </table:table-cell>
          <table:table-cell table:style-name="ce20" table:formula="of:=IF(ISBLANK([base.AB56]);&quot;&quot;;[base.AB56])" office:value-type="string" office:string-value="tax_income">
            <text:p>tax_income</text:p>
          </table:table-cell>
          <table:table-cell table:style-name="ce20" table:formula="of:=IF(ISBLANK([base.AC56]);&quot;&quot;;[base.AC56])" office:value-type="float" office:value="-0.2">
            <text:p>-0,2</text:p>
          </table:table-cell>
          <table:table-cell table:style-name="ce20" table:formula="of:=IF(ISBLANK([base.AD56]);&quot;&quot;;[base.AD56])">
            <text:p/>
          </table:table-cell>
          <table:table-cell table:style-name="ce20" table:formula="of:=IF(ISBLANK([base.AE56]);&quot;&quot;;[base.AE56])">
            <text:p/>
          </table:table-cell>
          <table:table-cell table:style-name="ce20" table:formula="of:=IF(ISBLANK([base.AF56]);&quot;&quot;;[base.AF56])">
            <text:p/>
          </table:table-cell>
          <table:table-cell table:style-name="ce20" table:formula="of:=IF(ISBLANK([base.AG56]);&quot;&quot;;[base.AG56])">
            <text:p/>
          </table:table-cell>
          <table:table-cell table:style-name="ce20" table:formula="of:=IF(ISBLANK([base.AH55]);&quot;&quot;;[base.AH55])">
            <text:p/>
          </table:table-cell>
          <table:table-cell table:style-name="ce20" table:formula="of:=IF(ISBLANK([base.AI55]);&quot;&quot;;[base.AI55])">
            <text:p/>
          </table:table-cell>
          <table:table-cell table:style-name="ce20" table:formula="of:=IF(ISBLANK([base.AJ56]);&quot;&quot;;[base.AJ56])">
            <text:p/>
          </table:table-cell>
          <table:table-cell table:style-name="ce20" table:formula="of:=IF(ISBLANK([base.AK56]);&quot;&quot;;[base.AK56])">
            <text:p/>
          </table:table-cell>
          <table:table-cell table:style-name="ce20" table:formula="of:=IF(ISBLANK([base.AL56]);&quot;&quot;;[base.AL56])" office:value-type="string" office:string-value="CA_wall_1">
            <text:p>CA_wall_1</text:p>
          </table:table-cell>
          <table:table-cell table:style-name="ce20" table:formula="of:=IF(ISBLANK([base.AM56]);&quot;&quot;;[base.AM56])">
            <text:p/>
          </table:table-cell>
          <table:table-cell table:style-name="ce20" table:formula="of:=IF(ISBLANK([base.AN56]);&quot;&quot;;[base.AN56])">
            <text:p/>
          </table:table-cell>
          <table:table-cell table:style-name="ce20" table:formula="of:=IF(ISBLANK([base.AO56]);&quot;&quot;;[base.AO56])" office:value-type="string" office:string-value="TECH_CASTLE_CONSTRUCTION">
            <text:p>TECH_CASTLE_CONSTRUCTION</text:p>
          </table:table-cell>
          <table:table-cell table:style-name="ce20" table:formula="of:=IF(ISBLANK([base.AP56]);&quot;&quot;;[base.AP56])" office:value-type="float" office:value="0">
            <text:p>0</text:p>
          </table:table-cell>
          <table:table-cell table:style-name="ce20" table:formula="of:=IF(ISBLANK([base.AQ56]);&quot;&quot;;[base.AQ56])" office:value-type="float" office:value="99">
            <text:p>99</text:p>
          </table:table-cell>
          <table:table-cell table:style-name="ce20" table:formula="of:=IF(ISBLANK([base.AR56]);&quot;&quot;;[base.AR56])" office:value-type="float" office:value="2">
            <text:p>2</text:p>
          </table:table-cell>
          <table:table-cell table:style-name="ce20" table:formula="of:=IF(ISBLANK([base.AS56]);&quot;&quot;;[base.AS56])" office:value-type="string" office:string-value="Une palissade de rondins alignés au somment taillé en pointe. Une défense efficace contre les bêtes et les bandits mais beaucoup plus vulnérables à des soldats entraînés.">
            <text:p>Une palissade de rondins alignés au somment taillé en pointe. Une défense efficace contre les bêtes et les bandits mais beaucoup plus vulnérables à des soldats entraînés.</text:p>
          </table:table-cell>
          <table:table-cell table:style-name="ce20" table:formula="of:=IF(ISBLANK([base.AT56]);&quot;&quot;;[base.AT56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8]" office:value-type="string" office:string-value="CA_wall_4">
            <text:p>CA_wall_4</text:p>
          </table:table-cell>
          <table:table-cell table:style-name="ce20" table:formula="of:=IF(ISBLANK([base.D58]);&quot;&quot;;[base.D58])" office:value-type="string" office:string-value="Enceinte épaisse">
            <text:p>Enceinte épaisse</text:p>
          </table:table-cell>
          <table:table-cell table:style-name="ce20" table:formula="of:=IF(ISBLANK([base.E58]);&quot;&quot;;[base.E58])" office:value-type="string" office:string-value="Enceinte épaisse">
            <text:p>Enceinte épaisse</text:p>
          </table:table-cell>
          <table:table-cell table:formula="of:=[base.W58]" office:value-type="float" office:value="360">
            <text:p>360</text:p>
          </table:table-cell>
          <table:table-cell table:formula="of:=[base.X58]" office:value-type="float" office:value="0">
            <text:p>0</text:p>
          </table:table-cell>
          <table:table-cell table:formula="of:=[base.N58]" office:value-type="float" office:value="770">
            <text:p>77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57]);&quot;&quot;;[base.Z57])" office:value-type="string" office:string-value="fort_level">
            <text:p>fort_level</text:p>
          </table:table-cell>
          <table:table-cell table:style-name="ce20" table:formula="of:=IF(ISBLANK([base.AA57]);&quot;&quot;;[base.AA57])" office:value-type="float" office:value="1">
            <text:p>1</text:p>
          </table:table-cell>
          <table:table-cell table:style-name="ce20" table:formula="of:=IF(ISBLANK([base.AB57]);&quot;&quot;;[base.AB57])" office:value-type="string" office:string-value="tax_income">
            <text:p>tax_income</text:p>
          </table:table-cell>
          <table:table-cell table:style-name="ce20" table:formula="of:=IF(ISBLANK([base.AC57]);&quot;&quot;;[base.AC57])" office:value-type="float" office:value="-0.6">
            <text:p>-0,6</text:p>
          </table:table-cell>
          <table:table-cell table:style-name="ce20" table:formula="of:=IF(ISBLANK([base.AD57]);&quot;&quot;;[base.AD57])">
            <text:p/>
          </table:table-cell>
          <table:table-cell table:style-name="ce20" table:formula="of:=IF(ISBLANK([base.AE57]);&quot;&quot;;[base.AE57])">
            <text:p/>
          </table:table-cell>
          <table:table-cell table:style-name="ce20" table:formula="of:=IF(ISBLANK([base.AF57]);&quot;&quot;;[base.AF57])">
            <text:p/>
          </table:table-cell>
          <table:table-cell table:style-name="ce20" table:formula="of:=IF(ISBLANK([base.AG57]);&quot;&quot;;[base.AG57])">
            <text:p/>
          </table:table-cell>
          <table:table-cell table:style-name="ce20" table:formula="of:=IF(ISBLANK([base.AH56]);&quot;&quot;;[base.AH56])">
            <text:p/>
          </table:table-cell>
          <table:table-cell table:style-name="ce20" table:formula="of:=IF(ISBLANK([base.AI56]);&quot;&quot;;[base.AI56])">
            <text:p/>
          </table:table-cell>
          <table:table-cell table:style-name="ce20" table:formula="of:=IF(ISBLANK([base.AJ57]);&quot;&quot;;[base.AJ57])">
            <text:p/>
          </table:table-cell>
          <table:table-cell table:style-name="ce20" table:formula="of:=IF(ISBLANK([base.AK57]);&quot;&quot;;[base.AK57])">
            <text:p/>
          </table:table-cell>
          <table:table-cell table:style-name="ce20" table:formula="of:=IF(ISBLANK([base.AL57]);&quot;&quot;;[base.AL57])" office:value-type="string" office:string-value="CA_wall_2">
            <text:p>CA_wall_2</text:p>
          </table:table-cell>
          <table:table-cell table:style-name="ce20" table:formula="of:=IF(ISBLANK([base.AM57]);&quot;&quot;;[base.AM57])">
            <text:p/>
          </table:table-cell>
          <table:table-cell table:style-name="ce20" table:formula="of:=IF(ISBLANK([base.AN57]);&quot;&quot;;[base.AN57])">
            <text:p/>
          </table:table-cell>
          <table:table-cell table:style-name="ce20" table:formula="of:=IF(ISBLANK([base.AO57]);&quot;&quot;;[base.AO57])" office:value-type="string" office:string-value="TECH_CASTLE_CONSTRUCTION">
            <text:p>TECH_CASTLE_CONSTRUCTION</text:p>
          </table:table-cell>
          <table:table-cell table:style-name="ce20" table:formula="of:=IF(ISBLANK([base.AP57]);&quot;&quot;;[base.AP57])" office:value-type="float" office:value="0">
            <text:p>0</text:p>
          </table:table-cell>
          <table:table-cell table:style-name="ce20" table:formula="of:=IF(ISBLANK([base.AQ57]);&quot;&quot;;[base.AQ57])" office:value-type="float" office:value="98">
            <text:p>98</text:p>
          </table:table-cell>
          <table:table-cell table:style-name="ce20" table:formula="of:=IF(ISBLANK([base.AR57]);&quot;&quot;;[base.AR57])" office:value-type="float" office:value="3">
            <text:p>3</text:p>
          </table:table-cell>
          <table:table-cell table:style-name="ce20" table:formula="of:=IF(ISBLANK([base.AS57]);&quot;&quot;;[base.AS57])" office:value-type="string" office:string-value="Une enceinte de pierre taillées et maçonnées  qui représente une défense digne et suffisante pour la plupart des seigneurs.">
            <text:p>Une enceinte de pierre taillées et maçonnées <text:s/>qui représente une défense digne et suffisante pour la plupart des seigneurs.</text:p>
          </table:table-cell>
          <table:table-cell table:style-name="ce20" table:formula="of:=IF(ISBLANK([base.AT57]);&quot;&quot;;[base.AT57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59]" office:value-type="string" office:string-value="CA_wall_5">
            <text:p>CA_wall_5</text:p>
          </table:table-cell>
          <table:table-cell table:style-name="ce20" table:formula="of:=IF(ISBLANK([base.D59]);&quot;&quot;;[base.D59])" office:value-type="string" office:string-value="Grande enceinte">
            <text:p>Grande enceinte</text:p>
          </table:table-cell>
          <table:table-cell table:style-name="ce20" table:formula="of:=IF(ISBLANK([base.E59]);&quot;&quot;;[base.E59])" office:value-type="string" office:string-value="Grande enceinte">
            <text:p>Grande enceinte</text:p>
          </table:table-cell>
          <table:table-cell table:formula="of:=[base.W59]" office:value-type="float" office:value="590">
            <text:p>590</text:p>
          </table:table-cell>
          <table:table-cell table:formula="of:=[base.X59]" office:value-type="float" office:value="0">
            <text:p>0</text:p>
          </table:table-cell>
          <table:table-cell table:formula="of:=[base.N59]" office:value-type="float" office:value="1460">
            <text:p>146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58]);&quot;&quot;;[base.Z58])" office:value-type="string" office:string-value="fort_level">
            <text:p>fort_level</text:p>
          </table:table-cell>
          <table:table-cell table:style-name="ce20" table:formula="of:=IF(ISBLANK([base.AA58]);&quot;&quot;;[base.AA58])" office:value-type="float" office:value="0.5">
            <text:p>0,5</text:p>
          </table:table-cell>
          <table:table-cell table:style-name="ce20" table:formula="of:=IF(ISBLANK([base.AB58]);&quot;&quot;;[base.AB58])" office:value-type="string" office:string-value="tax_income">
            <text:p>tax_income</text:p>
          </table:table-cell>
          <table:table-cell table:style-name="ce20" table:formula="of:=IF(ISBLANK([base.AC58]);&quot;&quot;;[base.AC58])" office:value-type="float" office:value="-0.3">
            <text:p>-0,3</text:p>
          </table:table-cell>
          <table:table-cell table:style-name="ce20" table:formula="of:=IF(ISBLANK([base.AD58]);&quot;&quot;;[base.AD58])">
            <text:p/>
          </table:table-cell>
          <table:table-cell table:style-name="ce20" table:formula="of:=IF(ISBLANK([base.AE58]);&quot;&quot;;[base.AE58])">
            <text:p/>
          </table:table-cell>
          <table:table-cell table:style-name="ce20" table:formula="of:=IF(ISBLANK([base.AF58]);&quot;&quot;;[base.AF58])">
            <text:p/>
          </table:table-cell>
          <table:table-cell table:style-name="ce20" table:formula="of:=IF(ISBLANK([base.AG58]);&quot;&quot;;[base.AG58])">
            <text:p/>
          </table:table-cell>
          <table:table-cell table:style-name="ce20" table:formula="of:=IF(ISBLANK([base.AH57]);&quot;&quot;;[base.AH57])">
            <text:p/>
          </table:table-cell>
          <table:table-cell table:style-name="ce20" table:formula="of:=IF(ISBLANK([base.AI57]);&quot;&quot;;[base.AI57])">
            <text:p/>
          </table:table-cell>
          <table:table-cell table:style-name="ce20" table:formula="of:=IF(ISBLANK([base.AJ58]);&quot;&quot;;[base.AJ58])">
            <text:p/>
          </table:table-cell>
          <table:table-cell table:style-name="ce20" table:formula="of:=IF(ISBLANK([base.AK58]);&quot;&quot;;[base.AK58])">
            <text:p/>
          </table:table-cell>
          <table:table-cell table:style-name="ce20" table:formula="of:=IF(ISBLANK([base.AL58]);&quot;&quot;;[base.AL58])" office:value-type="string" office:string-value="CA_wall_3">
            <text:p>CA_wall_3</text:p>
          </table:table-cell>
          <table:table-cell table:style-name="ce20" table:formula="of:=IF(ISBLANK([base.AM58]);&quot;&quot;;[base.AM58])">
            <text:p/>
          </table:table-cell>
          <table:table-cell table:style-name="ce20" table:formula="of:=IF(ISBLANK([base.AN58]);&quot;&quot;;[base.AN58])">
            <text:p/>
          </table:table-cell>
          <table:table-cell table:style-name="ce20" table:formula="of:=IF(ISBLANK([base.AO58]);&quot;&quot;;[base.AO58])" office:value-type="string" office:string-value="TECH_CASTLE_CONSTRUCTION">
            <text:p>TECH_CASTLE_CONSTRUCTION</text:p>
          </table:table-cell>
          <table:table-cell table:style-name="ce20" table:formula="of:=IF(ISBLANK([base.AP58]);&quot;&quot;;[base.AP58])" office:value-type="float" office:value="0">
            <text:p>0</text:p>
          </table:table-cell>
          <table:table-cell table:style-name="ce20" table:formula="of:=IF(ISBLANK([base.AQ58]);&quot;&quot;;[base.AQ58])" office:value-type="float" office:value="97">
            <text:p>97</text:p>
          </table:table-cell>
          <table:table-cell table:style-name="ce20" table:formula="of:=IF(ISBLANK([base.AR58]);&quot;&quot;;[base.AR58])" office:value-type="float" office:value="10">
            <text:p>10</text:p>
          </table:table-cell>
          <table:table-cell table:style-name="ce20" table:formula="of:=IF(ISBLANK([base.AS58]);&quot;&quot;;[base.AS58])" office:value-type="string" office:string-value="Une véritable enceinte faite pour résister à l'ennemi et au machines de siège.">
            <text:p>Une véritable enceinte faite pour résister à l'ennemi et au machines de siège.</text:p>
          </table:table-cell>
          <table:table-cell table:style-name="ce20" table:formula="of:=IF(ISBLANK([base.AT58]);&quot;&quot;;[base.AT58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2]" office:value-type="string" office:string-value="CA_tour_L1">
            <text:p>CA_tour_L1</text:p>
          </table:table-cell>
          <table:table-cell table:style-name="ce20" table:formula="of:=IF(ISBLANK([base.D62]);&quot;&quot;;[base.D62])" office:value-type="string" office:string-value="Tours en rondins">
            <text:p>Tours en rondins</text:p>
          </table:table-cell>
          <table:table-cell table:style-name="ce20" table:formula="of:=IF(ISBLANK([base.E62]);&quot;&quot;;[base.E62])" office:value-type="string" office:string-value="Tours en rondins">
            <text:p>Tours en rondins</text:p>
          </table:table-cell>
          <table:table-cell table:formula="of:=[base.W62]" office:value-type="float" office:value="170">
            <text:p>170</text:p>
          </table:table-cell>
          <table:table-cell table:formula="of:=[base.X62]" office:value-type="float" office:value="0">
            <text:p>0</text:p>
          </table:table-cell>
          <table:table-cell table:formula="of:=[base.N62]" office:value-type="float" office:value="270">
            <text:p>27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59]);&quot;&quot;;[base.Z59])" office:value-type="string" office:string-value="fort_level">
            <text:p>fort_level</text:p>
          </table:table-cell>
          <table:table-cell table:style-name="ce20" table:formula="of:=IF(ISBLANK([base.AA59]);&quot;&quot;;[base.AA59])" office:value-type="float" office:value="0.5">
            <text:p>0,5</text:p>
          </table:table-cell>
          <table:table-cell table:style-name="ce20" table:formula="of:=IF(ISBLANK([base.AB59]);&quot;&quot;;[base.AB59])" office:value-type="string" office:string-value="tax_income">
            <text:p>tax_income</text:p>
          </table:table-cell>
          <table:table-cell table:style-name="ce20" table:formula="of:=IF(ISBLANK([base.AC59]);&quot;&quot;;[base.AC59])" office:value-type="float" office:value="-0.4">
            <text:p>-0,4</text:p>
          </table:table-cell>
          <table:table-cell table:style-name="ce20" table:formula="of:=IF(ISBLANK([base.AD59]);&quot;&quot;;[base.AD59])">
            <text:p/>
          </table:table-cell>
          <table:table-cell table:style-name="ce20" table:formula="of:=IF(ISBLANK([base.AE59]);&quot;&quot;;[base.AE59])">
            <text:p/>
          </table:table-cell>
          <table:table-cell table:style-name="ce20" table:formula="of:=IF(ISBLANK([base.AF59]);&quot;&quot;;[base.AF59])">
            <text:p/>
          </table:table-cell>
          <table:table-cell table:style-name="ce20" table:formula="of:=IF(ISBLANK([base.AG59]);&quot;&quot;;[base.AG59])">
            <text:p/>
          </table:table-cell>
          <table:table-cell table:style-name="ce20" table:formula="of:=IF(ISBLANK([base.AH58]);&quot;&quot;;[base.AH58])">
            <text:p/>
          </table:table-cell>
          <table:table-cell table:style-name="ce20" table:formula="of:=IF(ISBLANK([base.AI58]);&quot;&quot;;[base.AI58])" office:value-type="string" office:string-value="BOURGFEODAL">
            <text:p>BOURGFEODAL</text:p>
          </table:table-cell>
          <table:table-cell table:style-name="ce20" table:formula="of:=IF(ISBLANK([base.AJ59]);&quot;&quot;;[base.AJ59])" office:value-type="string" office:string-value="FORT">
            <text:p>FORT</text:p>
          </table:table-cell>
          <table:table-cell table:style-name="ce20" table:formula="of:=IF(ISBLANK([base.AK59]);&quot;&quot;;[base.AK59])">
            <text:p/>
          </table:table-cell>
          <table:table-cell table:style-name="ce20" table:formula="of:=IF(ISBLANK([base.AL59]);&quot;&quot;;[base.AL59])" office:value-type="string" office:string-value="CA_wall_4">
            <text:p>CA_wall_4</text:p>
          </table:table-cell>
          <table:table-cell table:style-name="ce20" table:formula="of:=IF(ISBLANK([base.AM59]);&quot;&quot;;[base.AM59])">
            <text:p/>
          </table:table-cell>
          <table:table-cell table:style-name="ce20" table:formula="of:=IF(ISBLANK([base.AN59]);&quot;&quot;;[base.AN59])">
            <text:p/>
          </table:table-cell>
          <table:table-cell table:style-name="ce20" table:formula="of:=IF(ISBLANK([base.AO59]);&quot;&quot;;[base.AO59])" office:value-type="string" office:string-value="TECH_CASTLE_CONSTRUCTION">
            <text:p>TECH_CASTLE_CONSTRUCTION</text:p>
          </table:table-cell>
          <table:table-cell table:style-name="ce20" table:formula="of:=IF(ISBLANK([base.AP59]);&quot;&quot;;[base.AP59])" office:value-type="float" office:value="0">
            <text:p>0</text:p>
          </table:table-cell>
          <table:table-cell table:style-name="ce20" table:formula="of:=IF(ISBLANK([base.AQ59]);&quot;&quot;;[base.AQ59])" office:value-type="float" office:value="96">
            <text:p>96</text:p>
          </table:table-cell>
          <table:table-cell table:style-name="ce20" table:formula="of:=IF(ISBLANK([base.AR59]);&quot;&quot;;[base.AR59])" office:value-type="float" office:value="10">
            <text:p>10</text:p>
          </table:table-cell>
          <table:table-cell table:style-name="ce20" table:formula="of:=IF(ISBLANK([base.AS59]);&quot;&quot;;[base.AS59])" office:value-type="string" office:string-value="Des murs en pierre bien épais, hérissés de créneaux et de tours. Qui oserait s'en prendre à nous derrière nos solides murailles ?">
            <text:p>Des murs en pierre bien épais, hérissés de créneaux et de tours. Qui oserait s'en prendre à nous derrière nos solides murailles ?</text:p>
          </table:table-cell>
          <table:table-cell table:style-name="ce20" table:formula="of:=IF(ISBLANK([base.AT59]);&quot;&quot;;[base.AT59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3]" office:value-type="string" office:string-value="CA_tour_L2">
            <text:p>CA_tour_L2</text:p>
          </table:table-cell>
          <table:table-cell table:style-name="ce20" table:formula="of:=IF(ISBLANK([base.D63]);&quot;&quot;;[base.D63])" office:value-type="string" office:string-value="Tours en pierre">
            <text:p>Tours en pierre</text:p>
          </table:table-cell>
          <table:table-cell table:style-name="ce20" table:formula="of:=IF(ISBLANK([base.E63]);&quot;&quot;;[base.E63])" office:value-type="string" office:string-value="Tours en pierre">
            <text:p>Tours en pierre</text:p>
          </table:table-cell>
          <table:table-cell table:formula="of:=[base.W63]" office:value-type="float" office:value="220">
            <text:p>220</text:p>
          </table:table-cell>
          <table:table-cell table:formula="of:=[base.X63]" office:value-type="float" office:value="0">
            <text:p>0</text:p>
          </table:table-cell>
          <table:table-cell table:formula="of:=[base.N63]" office:value-type="float" office:value="550">
            <text:p>55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62]);&quot;&quot;;[base.Z62])" office:value-type="string" office:string-value="fort_level">
            <text:p>fort_level</text:p>
          </table:table-cell>
          <table:table-cell table:style-name="ce20" table:formula="of:=IF(ISBLANK([base.AA62]);&quot;&quot;;[base.AA62])" office:value-type="float" office:value="0.2">
            <text:p>0,2</text:p>
          </table:table-cell>
          <table:table-cell table:style-name="ce20" table:formula="of:=IF(ISBLANK([base.AB62]);&quot;&quot;;[base.AB62])" office:value-type="string" office:string-value="tax_income">
            <text:p>tax_income</text:p>
          </table:table-cell>
          <table:table-cell table:style-name="ce20" table:formula="of:=IF(ISBLANK([base.AC62]);&quot;&quot;;[base.AC62])" office:value-type="float" office:value="-0.1">
            <text:p>-0,1</text:p>
          </table:table-cell>
          <table:table-cell table:style-name="ce20" table:formula="of:=IF(ISBLANK([base.AD62]);&quot;&quot;;[base.AD62])" office:value-type="string" office:string-value="archers">
            <text:p>archers</text:p>
          </table:table-cell>
          <table:table-cell table:style-name="ce20" table:formula="of:=IF(ISBLANK([base.AE62]);&quot;&quot;;[base.AE62])" office:value-type="float" office:value="10">
            <text:p>10</text:p>
          </table:table-cell>
          <table:table-cell table:style-name="ce20" table:formula="of:=IF(ISBLANK([base.AF62]);&quot;&quot;;[base.AF62])">
            <text:p/>
          </table:table-cell>
          <table:table-cell table:style-name="ce20" table:formula="of:=IF(ISBLANK([base.AG62]);&quot;&quot;;[base.AG62])">
            <text:p/>
          </table:table-cell>
          <table:table-cell table:style-name="ce20" table:formula="of:=IF(ISBLANK([base.AH59]);&quot;&quot;;[base.AH59])">
            <text:p/>
          </table:table-cell>
          <table:table-cell table:style-name="ce20" table:formula="of:=IF(ISBLANK([base.AI59]);&quot;&quot;;[base.AI59])">
            <text:p/>
          </table:table-cell>
          <table:table-cell table:style-name="ce20" table:formula="of:=IF(ISBLANK([base.AJ62]);&quot;&quot;;[base.AJ62])">
            <text:p/>
          </table:table-cell>
          <table:table-cell table:style-name="ce20" table:formula="of:=IF(ISBLANK([base.AK62]);&quot;&quot;;[base.AK62])">
            <text:p/>
          </table:table-cell>
          <table:table-cell table:style-name="ce20" table:formula="of:=IF(ISBLANK([base.AL62]);&quot;&quot;;[base.AL62])">
            <text:p/>
          </table:table-cell>
          <table:table-cell table:style-name="ce20" table:formula="of:=IF(ISBLANK([base.AM62]);&quot;&quot;;[base.AM62])">
            <text:p/>
          </table:table-cell>
          <table:table-cell table:style-name="ce20" table:formula="of:=IF(ISBLANK([base.AN62]);&quot;&quot;;[base.AN62])">
            <text:p/>
          </table:table-cell>
          <table:table-cell table:style-name="ce20" table:formula="of:=IF(ISBLANK([base.AO62]);&quot;&quot;;[base.AO62])" office:value-type="string" office:string-value="TECH_CASTLE_CONSTRUCTION">
            <text:p>TECH_CASTLE_CONSTRUCTION</text:p>
          </table:table-cell>
          <table:table-cell table:style-name="ce20" table:formula="of:=IF(ISBLANK([base.AP62]);&quot;&quot;;[base.AP62])" office:value-type="float" office:value="0">
            <text:p>0</text:p>
          </table:table-cell>
          <table:table-cell table:style-name="ce20" table:formula="of:=IF(ISBLANK([base.AQ62]);&quot;&quot;;[base.AQ62])" office:value-type="float" office:value="98">
            <text:p>98</text:p>
          </table:table-cell>
          <table:table-cell table:style-name="ce20" table:formula="of:=IF(ISBLANK([base.AR62]);&quot;&quot;;[base.AR62])" office:value-type="float" office:value="2">
            <text:p>2</text:p>
          </table:table-cell>
          <table:table-cell table:style-name="ce20" table:formula="of:=IF(ISBLANK([base.AS62]);&quot;&quot;;[base.AS62])" office:value-type="string" office:string-value="bla">
            <text:p>bla</text:p>
          </table:table-cell>
          <table:table-cell table:style-name="ce20" table:formula="of:=IF(ISBLANK([base.AT62]);&quot;&quot;;[base.AT62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4]" office:value-type="string" office:string-value="CA_tour_L3">
            <text:p>CA_tour_L3</text:p>
          </table:table-cell>
          <table:table-cell table:style-name="ce20" table:formula="of:=IF(ISBLANK([base.D64]);&quot;&quot;;[base.D64])" office:value-type="string" office:string-value="Tours en pierre maçonnée">
            <text:p>Tours en pierre maçonnée</text:p>
          </table:table-cell>
          <table:table-cell table:style-name="ce20" table:formula="of:=IF(ISBLANK([base.E64]);&quot;&quot;;[base.E64])" office:value-type="string" office:string-value="Tours en pierre maçonnée">
            <text:p>Tours en pierre maçonnée</text:p>
          </table:table-cell>
          <table:table-cell table:formula="of:=[base.W64]" office:value-type="float" office:value="250">
            <text:p>250</text:p>
          </table:table-cell>
          <table:table-cell table:formula="of:=[base.X64]" office:value-type="float" office:value="0">
            <text:p>0</text:p>
          </table:table-cell>
          <table:table-cell table:formula="of:=[base.N64]" office:value-type="float" office:value="480">
            <text:p>48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63]);&quot;&quot;;[base.Z63])" office:value-type="string" office:string-value="fort_level">
            <text:p>fort_level</text:p>
          </table:table-cell>
          <table:table-cell table:style-name="ce20" table:formula="of:=IF(ISBLANK([base.AA63]);&quot;&quot;;[base.AA63])" office:value-type="float" office:value="0.3">
            <text:p>0,3</text:p>
          </table:table-cell>
          <table:table-cell table:style-name="ce20" table:formula="of:=IF(ISBLANK([base.AB63]);&quot;&quot;;[base.AB63])" office:value-type="string" office:string-value="tax_income">
            <text:p>tax_income</text:p>
          </table:table-cell>
          <table:table-cell table:style-name="ce20" table:formula="of:=IF(ISBLANK([base.AC63]);&quot;&quot;;[base.AC63])" office:value-type="float" office:value="-0.2">
            <text:p>-0,2</text:p>
          </table:table-cell>
          <table:table-cell table:style-name="ce20" table:formula="of:=IF(ISBLANK([base.AD63]);&quot;&quot;;[base.AD63])" office:value-type="string" office:string-value="archers">
            <text:p>archers</text:p>
          </table:table-cell>
          <table:table-cell table:style-name="ce20" table:formula="of:=IF(ISBLANK([base.AE63]);&quot;&quot;;[base.AE63])" office:value-type="float" office:value="20">
            <text:p>20</text:p>
          </table:table-cell>
          <table:table-cell table:style-name="ce20" table:formula="of:=IF(ISBLANK([base.AF63]);&quot;&quot;;[base.AF63])">
            <text:p/>
          </table:table-cell>
          <table:table-cell table:style-name="ce20" table:formula="of:=IF(ISBLANK([base.AG63]);&quot;&quot;;[base.AG63])">
            <text:p/>
          </table:table-cell>
          <table:table-cell table:style-name="ce20" table:formula="of:=IF(ISBLANK([base.AH60]);&quot;&quot;;[base.AH60])">
            <text:p/>
          </table:table-cell>
          <table:table-cell table:style-name="ce20" table:formula="of:=IF(ISBLANK([base.AI60]);&quot;&quot;;[base.AI60])">
            <text:p/>
          </table:table-cell>
          <table:table-cell table:style-name="ce20" table:formula="of:=IF(ISBLANK([base.AJ63]);&quot;&quot;;[base.AJ63])">
            <text:p/>
          </table:table-cell>
          <table:table-cell table:style-name="ce20" table:formula="of:=IF(ISBLANK([base.AK63]);&quot;&quot;;[base.AK63])">
            <text:p/>
          </table:table-cell>
          <table:table-cell table:style-name="ce20" table:formula="of:=IF(ISBLANK([base.AL63]);&quot;&quot;;[base.AL63])" office:value-type="string" office:string-value="CA_tour_L1">
            <text:p>CA_tour_L1</text:p>
          </table:table-cell>
          <table:table-cell table:style-name="ce20" table:formula="of:=IF(ISBLANK([base.AM63]);&quot;&quot;;[base.AM63])">
            <text:p/>
          </table:table-cell>
          <table:table-cell table:style-name="ce20" table:formula="of:=IF(ISBLANK([base.AN63]);&quot;&quot;;[base.AN63])">
            <text:p/>
          </table:table-cell>
          <table:table-cell table:style-name="ce20" table:formula="of:=IF(ISBLANK([base.AO63]);&quot;&quot;;[base.AO63])" office:value-type="string" office:string-value="TECH_CASTLE_CONSTRUCTION">
            <text:p>TECH_CASTLE_CONSTRUCTION</text:p>
          </table:table-cell>
          <table:table-cell table:style-name="ce20" table:formula="of:=IF(ISBLANK([base.AP63]);&quot;&quot;;[base.AP63])" office:value-type="float" office:value="0">
            <text:p>0</text:p>
          </table:table-cell>
          <table:table-cell table:style-name="ce20" table:formula="of:=IF(ISBLANK([base.AQ63]);&quot;&quot;;[base.AQ63])" office:value-type="float" office:value="97">
            <text:p>97</text:p>
          </table:table-cell>
          <table:table-cell table:style-name="ce20" table:formula="of:=IF(ISBLANK([base.AR63]);&quot;&quot;;[base.AR63])" office:value-type="float" office:value="3">
            <text:p>3</text:p>
          </table:table-cell>
          <table:table-cell table:style-name="ce20" table:formula="of:=IF(ISBLANK([base.AS63]);&quot;&quot;;[base.AS63])" office:value-type="string" office:string-value="bla">
            <text:p>bla</text:p>
          </table:table-cell>
          <table:table-cell table:style-name="ce20" table:formula="of:=IF(ISBLANK([base.AT63]);&quot;&quot;;[base.AT63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5]" office:value-type="string" office:string-value="CA_tour_L4">
            <text:p>CA_tour_L4</text:p>
          </table:table-cell>
          <table:table-cell table:style-name="ce20" table:formula="of:=IF(ISBLANK([base.D65]);&quot;&quot;;[base.D65])" office:value-type="string" office:string-value="Tours rondes">
            <text:p>Tours rondes</text:p>
          </table:table-cell>
          <table:table-cell table:style-name="ce20" table:formula="of:=IF(ISBLANK([base.E65]);&quot;&quot;;[base.E65])" office:value-type="string" office:string-value="Tours rondes">
            <text:p>Tours rondes</text:p>
          </table:table-cell>
          <table:table-cell table:formula="of:=[base.W65]" office:value-type="float" office:value="290">
            <text:p>290</text:p>
          </table:table-cell>
          <table:table-cell table:formula="of:=[base.X65]" office:value-type="float" office:value="90">
            <text:p>90</text:p>
          </table:table-cell>
          <table:table-cell table:formula="of:=[base.N65]" office:value-type="float" office:value="690">
            <text:p>69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64]);&quot;&quot;;[base.Z64])" office:value-type="string" office:string-value="fort_level">
            <text:p>fort_level</text:p>
          </table:table-cell>
          <table:table-cell table:style-name="ce20" table:formula="of:=IF(ISBLANK([base.AA64]);&quot;&quot;;[base.AA64])" office:value-type="float" office:value="0.2">
            <text:p>0,2</text:p>
          </table:table-cell>
          <table:table-cell table:style-name="ce20" table:formula="of:=IF(ISBLANK([base.AB64]);&quot;&quot;;[base.AB64])" office:value-type="string" office:string-value="tax_income">
            <text:p>tax_income</text:p>
          </table:table-cell>
          <table:table-cell table:style-name="ce20" table:formula="of:=IF(ISBLANK([base.AC64]);&quot;&quot;;[base.AC64])" office:value-type="float" office:value="-0.1">
            <text:p>-0,1</text:p>
          </table:table-cell>
          <table:table-cell table:style-name="ce20" table:formula="of:=IF(ISBLANK([base.AD64]);&quot;&quot;;[base.AD64])" office:value-type="string" office:string-value="archers">
            <text:p>archers</text:p>
          </table:table-cell>
          <table:table-cell table:style-name="ce20" table:formula="of:=IF(ISBLANK([base.AE64]);&quot;&quot;;[base.AE64])" office:value-type="float" office:value="10">
            <text:p>10</text:p>
          </table:table-cell>
          <table:table-cell table:style-name="ce20" table:formula="of:=IF(ISBLANK([base.AF64]);&quot;&quot;;[base.AF64])">
            <text:p/>
          </table:table-cell>
          <table:table-cell table:style-name="ce20" table:formula="of:=IF(ISBLANK([base.AG64]);&quot;&quot;;[base.AG64])">
            <text:p/>
          </table:table-cell>
          <table:table-cell table:style-name="ce20" table:formula="of:=IF(ISBLANK([base.AH61]);&quot;&quot;;[base.AH61])">
            <text:p/>
          </table:table-cell>
          <table:table-cell table:style-name="ce20" table:formula="of:=IF(ISBLANK([base.AI61]);&quot;&quot;;[base.AI61])">
            <text:p/>
          </table:table-cell>
          <table:table-cell table:style-name="ce20" table:formula="of:=IF(ISBLANK([base.AJ64]);&quot;&quot;;[base.AJ64])">
            <text:p/>
          </table:table-cell>
          <table:table-cell table:style-name="ce20" table:formula="of:=IF(ISBLANK([base.AK64]);&quot;&quot;;[base.AK64])">
            <text:p/>
          </table:table-cell>
          <table:table-cell table:style-name="ce20" table:formula="of:=IF(ISBLANK([base.AL64]);&quot;&quot;;[base.AL64])" office:value-type="string" office:string-value="CA_tour_L2">
            <text:p>CA_tour_L2</text:p>
          </table:table-cell>
          <table:table-cell table:style-name="ce20" table:formula="of:=IF(ISBLANK([base.AM64]);&quot;&quot;;[base.AM64])">
            <text:p/>
          </table:table-cell>
          <table:table-cell table:style-name="ce20" table:formula="of:=IF(ISBLANK([base.AN64]);&quot;&quot;;[base.AN64])">
            <text:p/>
          </table:table-cell>
          <table:table-cell table:style-name="ce20" table:formula="of:=IF(ISBLANK([base.AO64]);&quot;&quot;;[base.AO64])" office:value-type="string" office:string-value="TECH_CASTLE_CONSTRUCTION">
            <text:p>TECH_CASTLE_CONSTRUCTION</text:p>
          </table:table-cell>
          <table:table-cell table:style-name="ce20" table:formula="of:=IF(ISBLANK([base.AP64]);&quot;&quot;;[base.AP64])" office:value-type="float" office:value="0">
            <text:p>0</text:p>
          </table:table-cell>
          <table:table-cell table:style-name="ce20" table:formula="of:=IF(ISBLANK([base.AQ64]);&quot;&quot;;[base.AQ64])" office:value-type="float" office:value="96">
            <text:p>96</text:p>
          </table:table-cell>
          <table:table-cell table:style-name="ce20" table:formula="of:=IF(ISBLANK([base.AR64]);&quot;&quot;;[base.AR64])" office:value-type="float" office:value="10">
            <text:p>10</text:p>
          </table:table-cell>
          <table:table-cell table:style-name="ce20" table:formula="of:=IF(ISBLANK([base.AS64]);&quot;&quot;;[base.AS64])" office:value-type="string" office:string-value="bla">
            <text:p>bla</text:p>
          </table:table-cell>
          <table:table-cell table:style-name="ce20" table:formula="of:=IF(ISBLANK([base.AT64]);&quot;&quot;;[base.AT64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7]" office:value-type="string" office:string-value="CA_porte_L1">
            <text:p>CA_porte_L1</text:p>
          </table:table-cell>
          <table:table-cell table:style-name="ce20" table:formula="of:=IF(ISBLANK([base.D67]);&quot;&quot;;[base.D67])" office:value-type="string" office:string-value="Poste de Guet">
            <text:p>Poste de Guet</text:p>
          </table:table-cell>
          <table:table-cell table:style-name="ce20" table:formula="of:=IF(ISBLANK([base.E67]);&quot;&quot;;[base.E67])" office:value-type="string" office:string-value="Poste de Guet">
            <text:p>Poste de Guet</text:p>
          </table:table-cell>
          <table:table-cell table:formula="of:=[base.W67]" office:value-type="float" office:value="110">
            <text:p>110</text:p>
          </table:table-cell>
          <table:table-cell table:formula="of:=[base.X67]" office:value-type="float" office:value="0">
            <text:p>0</text:p>
          </table:table-cell>
          <table:table-cell table:formula="of:=[base.N67]" office:value-type="float" office:value="180">
            <text:p>18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65]);&quot;&quot;;[base.Z65])" office:value-type="string" office:string-value="fort_level">
            <text:p>fort_level</text:p>
          </table:table-cell>
          <table:table-cell table:style-name="ce20" table:formula="of:=IF(ISBLANK([base.AA65]);&quot;&quot;;[base.AA65])" office:value-type="float" office:value="0.3">
            <text:p>0,3</text:p>
          </table:table-cell>
          <table:table-cell table:style-name="ce20" table:formula="of:=IF(ISBLANK([base.AB65]);&quot;&quot;;[base.AB65])" office:value-type="string" office:string-value="tax_income">
            <text:p>tax_income</text:p>
          </table:table-cell>
          <table:table-cell table:style-name="ce20" table:formula="of:=IF(ISBLANK([base.AC65]);&quot;&quot;;[base.AC65])" office:value-type="float" office:value="-0.2">
            <text:p>-0,2</text:p>
          </table:table-cell>
          <table:table-cell table:style-name="ce20" table:formula="of:=IF(ISBLANK([base.AD65]);&quot;&quot;;[base.AD65])" office:value-type="string" office:string-value="archers">
            <text:p>archers</text:p>
          </table:table-cell>
          <table:table-cell table:style-name="ce20" table:formula="of:=IF(ISBLANK([base.AE65]);&quot;&quot;;[base.AE65])" office:value-type="float" office:value="20">
            <text:p>20</text:p>
          </table:table-cell>
          <table:table-cell table:style-name="ce20" table:formula="of:=IF(ISBLANK([base.AF65]);&quot;&quot;;[base.AF65])">
            <text:p/>
          </table:table-cell>
          <table:table-cell table:style-name="ce20" table:formula="of:=IF(ISBLANK([base.AG65]);&quot;&quot;;[base.AG65])">
            <text:p/>
          </table:table-cell>
          <table:table-cell table:style-name="ce20" table:formula="of:=IF(ISBLANK([base.AH62]);&quot;&quot;;[base.AH62])">
            <text:p/>
          </table:table-cell>
          <table:table-cell table:style-name="ce20" table:formula="of:=IF(ISBLANK([base.AI62]);&quot;&quot;;[base.AI62])">
            <text:p/>
          </table:table-cell>
          <table:table-cell table:style-name="ce20" table:formula="of:=IF(ISBLANK([base.AJ65]);&quot;&quot;;[base.AJ65])" office:value-type="string" office:string-value="FORT">
            <text:p>FORT</text:p>
          </table:table-cell>
          <table:table-cell table:style-name="ce20" table:formula="of:=IF(ISBLANK([base.AK65]);&quot;&quot;;[base.AK65])">
            <text:p/>
          </table:table-cell>
          <table:table-cell table:style-name="ce20" table:formula="of:=IF(ISBLANK([base.AL65]);&quot;&quot;;[base.AL65])" office:value-type="string" office:string-value="CA_tour_L3">
            <text:p>CA_tour_L3</text:p>
          </table:table-cell>
          <table:table-cell table:style-name="ce20" table:formula="of:=IF(ISBLANK([base.AM65]);&quot;&quot;;[base.AM65])">
            <text:p/>
          </table:table-cell>
          <table:table-cell table:style-name="ce20" table:formula="of:=IF(ISBLANK([base.AN65]);&quot;&quot;;[base.AN65])">
            <text:p/>
          </table:table-cell>
          <table:table-cell table:style-name="ce20" table:formula="of:=IF(ISBLANK([base.AO65]);&quot;&quot;;[base.AO65])" office:value-type="string" office:string-value="TECH_CASTLE_CONSTRUCTION">
            <text:p>TECH_CASTLE_CONSTRUCTION</text:p>
          </table:table-cell>
          <table:table-cell table:style-name="ce20" table:formula="of:=IF(ISBLANK([base.AP65]);&quot;&quot;;[base.AP65])" office:value-type="float" office:value="0">
            <text:p>0</text:p>
          </table:table-cell>
          <table:table-cell table:style-name="ce20" table:formula="of:=IF(ISBLANK([base.AQ65]);&quot;&quot;;[base.AQ65])" office:value-type="float" office:value="95">
            <text:p>95</text:p>
          </table:table-cell>
          <table:table-cell table:style-name="ce20" table:formula="of:=IF(ISBLANK([base.AR65]);&quot;&quot;;[base.AR65])" office:value-type="float" office:value="10">
            <text:p>10</text:p>
          </table:table-cell>
          <table:table-cell table:style-name="ce20" table:formula="of:=IF(ISBLANK([base.AS65]);&quot;&quot;;[base.AS65])" office:value-type="string" office:string-value="bla">
            <text:p>bla</text:p>
          </table:table-cell>
          <table:table-cell table:style-name="ce20" table:formula="of:=IF(ISBLANK([base.AT65]);&quot;&quot;;[base.AT65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8]" office:value-type="string" office:string-value="CA_porte_L2">
            <text:p>CA_porte_L2</text:p>
          </table:table-cell>
          <table:table-cell table:style-name="ce20" table:formula="of:=IF(ISBLANK([base.D68]);&quot;&quot;;[base.D68])" office:value-type="string" office:string-value="Tour de Guet">
            <text:p>Tour de Guet</text:p>
          </table:table-cell>
          <table:table-cell table:style-name="ce20" table:formula="of:=IF(ISBLANK([base.E68]);&quot;&quot;;[base.E68])" office:value-type="string" office:string-value="Tour de Guet">
            <text:p>Tour de Guet</text:p>
          </table:table-cell>
          <table:table-cell table:formula="of:=[base.W68]" office:value-type="float" office:value="90">
            <text:p>90</text:p>
          </table:table-cell>
          <table:table-cell table:formula="of:=[base.X68]" office:value-type="float" office:value="0">
            <text:p>0</text:p>
          </table:table-cell>
          <table:table-cell table:formula="of:=[base.N68]" office:value-type="float" office:value="260">
            <text:p>26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67]);&quot;&quot;;[base.Z67])" office:value-type="string" office:string-value="fort_level">
            <text:p>fort_level</text:p>
          </table:table-cell>
          <table:table-cell table:style-name="ce20" table:formula="of:=IF(ISBLANK([base.AA67]);&quot;&quot;;[base.AA67])" office:value-type="float" office:value="0.1">
            <text:p>0,1</text:p>
          </table:table-cell>
          <table:table-cell table:style-name="ce20" table:formula="of:=IF(ISBLANK([base.AB67]);&quot;&quot;;[base.AB67])">
            <text:p/>
          </table:table-cell>
          <table:table-cell table:style-name="ce20" table:formula="of:=IF(ISBLANK([base.AC67]);&quot;&quot;;[base.AC67])">
            <text:p/>
          </table:table-cell>
          <table:table-cell table:style-name="ce20" table:formula="of:=IF(ISBLANK([base.AD67]);&quot;&quot;;[base.AD67])">
            <text:p/>
          </table:table-cell>
          <table:table-cell table:style-name="ce20" table:formula="of:=IF(ISBLANK([base.AE67]);&quot;&quot;;[base.AE67])">
            <text:p/>
          </table:table-cell>
          <table:table-cell table:style-name="ce20" table:formula="of:=IF(ISBLANK([base.AF67]);&quot;&quot;;[base.AF67])" office:value-type="string" office:string-value="light_infantry">
            <text:p>light_infantry</text:p>
          </table:table-cell>
          <table:table-cell table:style-name="ce20" table:formula="of:=IF(ISBLANK([base.AG67]);&quot;&quot;;[base.AG67])" office:value-type="float" office:value="10">
            <text:p>10</text:p>
          </table:table-cell>
          <table:table-cell table:style-name="ce20" table:formula="of:=IF(ISBLANK([base.AH63]);&quot;&quot;;[base.AH63])">
            <text:p/>
          </table:table-cell>
          <table:table-cell table:style-name="ce20" table:formula="of:=IF(ISBLANK([base.AI63]);&quot;&quot;;[base.AI63])">
            <text:p/>
          </table:table-cell>
          <table:table-cell table:style-name="ce20" table:formula="of:=IF(ISBLANK([base.AJ67]);&quot;&quot;;[base.AJ67])">
            <text:p/>
          </table:table-cell>
          <table:table-cell table:style-name="ce20" table:formula="of:=IF(ISBLANK([base.AK67]);&quot;&quot;;[base.AK67])">
            <text:p/>
          </table:table-cell>
          <table:table-cell table:style-name="ce20" table:formula="of:=IF(ISBLANK([base.AL67]);&quot;&quot;;[base.AL67])">
            <text:p/>
          </table:table-cell>
          <table:table-cell table:style-name="ce20" table:formula="of:=IF(ISBLANK([base.AM67]);&quot;&quot;;[base.AM67])">
            <text:p/>
          </table:table-cell>
          <table:table-cell table:style-name="ce20" table:formula="of:=IF(ISBLANK([base.AN67]);&quot;&quot;;[base.AN67])">
            <text:p/>
          </table:table-cell>
          <table:table-cell table:style-name="ce20" table:formula="of:=IF(ISBLANK([base.AO67]);&quot;&quot;;[base.AO67])" office:value-type="string" office:string-value="TECH_CASTLE_CONSTRUCTION">
            <text:p>TECH_CASTLE_CONSTRUCTION</text:p>
          </table:table-cell>
          <table:table-cell table:style-name="ce20" table:formula="of:=IF(ISBLANK([base.AP67]);&quot;&quot;;[base.AP67])" office:value-type="float" office:value="0">
            <text:p>0</text:p>
          </table:table-cell>
          <table:table-cell table:style-name="ce20" table:formula="of:=IF(ISBLANK([base.AQ67]);&quot;&quot;;[base.AQ67])" office:value-type="float" office:value="98">
            <text:p>98</text:p>
          </table:table-cell>
          <table:table-cell table:style-name="ce20" table:formula="of:=IF(ISBLANK([base.AR67]);&quot;&quot;;[base.AR67])" office:value-type="float" office:value="2">
            <text:p>2</text:p>
          </table:table-cell>
          <table:table-cell table:style-name="ce20" table:formula="of:=IF(ISBLANK([base.AS67]);&quot;&quot;;[base.AS67])" office:value-type="string" office:string-value="bla">
            <text:p>bla</text:p>
          </table:table-cell>
          <table:table-cell table:style-name="ce20" table:formula="of:=IF(ISBLANK([base.AT67]);&quot;&quot;;[base.AT67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69]" office:value-type="string" office:string-value="CA_porte_L3">
            <text:p>CA_porte_L3</text:p>
          </table:table-cell>
          <table:table-cell table:style-name="ce20" table:formula="of:=IF(ISBLANK([base.D69]);&quot;&quot;;[base.D69])" office:value-type="string" office:string-value="Porte de Guet">
            <text:p>Porte de Guet</text:p>
          </table:table-cell>
          <table:table-cell table:style-name="ce20" table:formula="of:=IF(ISBLANK([base.E69]);&quot;&quot;;[base.E69])" office:value-type="string" office:string-value="Porte de Guet">
            <text:p>Porte de Guet</text:p>
          </table:table-cell>
          <table:table-cell table:formula="of:=[base.W69]" office:value-type="float" office:value="300">
            <text:p>300</text:p>
          </table:table-cell>
          <table:table-cell table:formula="of:=[base.X69]" office:value-type="float" office:value="0">
            <text:p>0</text:p>
          </table:table-cell>
          <table:table-cell table:formula="of:=[base.N69]" office:value-type="float" office:value="680">
            <text:p>68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68]);&quot;&quot;;[base.Z68])" office:value-type="string" office:string-value="fort_level">
            <text:p>fort_level</text:p>
          </table:table-cell>
          <table:table-cell table:style-name="ce20" table:formula="of:=IF(ISBLANK([base.AA68]);&quot;&quot;;[base.AA68])" office:value-type="float" office:value="0.2">
            <text:p>0,2</text:p>
          </table:table-cell>
          <table:table-cell table:style-name="ce20" table:formula="of:=IF(ISBLANK([base.AB68]);&quot;&quot;;[base.AB68])" office:value-type="string" office:string-value="tax_income">
            <text:p>tax_income</text:p>
          </table:table-cell>
          <table:table-cell table:style-name="ce20" table:formula="of:=IF(ISBLANK([base.AC68]);&quot;&quot;;[base.AC68])" office:value-type="float" office:value="-0.2">
            <text:p>-0,2</text:p>
          </table:table-cell>
          <table:table-cell table:style-name="ce20" table:formula="of:=IF(ISBLANK([base.AD68]);&quot;&quot;;[base.AD68])" office:value-type="string" office:string-value="garrison_size">
            <text:p>garrison_size</text:p>
          </table:table-cell>
          <table:table-cell table:style-name="ce20" table:formula="of:=IF(ISBLANK([base.AE68]);&quot;&quot;;[base.AE68])" office:value-type="float" office:value="0.01">
            <text:p>0,01</text:p>
          </table:table-cell>
          <table:table-cell table:style-name="ce20" table:formula="of:=IF(ISBLANK([base.AF68]);&quot;&quot;;[base.AF68])" office:value-type="string" office:string-value="light_infantry">
            <text:p>light_infantry</text:p>
          </table:table-cell>
          <table:table-cell table:style-name="ce20" table:formula="of:=IF(ISBLANK([base.AG68]);&quot;&quot;;[base.AG68])" office:value-type="float" office:value="10">
            <text:p>10</text:p>
          </table:table-cell>
          <table:table-cell table:style-name="ce20" table:formula="of:=IF(ISBLANK([base.AH64]);&quot;&quot;;[base.AH64])">
            <text:p/>
          </table:table-cell>
          <table:table-cell table:style-name="ce20" table:formula="of:=IF(ISBLANK([base.AI64]);&quot;&quot;;[base.AI64])" office:value-type="string" office:string-value="BOURGFEODAL">
            <text:p>BOURGFEODAL</text:p>
          </table:table-cell>
          <table:table-cell table:style-name="ce20" table:formula="of:=IF(ISBLANK([base.AJ68]);&quot;&quot;;[base.AJ68])">
            <text:p/>
          </table:table-cell>
          <table:table-cell table:style-name="ce20" table:formula="of:=IF(ISBLANK([base.AK68]);&quot;&quot;;[base.AK68])">
            <text:p/>
          </table:table-cell>
          <table:table-cell table:style-name="ce20" table:formula="of:=IF(ISBLANK([base.AL68]);&quot;&quot;;[base.AL68])" office:value-type="string" office:string-value="CA_porte_L1">
            <text:p>CA_porte_L1</text:p>
          </table:table-cell>
          <table:table-cell table:style-name="ce20" table:formula="of:=IF(ISBLANK([base.AM68]);&quot;&quot;;[base.AM68])">
            <text:p/>
          </table:table-cell>
          <table:table-cell table:style-name="ce20" table:formula="of:=IF(ISBLANK([base.AN68]);&quot;&quot;;[base.AN68])">
            <text:p/>
          </table:table-cell>
          <table:table-cell table:style-name="ce20" table:formula="of:=IF(ISBLANK([base.AO68]);&quot;&quot;;[base.AO68])" office:value-type="string" office:string-value="TECH_CASTLE_CONSTRUCTION">
            <text:p>TECH_CASTLE_CONSTRUCTION</text:p>
          </table:table-cell>
          <table:table-cell table:style-name="ce20" table:formula="of:=IF(ISBLANK([base.AP68]);&quot;&quot;;[base.AP68])" office:value-type="float" office:value="0">
            <text:p>0</text:p>
          </table:table-cell>
          <table:table-cell table:style-name="ce20" table:formula="of:=IF(ISBLANK([base.AQ68]);&quot;&quot;;[base.AQ68])" office:value-type="float" office:value="97">
            <text:p>97</text:p>
          </table:table-cell>
          <table:table-cell table:style-name="ce20" table:formula="of:=IF(ISBLANK([base.AR68]);&quot;&quot;;[base.AR68])" office:value-type="float" office:value="3">
            <text:p>3</text:p>
          </table:table-cell>
          <table:table-cell table:style-name="ce20" table:formula="of:=IF(ISBLANK([base.AS68]);&quot;&quot;;[base.AS68])" office:value-type="string" office:string-value="bla">
            <text:p>bla</text:p>
          </table:table-cell>
          <table:table-cell table:style-name="ce20" table:formula="of:=IF(ISBLANK([base.AT68]);&quot;&quot;;[base.AT68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0]" office:value-type="string" office:string-value="CA_porte_L4">
            <text:p>CA_porte_L4</text:p>
          </table:table-cell>
          <table:table-cell table:style-name="ce20" table:formula="of:=IF(ISBLANK([base.D70]);&quot;&quot;;[base.D70])" office:value-type="string" office:string-value="Porte Gardée">
            <text:p>Porte Gardée</text:p>
          </table:table-cell>
          <table:table-cell table:style-name="ce20" table:formula="of:=IF(ISBLANK([base.E70]);&quot;&quot;;[base.E70])" office:value-type="string" office:string-value="Porte Gardée">
            <text:p>Porte Gardée</text:p>
          </table:table-cell>
          <table:table-cell table:formula="of:=[base.W70]" office:value-type="float" office:value="290">
            <text:p>290</text:p>
          </table:table-cell>
          <table:table-cell table:formula="of:=[base.X70]" office:value-type="float" office:value="90">
            <text:p>90</text:p>
          </table:table-cell>
          <table:table-cell table:formula="of:=[base.N70]" office:value-type="float" office:value="690">
            <text:p>69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69]);&quot;&quot;;[base.Z69])" office:value-type="string" office:string-value="fort_level">
            <text:p>fort_level</text:p>
          </table:table-cell>
          <table:table-cell table:style-name="ce20" table:formula="of:=IF(ISBLANK([base.AA69]);&quot;&quot;;[base.AA69])" office:value-type="float" office:value="0.1">
            <text:p>0,1</text:p>
          </table:table-cell>
          <table:table-cell table:style-name="ce20" table:formula="of:=IF(ISBLANK([base.AB69]);&quot;&quot;;[base.AB69])" office:value-type="string" office:string-value="tax_income">
            <text:p>tax_income</text:p>
          </table:table-cell>
          <table:table-cell table:style-name="ce20" table:formula="of:=IF(ISBLANK([base.AC69]);&quot;&quot;;[base.AC69])" office:value-type="float" office:value="-0.1">
            <text:p>-0,1</text:p>
          </table:table-cell>
          <table:table-cell table:style-name="ce20" table:formula="of:=IF(ISBLANK([base.AD69]);&quot;&quot;;[base.AD69])" office:value-type="string" office:string-value="garrison_size">
            <text:p>garrison_size</text:p>
          </table:table-cell>
          <table:table-cell table:style-name="ce20" table:formula="of:=IF(ISBLANK([base.AE69]);&quot;&quot;;[base.AE69])" office:value-type="float" office:value="0.01">
            <text:p>0,01</text:p>
          </table:table-cell>
          <table:table-cell table:style-name="ce20" table:formula="of:=IF(ISBLANK([base.AF69]);&quot;&quot;;[base.AF69])" office:value-type="string" office:string-value="light_infantry">
            <text:p>light_infantry</text:p>
          </table:table-cell>
          <table:table-cell table:style-name="ce20" table:formula="of:=IF(ISBLANK([base.AG69]);&quot;&quot;;[base.AG69])" office:value-type="float" office:value="10">
            <text:p>10</text:p>
          </table:table-cell>
          <table:table-cell table:style-name="ce20" table:formula="of:=IF(ISBLANK([base.AH65]);&quot;&quot;;[base.AH65])">
            <text:p/>
          </table:table-cell>
          <table:table-cell table:style-name="ce20" table:formula="of:=IF(ISBLANK([base.AI65]);&quot;&quot;;[base.AI65])">
            <text:p/>
          </table:table-cell>
          <table:table-cell table:style-name="ce20" table:formula="of:=IF(ISBLANK([base.AJ69]);&quot;&quot;;[base.AJ69])">
            <text:p/>
          </table:table-cell>
          <table:table-cell table:style-name="ce20" table:formula="of:=IF(ISBLANK([base.AK69]);&quot;&quot;;[base.AK69])">
            <text:p/>
          </table:table-cell>
          <table:table-cell table:style-name="ce20" table:formula="of:=IF(ISBLANK([base.AL69]);&quot;&quot;;[base.AL69])" office:value-type="string" office:string-value="CA_porte_L2">
            <text:p>CA_porte_L2</text:p>
          </table:table-cell>
          <table:table-cell table:style-name="ce20" table:formula="of:=IF(ISBLANK([base.AM69]);&quot;&quot;;[base.AM69])">
            <text:p/>
          </table:table-cell>
          <table:table-cell table:style-name="ce20" table:formula="of:=IF(ISBLANK([base.AN69]);&quot;&quot;;[base.AN69])">
            <text:p/>
          </table:table-cell>
          <table:table-cell table:style-name="ce20" table:formula="of:=IF(ISBLANK([base.AO69]);&quot;&quot;;[base.AO69])" office:value-type="string" office:string-value="TECH_CASTLE_CONSTRUCTION">
            <text:p>TECH_CASTLE_CONSTRUCTION</text:p>
          </table:table-cell>
          <table:table-cell table:style-name="ce20" table:formula="of:=IF(ISBLANK([base.AP69]);&quot;&quot;;[base.AP69])" office:value-type="float" office:value="0">
            <text:p>0</text:p>
          </table:table-cell>
          <table:table-cell table:style-name="ce20" table:formula="of:=IF(ISBLANK([base.AQ69]);&quot;&quot;;[base.AQ69])" office:value-type="float" office:value="96">
            <text:p>96</text:p>
          </table:table-cell>
          <table:table-cell table:style-name="ce20" table:formula="of:=IF(ISBLANK([base.AR69]);&quot;&quot;;[base.AR69])" office:value-type="float" office:value="10">
            <text:p>10</text:p>
          </table:table-cell>
          <table:table-cell table:style-name="ce20" table:formula="of:=IF(ISBLANK([base.AS69]);&quot;&quot;;[base.AS69])" office:value-type="string" office:string-value="bla">
            <text:p>bla</text:p>
          </table:table-cell>
          <table:table-cell table:style-name="ce20" table:formula="of:=IF(ISBLANK([base.AT69]);&quot;&quot;;[base.AT69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1]" office:value-type="float" office:value="0">
            <text:p>0</text:p>
          </table:table-cell>
          <table:table-cell table:style-name="ce20" table:formula="of:=IF(ISBLANK([base.D71]);&quot;&quot;;[base.D71])">
            <text:p/>
          </table:table-cell>
          <table:table-cell table:style-name="ce20" table:formula="of:=IF(ISBLANK([base.E71]);&quot;&quot;;[base.E71])">
            <text:p/>
          </table:table-cell>
          <table:table-cell table:formula="of:=[base.W71]" office:value-type="float" office:value="0">
            <text:p>0</text:p>
          </table:table-cell>
          <table:table-cell table:formula="of:=[base.X71]" office:value-type="float" office:value="0">
            <text:p>0</text:p>
          </table:table-cell>
          <table:table-cell table:formula="of:=[base.N71]" office:value-type="float" office:value="0">
            <text:p>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70]);&quot;&quot;;[base.Z70])" office:value-type="string" office:string-value="fort_level">
            <text:p>fort_level</text:p>
          </table:table-cell>
          <table:table-cell table:style-name="ce20" table:formula="of:=IF(ISBLANK([base.AA70]);&quot;&quot;;[base.AA70])" office:value-type="float" office:value="0.2">
            <text:p>0,2</text:p>
          </table:table-cell>
          <table:table-cell table:style-name="ce20" table:formula="of:=IF(ISBLANK([base.AB70]);&quot;&quot;;[base.AB70])" office:value-type="string" office:string-value="tax_income">
            <text:p>tax_income</text:p>
          </table:table-cell>
          <table:table-cell table:style-name="ce20" table:formula="of:=IF(ISBLANK([base.AC70]);&quot;&quot;;[base.AC70])" office:value-type="float" office:value="-0.2">
            <text:p>-0,2</text:p>
          </table:table-cell>
          <table:table-cell table:style-name="ce20" table:formula="of:=IF(ISBLANK([base.AD70]);&quot;&quot;;[base.AD70])" office:value-type="string" office:string-value="garrison_size">
            <text:p>garrison_size</text:p>
          </table:table-cell>
          <table:table-cell table:style-name="ce20" table:formula="of:=IF(ISBLANK([base.AE70]);&quot;&quot;;[base.AE70])" office:value-type="float" office:value="0.01">
            <text:p>0,01</text:p>
          </table:table-cell>
          <table:table-cell table:style-name="ce20" table:formula="of:=IF(ISBLANK([base.AF70]);&quot;&quot;;[base.AF70])" office:value-type="string" office:string-value="light_infantry">
            <text:p>light_infantry</text:p>
          </table:table-cell>
          <table:table-cell table:style-name="ce20" table:formula="of:=IF(ISBLANK([base.AG70]);&quot;&quot;;[base.AG70])" office:value-type="float" office:value="20">
            <text:p>20</text:p>
          </table:table-cell>
          <table:table-cell table:style-name="ce20" table:formula="of:=IF(ISBLANK([base.AH66]);&quot;&quot;;[base.AH66])">
            <text:p/>
          </table:table-cell>
          <table:table-cell table:style-name="ce20" table:formula="of:=IF(ISBLANK([base.AI66]);&quot;&quot;;[base.AI66])">
            <text:p/>
          </table:table-cell>
          <table:table-cell table:style-name="ce20" table:formula="of:=IF(ISBLANK([base.AJ70]);&quot;&quot;;[base.AJ70])" office:value-type="string" office:string-value="FORT">
            <text:p>FORT</text:p>
          </table:table-cell>
          <table:table-cell table:style-name="ce20" table:formula="of:=IF(ISBLANK([base.AK70]);&quot;&quot;;[base.AK70])">
            <text:p/>
          </table:table-cell>
          <table:table-cell table:style-name="ce20" table:formula="of:=IF(ISBLANK([base.AL70]);&quot;&quot;;[base.AL70])" office:value-type="string" office:string-value="CA_porte_L3">
            <text:p>CA_porte_L3</text:p>
          </table:table-cell>
          <table:table-cell table:style-name="ce20" table:formula="of:=IF(ISBLANK([base.AM70]);&quot;&quot;;[base.AM70])">
            <text:p/>
          </table:table-cell>
          <table:table-cell table:style-name="ce20" table:formula="of:=IF(ISBLANK([base.AN70]);&quot;&quot;;[base.AN70])">
            <text:p/>
          </table:table-cell>
          <table:table-cell table:style-name="ce20" table:formula="of:=IF(ISBLANK([base.AO70]);&quot;&quot;;[base.AO70])" office:value-type="string" office:string-value="TECH_CASTLE_CONSTRUCTION">
            <text:p>TECH_CASTLE_CONSTRUCTION</text:p>
          </table:table-cell>
          <table:table-cell table:style-name="ce20" table:formula="of:=IF(ISBLANK([base.AP70]);&quot;&quot;;[base.AP70])" office:value-type="float" office:value="0">
            <text:p>0</text:p>
          </table:table-cell>
          <table:table-cell table:style-name="ce20" table:formula="of:=IF(ISBLANK([base.AQ70]);&quot;&quot;;[base.AQ70])" office:value-type="float" office:value="95">
            <text:p>95</text:p>
          </table:table-cell>
          <table:table-cell table:style-name="ce20" table:formula="of:=IF(ISBLANK([base.AR70]);&quot;&quot;;[base.AR70])" office:value-type="float" office:value="10">
            <text:p>10</text:p>
          </table:table-cell>
          <table:table-cell table:style-name="ce20" table:formula="of:=IF(ISBLANK([base.AS70]);&quot;&quot;;[base.AS70])" office:value-type="string" office:string-value="bla">
            <text:p>bla</text:p>
          </table:table-cell>
          <table:table-cell table:style-name="ce20" table:formula="of:=IF(ISBLANK([base.AT70]);&quot;&quot;;[base.AT70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2]" office:value-type="string" office:string-value="CA__L">
            <text:p>CA__L</text:p>
          </table:table-cell>
          <table:table-cell table:style-name="ce20" table:formula="of:=IF(ISBLANK([base.D72]);&quot;&quot;;[base.D72])">
            <text:p/>
          </table:table-cell>
          <table:table-cell table:style-name="ce20" table:formula="of:=IF(ISBLANK([base.E72]);&quot;&quot;;[base.E72])">
            <text:p/>
          </table:table-cell>
          <table:table-cell table:formula="of:=[base.W72]" office:value-type="float" office:value="0">
            <text:p>#N/A</text:p>
          </table:table-cell>
          <table:table-cell table:formula="of:=[base.X72]" office:value-type="float" office:value="0">
            <text:p>#N/A</text:p>
          </table:table-cell>
          <table:table-cell table:formula="of:=[base.N72]" office:value-type="float" office:value="0">
            <text:p>#N/A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71]);&quot;&quot;;[base.Z71])">
            <text:p/>
          </table:table-cell>
          <table:table-cell table:style-name="ce20" table:formula="of:=IF(ISBLANK([base.AA71]);&quot;&quot;;[base.AA71])">
            <text:p/>
          </table:table-cell>
          <table:table-cell table:style-name="ce20" table:formula="of:=IF(ISBLANK([base.AB71]);&quot;&quot;;[base.AB71])">
            <text:p/>
          </table:table-cell>
          <table:table-cell table:style-name="ce20" table:formula="of:=IF(ISBLANK([base.AC71]);&quot;&quot;;[base.AC71])">
            <text:p/>
          </table:table-cell>
          <table:table-cell table:style-name="ce20" table:formula="of:=IF(ISBLANK([base.AD71]);&quot;&quot;;[base.AD71])">
            <text:p/>
          </table:table-cell>
          <table:table-cell table:style-name="ce20" table:formula="of:=IF(ISBLANK([base.AE71]);&quot;&quot;;[base.AE71])">
            <text:p/>
          </table:table-cell>
          <table:table-cell table:style-name="ce20" table:formula="of:=IF(ISBLANK([base.AF71]);&quot;&quot;;[base.AF71])">
            <text:p/>
          </table:table-cell>
          <table:table-cell table:style-name="ce20" table:formula="of:=IF(ISBLANK([base.AG71]);&quot;&quot;;[base.AG71])">
            <text:p/>
          </table:table-cell>
          <table:table-cell table:style-name="ce20" table:formula="of:=IF(ISBLANK([base.AH67]);&quot;&quot;;[base.AH67])">
            <text:p/>
          </table:table-cell>
          <table:table-cell table:style-name="ce20" table:formula="of:=IF(ISBLANK([base.AI67]);&quot;&quot;;[base.AI67])">
            <text:p/>
          </table:table-cell>
          <table:table-cell table:style-name="ce20" table:formula="of:=IF(ISBLANK([base.AJ71]);&quot;&quot;;[base.AJ71])">
            <text:p/>
          </table:table-cell>
          <table:table-cell table:style-name="ce20" table:formula="of:=IF(ISBLANK([base.AK71]);&quot;&quot;;[base.AK71])">
            <text:p/>
          </table:table-cell>
          <table:table-cell table:style-name="ce20" table:formula="of:=IF(ISBLANK([base.AL71]);&quot;&quot;;[base.AL71])">
            <text:p/>
          </table:table-cell>
          <table:table-cell table:style-name="ce20" table:formula="of:=IF(ISBLANK([base.AM71]);&quot;&quot;;[base.AM71])">
            <text:p/>
          </table:table-cell>
          <table:table-cell table:style-name="ce20" table:formula="of:=IF(ISBLANK([base.AN71]);&quot;&quot;;[base.AN71])">
            <text:p/>
          </table:table-cell>
          <table:table-cell table:style-name="ce20" table:formula="of:=IF(ISBLANK([base.AO71]);&quot;&quot;;[base.AO71])">
            <text:p/>
          </table:table-cell>
          <table:table-cell table:style-name="ce20" table:formula="of:=IF(ISBLANK([base.AP71]);&quot;&quot;;[base.AP71])">
            <text:p/>
          </table:table-cell>
          <table:table-cell table:style-name="ce20" table:formula="of:=IF(ISBLANK([base.AQ71]);&quot;&quot;;[base.AQ71])">
            <text:p/>
          </table:table-cell>
          <table:table-cell table:style-name="ce20" table:formula="of:=IF(ISBLANK([base.AR71]);&quot;&quot;;[base.AR71])">
            <text:p/>
          </table:table-cell>
          <table:table-cell table:style-name="ce20" table:formula="of:=IF(ISBLANK([base.AS71]);&quot;&quot;;[base.AS71])">
            <text:p/>
          </table:table-cell>
          <table:table-cell table:style-name="ce20" table:formula="of:=IF(ISBLANK([base.AT71]);&quot;&quot;;[base.AT71])">
            <text:p/>
          </table:table-cell>
          <table:table-cell table:number-columns-repeated="991"/>
        </table:table-row>
        <table:table-row table:style-name="ro1">
          <table:table-cell table:formula="of:=[base.A73]" office:value-type="string" office:string-value="CA__L">
            <text:p>CA__L</text:p>
          </table:table-cell>
          <table:table-cell table:style-name="ce20" table:formula="of:=IF(ISBLANK([base.D73]);&quot;&quot;;[base.D73])">
            <text:p/>
          </table:table-cell>
          <table:table-cell table:style-name="ce20" table:formula="of:=IF(ISBLANK([base.E73]);&quot;&quot;;[base.E73])">
            <text:p/>
          </table:table-cell>
          <table:table-cell table:formula="of:=[base.W73]" office:value-type="float" office:value="0">
            <text:p>#N/A</text:p>
          </table:table-cell>
          <table:table-cell table:formula="of:=[base.X73]" office:value-type="float" office:value="0">
            <text:p>#N/A</text:p>
          </table:table-cell>
          <table:table-cell table:formula="of:=[base.N73]" office:value-type="float" office:value="0">
            <text:p>#N/A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72]);&quot;&quot;;[base.Z72])">
            <text:p/>
          </table:table-cell>
          <table:table-cell table:style-name="ce20" table:formula="of:=IF(ISBLANK([base.AA72]);&quot;&quot;;[base.AA72])">
            <text:p/>
          </table:table-cell>
          <table:table-cell table:style-name="ce20" table:formula="of:=IF(ISBLANK([base.AB72]);&quot;&quot;;[base.AB72])">
            <text:p/>
          </table:table-cell>
          <table:table-cell table:style-name="ce20" table:formula="of:=IF(ISBLANK([base.AC72]);&quot;&quot;;[base.AC72])">
            <text:p/>
          </table:table-cell>
          <table:table-cell table:style-name="ce20" table:formula="of:=IF(ISBLANK([base.AD72]);&quot;&quot;;[base.AD72])">
            <text:p/>
          </table:table-cell>
          <table:table-cell table:style-name="ce20" table:formula="of:=IF(ISBLANK([base.AE72]);&quot;&quot;;[base.AE72])">
            <text:p/>
          </table:table-cell>
          <table:table-cell table:style-name="ce20" table:formula="of:=IF(ISBLANK([base.AF72]);&quot;&quot;;[base.AF72])">
            <text:p/>
          </table:table-cell>
          <table:table-cell table:style-name="ce20" table:formula="of:=IF(ISBLANK([base.AG72]);&quot;&quot;;[base.AG72])">
            <text:p/>
          </table:table-cell>
          <table:table-cell table:style-name="ce20" table:formula="of:=IF(ISBLANK([base.AH68]);&quot;&quot;;[base.AH68])">
            <text:p/>
          </table:table-cell>
          <table:table-cell table:style-name="ce20" table:formula="of:=IF(ISBLANK([base.AI68]);&quot;&quot;;[base.AI68])">
            <text:p/>
          </table:table-cell>
          <table:table-cell table:style-name="ce20" table:formula="of:=IF(ISBLANK([base.AJ72]);&quot;&quot;;[base.AJ72])">
            <text:p/>
          </table:table-cell>
          <table:table-cell table:style-name="ce20" table:formula="of:=IF(ISBLANK([base.AK72]);&quot;&quot;;[base.AK72])">
            <text:p/>
          </table:table-cell>
          <table:table-cell table:style-name="ce20" table:formula="of:=IF(ISBLANK([base.AL72]);&quot;&quot;;[base.AL72])" office:value-type="float" office:value="0">
            <text:p>0</text:p>
          </table:table-cell>
          <table:table-cell table:style-name="ce20" table:formula="of:=IF(ISBLANK([base.AM72]);&quot;&quot;;[base.AM72])">
            <text:p/>
          </table:table-cell>
          <table:table-cell table:style-name="ce20" table:formula="of:=IF(ISBLANK([base.AN72]);&quot;&quot;;[base.AN72])">
            <text:p/>
          </table:table-cell>
          <table:table-cell table:style-name="ce20" table:formula="of:=IF(ISBLANK([base.AO72]);&quot;&quot;;[base.AO72])">
            <text:p/>
          </table:table-cell>
          <table:table-cell table:style-name="ce20" table:formula="of:=IF(ISBLANK([base.AP72]);&quot;&quot;;[base.AP72])">
            <text:p/>
          </table:table-cell>
          <table:table-cell table:style-name="ce20" table:formula="of:=IF(ISBLANK([base.AQ72]);&quot;&quot;;[base.AQ72])">
            <text:p/>
          </table:table-cell>
          <table:table-cell table:style-name="ce20" table:formula="of:=IF(ISBLANK([base.AR72]);&quot;&quot;;[base.AR72])">
            <text:p/>
          </table:table-cell>
          <table:table-cell table:style-name="ce20" table:formula="of:=IF(ISBLANK([base.AS72]);&quot;&quot;;[base.AS72])" office:value-type="string" office:string-value="bla">
            <text:p>bla</text:p>
          </table:table-cell>
          <table:table-cell table:style-name="ce20" table:formula="of:=IF(ISBLANK([base.AT72]);&quot;&quot;;[base.AT72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4]" office:value-type="string" office:string-value="CA__L">
            <text:p>CA__L</text:p>
          </table:table-cell>
          <table:table-cell table:style-name="ce20" table:formula="of:=IF(ISBLANK([base.D74]);&quot;&quot;;[base.D74])">
            <text:p/>
          </table:table-cell>
          <table:table-cell table:style-name="ce20" table:formula="of:=IF(ISBLANK([base.E74]);&quot;&quot;;[base.E74])">
            <text:p/>
          </table:table-cell>
          <table:table-cell table:formula="of:=[base.W74]" office:value-type="float" office:value="0">
            <text:p>#N/A</text:p>
          </table:table-cell>
          <table:table-cell table:formula="of:=[base.X74]" office:value-type="float" office:value="0">
            <text:p>#N/A</text:p>
          </table:table-cell>
          <table:table-cell table:formula="of:=[base.N74]" office:value-type="float" office:value="0">
            <text:p>#N/A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73]);&quot;&quot;;[base.Z73])">
            <text:p/>
          </table:table-cell>
          <table:table-cell table:style-name="ce20" table:formula="of:=IF(ISBLANK([base.AA73]);&quot;&quot;;[base.AA73])">
            <text:p/>
          </table:table-cell>
          <table:table-cell table:style-name="ce20" table:formula="of:=IF(ISBLANK([base.AB73]);&quot;&quot;;[base.AB73])">
            <text:p/>
          </table:table-cell>
          <table:table-cell table:style-name="ce20" table:formula="of:=IF(ISBLANK([base.AC73]);&quot;&quot;;[base.AC73])">
            <text:p/>
          </table:table-cell>
          <table:table-cell table:style-name="ce20" table:formula="of:=IF(ISBLANK([base.AD73]);&quot;&quot;;[base.AD73])">
            <text:p/>
          </table:table-cell>
          <table:table-cell table:style-name="ce20" table:formula="of:=IF(ISBLANK([base.AE73]);&quot;&quot;;[base.AE73])">
            <text:p/>
          </table:table-cell>
          <table:table-cell table:style-name="ce20" table:formula="of:=IF(ISBLANK([base.AF73]);&quot;&quot;;[base.AF73])">
            <text:p/>
          </table:table-cell>
          <table:table-cell table:style-name="ce20" table:formula="of:=IF(ISBLANK([base.AG73]);&quot;&quot;;[base.AG73])">
            <text:p/>
          </table:table-cell>
          <table:table-cell table:style-name="ce20" table:formula="of:=IF(ISBLANK([base.AH69]);&quot;&quot;;[base.AH69])">
            <text:p/>
          </table:table-cell>
          <table:table-cell table:style-name="ce20" table:formula="of:=IF(ISBLANK([base.AI69]);&quot;&quot;;[base.AI69])" office:value-type="string" office:string-value="BOURGFEODAL">
            <text:p>BOURGFEODAL</text:p>
          </table:table-cell>
          <table:table-cell table:style-name="ce20" table:formula="of:=IF(ISBLANK([base.AJ73]);&quot;&quot;;[base.AJ73])">
            <text:p/>
          </table:table-cell>
          <table:table-cell table:style-name="ce20" table:formula="of:=IF(ISBLANK([base.AK73]);&quot;&quot;;[base.AK73])">
            <text:p/>
          </table:table-cell>
          <table:table-cell table:style-name="ce20" table:formula="of:=IF(ISBLANK([base.AL73]);&quot;&quot;;[base.AL73])" office:value-type="string" office:string-value="CA__L">
            <text:p>CA__L</text:p>
          </table:table-cell>
          <table:table-cell table:style-name="ce20" table:formula="of:=IF(ISBLANK([base.AM73]);&quot;&quot;;[base.AM73])">
            <text:p/>
          </table:table-cell>
          <table:table-cell table:style-name="ce20" table:formula="of:=IF(ISBLANK([base.AN73]);&quot;&quot;;[base.AN73])">
            <text:p/>
          </table:table-cell>
          <table:table-cell table:style-name="ce20" table:formula="of:=IF(ISBLANK([base.AO73]);&quot;&quot;;[base.AO73])">
            <text:p/>
          </table:table-cell>
          <table:table-cell table:style-name="ce20" table:formula="of:=IF(ISBLANK([base.AP73]);&quot;&quot;;[base.AP73])">
            <text:p/>
          </table:table-cell>
          <table:table-cell table:style-name="ce20" table:formula="of:=IF(ISBLANK([base.AQ73]);&quot;&quot;;[base.AQ73])">
            <text:p/>
          </table:table-cell>
          <table:table-cell table:style-name="ce20" table:formula="of:=IF(ISBLANK([base.AR73]);&quot;&quot;;[base.AR73])">
            <text:p/>
          </table:table-cell>
          <table:table-cell table:style-name="ce20" table:formula="of:=IF(ISBLANK([base.AS73]);&quot;&quot;;[base.AS73])" office:value-type="string" office:string-value="bla">
            <text:p>bla</text:p>
          </table:table-cell>
          <table:table-cell table:style-name="ce20" table:formula="of:=IF(ISBLANK([base.AT73]);&quot;&quot;;[base.AT73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5]" office:value-type="string" office:string-value="CA__L">
            <text:p>CA__L</text:p>
          </table:table-cell>
          <table:table-cell table:style-name="ce20" table:formula="of:=IF(ISBLANK([base.D75]);&quot;&quot;;[base.D75])">
            <text:p/>
          </table:table-cell>
          <table:table-cell table:style-name="ce20" table:formula="of:=IF(ISBLANK([base.E75]);&quot;&quot;;[base.E75])">
            <text:p/>
          </table:table-cell>
          <table:table-cell table:formula="of:=[base.W75]" office:value-type="float" office:value="0">
            <text:p>#N/A</text:p>
          </table:table-cell>
          <table:table-cell table:formula="of:=[base.X75]" office:value-type="float" office:value="0">
            <text:p>#N/A</text:p>
          </table:table-cell>
          <table:table-cell table:formula="of:=[base.N75]" office:value-type="float" office:value="0">
            <text:p>#N/A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74]);&quot;&quot;;[base.Z74])">
            <text:p/>
          </table:table-cell>
          <table:table-cell table:style-name="ce20" table:formula="of:=IF(ISBLANK([base.AA74]);&quot;&quot;;[base.AA74])">
            <text:p/>
          </table:table-cell>
          <table:table-cell table:style-name="ce20" table:formula="of:=IF(ISBLANK([base.AB74]);&quot;&quot;;[base.AB74])">
            <text:p/>
          </table:table-cell>
          <table:table-cell table:style-name="ce20" table:formula="of:=IF(ISBLANK([base.AC74]);&quot;&quot;;[base.AC74])">
            <text:p/>
          </table:table-cell>
          <table:table-cell table:style-name="ce20" table:formula="of:=IF(ISBLANK([base.AD74]);&quot;&quot;;[base.AD74])">
            <text:p/>
          </table:table-cell>
          <table:table-cell table:style-name="ce20" table:formula="of:=IF(ISBLANK([base.AE74]);&quot;&quot;;[base.AE74])">
            <text:p/>
          </table:table-cell>
          <table:table-cell table:style-name="ce20" table:formula="of:=IF(ISBLANK([base.AF74]);&quot;&quot;;[base.AF74])">
            <text:p/>
          </table:table-cell>
          <table:table-cell table:style-name="ce20" table:formula="of:=IF(ISBLANK([base.AG74]);&quot;&quot;;[base.AG74])">
            <text:p/>
          </table:table-cell>
          <table:table-cell table:style-name="ce20" table:formula="of:=IF(ISBLANK([base.AH70]);&quot;&quot;;[base.AH70])">
            <text:p/>
          </table:table-cell>
          <table:table-cell table:style-name="ce20" table:formula="of:=IF(ISBLANK([base.AI70]);&quot;&quot;;[base.AI70])">
            <text:p/>
          </table:table-cell>
          <table:table-cell table:style-name="ce20" table:formula="of:=IF(ISBLANK([base.AJ74]);&quot;&quot;;[base.AJ74])">
            <text:p/>
          </table:table-cell>
          <table:table-cell table:style-name="ce20" table:formula="of:=IF(ISBLANK([base.AK74]);&quot;&quot;;[base.AK74])">
            <text:p/>
          </table:table-cell>
          <table:table-cell table:style-name="ce20" table:formula="of:=IF(ISBLANK([base.AL74]);&quot;&quot;;[base.AL74])" office:value-type="string" office:string-value="CA__L">
            <text:p>CA__L</text:p>
          </table:table-cell>
          <table:table-cell table:style-name="ce20" table:formula="of:=IF(ISBLANK([base.AM74]);&quot;&quot;;[base.AM74])">
            <text:p/>
          </table:table-cell>
          <table:table-cell table:style-name="ce20" table:formula="of:=IF(ISBLANK([base.AN74]);&quot;&quot;;[base.AN74])">
            <text:p/>
          </table:table-cell>
          <table:table-cell table:style-name="ce20" table:formula="of:=IF(ISBLANK([base.AO74]);&quot;&quot;;[base.AO74])">
            <text:p/>
          </table:table-cell>
          <table:table-cell table:style-name="ce20" table:formula="of:=IF(ISBLANK([base.AP74]);&quot;&quot;;[base.AP74])">
            <text:p/>
          </table:table-cell>
          <table:table-cell table:style-name="ce20" table:formula="of:=IF(ISBLANK([base.AQ74]);&quot;&quot;;[base.AQ74])">
            <text:p/>
          </table:table-cell>
          <table:table-cell table:style-name="ce20" table:formula="of:=IF(ISBLANK([base.AR74]);&quot;&quot;;[base.AR74])">
            <text:p/>
          </table:table-cell>
          <table:table-cell table:style-name="ce20" table:formula="of:=IF(ISBLANK([base.AS74]);&quot;&quot;;[base.AS74])" office:value-type="string" office:string-value="bla">
            <text:p>bla</text:p>
          </table:table-cell>
          <table:table-cell table:style-name="ce20" table:formula="of:=IF(ISBLANK([base.AT74]);&quot;&quot;;[base.AT74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6]" office:value-type="string" office:string-value="CA__L">
            <text:p>CA__L</text:p>
          </table:table-cell>
          <table:table-cell table:style-name="ce20" table:formula="of:=IF(ISBLANK([base.D76]);&quot;&quot;;[base.D76])">
            <text:p/>
          </table:table-cell>
          <table:table-cell table:style-name="ce20" table:formula="of:=IF(ISBLANK([base.E76]);&quot;&quot;;[base.E76])">
            <text:p/>
          </table:table-cell>
          <table:table-cell table:formula="of:=[base.W76]" office:value-type="float" office:value="0">
            <text:p>#N/A</text:p>
          </table:table-cell>
          <table:table-cell table:formula="of:=[base.X76]" office:value-type="float" office:value="0">
            <text:p>#N/A</text:p>
          </table:table-cell>
          <table:table-cell table:formula="of:=[base.N76]" office:value-type="float" office:value="0">
            <text:p>#N/A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75]);&quot;&quot;;[base.Z75])">
            <text:p/>
          </table:table-cell>
          <table:table-cell table:style-name="ce20" table:formula="of:=IF(ISBLANK([base.AA75]);&quot;&quot;;[base.AA75])">
            <text:p/>
          </table:table-cell>
          <table:table-cell table:style-name="ce20" table:formula="of:=IF(ISBLANK([base.AB75]);&quot;&quot;;[base.AB75])">
            <text:p/>
          </table:table-cell>
          <table:table-cell table:style-name="ce20" table:formula="of:=IF(ISBLANK([base.AC75]);&quot;&quot;;[base.AC75])">
            <text:p/>
          </table:table-cell>
          <table:table-cell table:style-name="ce20" table:formula="of:=IF(ISBLANK([base.AD75]);&quot;&quot;;[base.AD75])">
            <text:p/>
          </table:table-cell>
          <table:table-cell table:style-name="ce20" table:formula="of:=IF(ISBLANK([base.AE75]);&quot;&quot;;[base.AE75])">
            <text:p/>
          </table:table-cell>
          <table:table-cell table:style-name="ce20" table:formula="of:=IF(ISBLANK([base.AF75]);&quot;&quot;;[base.AF75])">
            <text:p/>
          </table:table-cell>
          <table:table-cell table:style-name="ce20" table:formula="of:=IF(ISBLANK([base.AG75]);&quot;&quot;;[base.AG75])">
            <text:p/>
          </table:table-cell>
          <table:table-cell table:style-name="ce20" table:formula="of:=IF(ISBLANK([base.AH71]);&quot;&quot;;[base.AH71])">
            <text:p/>
          </table:table-cell>
          <table:table-cell table:style-name="ce20" table:formula="of:=IF(ISBLANK([base.AI71]);&quot;&quot;;[base.AI71])">
            <text:p/>
          </table:table-cell>
          <table:table-cell table:style-name="ce20" table:formula="of:=IF(ISBLANK([base.AJ75]);&quot;&quot;;[base.AJ75])">
            <text:p/>
          </table:table-cell>
          <table:table-cell table:style-name="ce20" table:formula="of:=IF(ISBLANK([base.AK75]);&quot;&quot;;[base.AK75])">
            <text:p/>
          </table:table-cell>
          <table:table-cell table:style-name="ce20" table:formula="of:=IF(ISBLANK([base.AL75]);&quot;&quot;;[base.AL75])" office:value-type="string" office:string-value="CA__L">
            <text:p>CA__L</text:p>
          </table:table-cell>
          <table:table-cell table:style-name="ce20" table:formula="of:=IF(ISBLANK([base.AM75]);&quot;&quot;;[base.AM75])">
            <text:p/>
          </table:table-cell>
          <table:table-cell table:style-name="ce20" table:formula="of:=IF(ISBLANK([base.AN75]);&quot;&quot;;[base.AN75])">
            <text:p/>
          </table:table-cell>
          <table:table-cell table:style-name="ce20" table:formula="of:=IF(ISBLANK([base.AO75]);&quot;&quot;;[base.AO75])">
            <text:p/>
          </table:table-cell>
          <table:table-cell table:style-name="ce20" table:formula="of:=IF(ISBLANK([base.AP75]);&quot;&quot;;[base.AP75])">
            <text:p/>
          </table:table-cell>
          <table:table-cell table:style-name="ce20" table:formula="of:=IF(ISBLANK([base.AQ75]);&quot;&quot;;[base.AQ75])">
            <text:p/>
          </table:table-cell>
          <table:table-cell table:style-name="ce20" table:formula="of:=IF(ISBLANK([base.AR75]);&quot;&quot;;[base.AR75])">
            <text:p/>
          </table:table-cell>
          <table:table-cell table:style-name="ce20" table:formula="of:=IF(ISBLANK([base.AS75]);&quot;&quot;;[base.AS75])" office:value-type="string" office:string-value="bla">
            <text:p>bla</text:p>
          </table:table-cell>
          <table:table-cell table:style-name="ce20" table:formula="of:=IF(ISBLANK([base.AT75]);&quot;&quot;;[base.AT75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7]" office:value-type="string" office:string-value="CA__L4">
            <text:p>CA__L4</text:p>
          </table:table-cell>
          <table:table-cell table:style-name="ce20" table:formula="of:=IF(ISBLANK([base.D77]);&quot;&quot;;[base.D77])">
            <text:p/>
          </table:table-cell>
          <table:table-cell table:style-name="ce20" table:formula="of:=IF(ISBLANK([base.E77]);&quot;&quot;;[base.E77])">
            <text:p/>
          </table:table-cell>
          <table:table-cell table:formula="of:=[base.W77]" office:value-type="float" office:value="0">
            <text:p>#N/A</text:p>
          </table:table-cell>
          <table:table-cell table:formula="of:=[base.X77]" office:value-type="float" office:value="0">
            <text:p>0</text:p>
          </table:table-cell>
          <table:table-cell table:formula="of:=[base.N77]" office:value-type="float" office:value="0">
            <text:p>#N/A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76]);&quot;&quot;;[base.Z76])">
            <text:p/>
          </table:table-cell>
          <table:table-cell table:style-name="ce20" table:formula="of:=IF(ISBLANK([base.AA76]);&quot;&quot;;[base.AA76])">
            <text:p/>
          </table:table-cell>
          <table:table-cell table:style-name="ce20" table:formula="of:=IF(ISBLANK([base.AB76]);&quot;&quot;;[base.AB76])">
            <text:p/>
          </table:table-cell>
          <table:table-cell table:style-name="ce20" table:formula="of:=IF(ISBLANK([base.AC76]);&quot;&quot;;[base.AC76])">
            <text:p/>
          </table:table-cell>
          <table:table-cell table:style-name="ce20" table:formula="of:=IF(ISBLANK([base.AD76]);&quot;&quot;;[base.AD76])">
            <text:p/>
          </table:table-cell>
          <table:table-cell table:style-name="ce20" table:formula="of:=IF(ISBLANK([base.AE76]);&quot;&quot;;[base.AE76])">
            <text:p/>
          </table:table-cell>
          <table:table-cell table:style-name="ce20" table:formula="of:=IF(ISBLANK([base.AF76]);&quot;&quot;;[base.AF76])">
            <text:p/>
          </table:table-cell>
          <table:table-cell table:style-name="ce20" table:formula="of:=IF(ISBLANK([base.AG76]);&quot;&quot;;[base.AG76])">
            <text:p/>
          </table:table-cell>
          <table:table-cell table:style-name="ce20" table:formula="of:=IF(ISBLANK([base.AH72]);&quot;&quot;;[base.AH72])">
            <text:p/>
          </table:table-cell>
          <table:table-cell table:style-name="ce20" table:formula="of:=IF(ISBLANK([base.AI72]);&quot;&quot;;[base.AI72])">
            <text:p/>
          </table:table-cell>
          <table:table-cell table:style-name="ce20" table:formula="of:=IF(ISBLANK([base.AJ76]);&quot;&quot;;[base.AJ76])">
            <text:p/>
          </table:table-cell>
          <table:table-cell table:style-name="ce20" table:formula="of:=IF(ISBLANK([base.AK76]);&quot;&quot;;[base.AK76])">
            <text:p/>
          </table:table-cell>
          <table:table-cell table:style-name="ce20" table:formula="of:=IF(ISBLANK([base.AL76]);&quot;&quot;;[base.AL76])" office:value-type="string" office:string-value="CA__L">
            <text:p>CA__L</text:p>
          </table:table-cell>
          <table:table-cell table:style-name="ce20" table:formula="of:=IF(ISBLANK([base.AM76]);&quot;&quot;;[base.AM76])">
            <text:p/>
          </table:table-cell>
          <table:table-cell table:style-name="ce20" table:formula="of:=IF(ISBLANK([base.AN76]);&quot;&quot;;[base.AN76])">
            <text:p/>
          </table:table-cell>
          <table:table-cell table:style-name="ce20" table:formula="of:=IF(ISBLANK([base.AO76]);&quot;&quot;;[base.AO76])">
            <text:p/>
          </table:table-cell>
          <table:table-cell table:style-name="ce20" table:formula="of:=IF(ISBLANK([base.AP76]);&quot;&quot;;[base.AP76])">
            <text:p/>
          </table:table-cell>
          <table:table-cell table:style-name="ce20" table:formula="of:=IF(ISBLANK([base.AQ76]);&quot;&quot;;[base.AQ76])">
            <text:p/>
          </table:table-cell>
          <table:table-cell table:style-name="ce20" table:formula="of:=IF(ISBLANK([base.AR76]);&quot;&quot;;[base.AR76])">
            <text:p/>
          </table:table-cell>
          <table:table-cell table:style-name="ce20" table:formula="of:=IF(ISBLANK([base.AS76]);&quot;&quot;;[base.AS76])" office:value-type="string" office:string-value="bla">
            <text:p>bla</text:p>
          </table:table-cell>
          <table:table-cell table:style-name="ce20" table:formula="of:=IF(ISBLANK([base.AT76]);&quot;&quot;;[base.AT76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8]" office:value-type="string" office:string-value="CA_s_L5">
            <text:p>CA_s_L5</text:p>
          </table:table-cell>
          <table:table-cell table:style-name="ce20" table:formula="of:=IF(ISBLANK([base.D78]);&quot;&quot;;[base.D78])" office:value-type="string" office:string-value="S">
            <text:p>S</text:p>
          </table:table-cell>
          <table:table-cell table:style-name="ce20" table:formula="of:=IF(ISBLANK([base.E78]);&quot;&quot;;[base.E78])" office:value-type="string" office:string-value="S">
            <text:p>S</text:p>
          </table:table-cell>
          <table:table-cell table:formula="of:=[base.W78]" office:value-type="float" office:value="0">
            <text:p>#N/A</text:p>
          </table:table-cell>
          <table:table-cell table:formula="of:=[base.X78]" office:value-type="float" office:value="0">
            <text:p>0</text:p>
          </table:table-cell>
          <table:table-cell table:formula="of:=[base.N78]" office:value-type="float" office:value="770">
            <text:p>77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77]);&quot;&quot;;[base.Z77])">
            <text:p/>
          </table:table-cell>
          <table:table-cell table:style-name="ce20" table:formula="of:=IF(ISBLANK([base.AA77]);&quot;&quot;;[base.AA77])">
            <text:p/>
          </table:table-cell>
          <table:table-cell table:style-name="ce20" table:formula="of:=IF(ISBLANK([base.AB77]);&quot;&quot;;[base.AB77])">
            <text:p/>
          </table:table-cell>
          <table:table-cell table:style-name="ce20" table:formula="of:=IF(ISBLANK([base.AC77]);&quot;&quot;;[base.AC77])">
            <text:p/>
          </table:table-cell>
          <table:table-cell table:style-name="ce20" table:formula="of:=IF(ISBLANK([base.AD77]);&quot;&quot;;[base.AD77])">
            <text:p/>
          </table:table-cell>
          <table:table-cell table:style-name="ce20" table:formula="of:=IF(ISBLANK([base.AE77]);&quot;&quot;;[base.AE77])">
            <text:p/>
          </table:table-cell>
          <table:table-cell table:style-name="ce20" table:formula="of:=IF(ISBLANK([base.AF77]);&quot;&quot;;[base.AF77])">
            <text:p/>
          </table:table-cell>
          <table:table-cell table:style-name="ce20" table:formula="of:=IF(ISBLANK([base.AG77]);&quot;&quot;;[base.AG77])">
            <text:p/>
          </table:table-cell>
          <table:table-cell table:style-name="ce20" table:formula="of:=IF(ISBLANK([base.AH73]);&quot;&quot;;[base.AH73])">
            <text:p/>
          </table:table-cell>
          <table:table-cell table:style-name="ce20" table:formula="of:=IF(ISBLANK([base.AI73]);&quot;&quot;;[base.AI73])">
            <text:p/>
          </table:table-cell>
          <table:table-cell table:style-name="ce20" table:formula="of:=IF(ISBLANK([base.AJ77]);&quot;&quot;;[base.AJ77])">
            <text:p/>
          </table:table-cell>
          <table:table-cell table:style-name="ce20" table:formula="of:=IF(ISBLANK([base.AK77]);&quot;&quot;;[base.AK77])">
            <text:p/>
          </table:table-cell>
          <table:table-cell table:style-name="ce20" table:formula="of:=IF(ISBLANK([base.AL77]);&quot;&quot;;[base.AL77])" office:value-type="string" office:string-value="CA__L">
            <text:p>CA__L</text:p>
          </table:table-cell>
          <table:table-cell table:style-name="ce20" table:formula="of:=IF(ISBLANK([base.AM77]);&quot;&quot;;[base.AM77])">
            <text:p/>
          </table:table-cell>
          <table:table-cell table:style-name="ce20" table:formula="of:=IF(ISBLANK([base.AN77]);&quot;&quot;;[base.AN77])">
            <text:p/>
          </table:table-cell>
          <table:table-cell table:style-name="ce20" table:formula="of:=IF(ISBLANK([base.AO77]);&quot;&quot;;[base.AO77])">
            <text:p/>
          </table:table-cell>
          <table:table-cell table:style-name="ce20" table:formula="of:=IF(ISBLANK([base.AP77]);&quot;&quot;;[base.AP77])">
            <text:p/>
          </table:table-cell>
          <table:table-cell table:style-name="ce20" table:formula="of:=IF(ISBLANK([base.AQ77]);&quot;&quot;;[base.AQ77])">
            <text:p/>
          </table:table-cell>
          <table:table-cell table:style-name="ce20" table:formula="of:=IF(ISBLANK([base.AR77]);&quot;&quot;;[base.AR77])">
            <text:p/>
          </table:table-cell>
          <table:table-cell table:style-name="ce20" table:formula="of:=IF(ISBLANK([base.AS77]);&quot;&quot;;[base.AS77])" office:value-type="string" office:string-value="bla">
            <text:p>bla</text:p>
          </table:table-cell>
          <table:table-cell table:style-name="ce20" table:formula="of:=IF(ISBLANK([base.AT77]);&quot;&quot;;[base.AT77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79]" office:value-type="string" office:string-value="CA_s_L1">
            <text:p>CA_s_L1</text:p>
          </table:table-cell>
          <table:table-cell table:style-name="ce20" table:formula="of:=IF(ISBLANK([base.D79]);&quot;&quot;;[base.D79])" office:value-type="string" office:string-value="S">
            <text:p>S</text:p>
          </table:table-cell>
          <table:table-cell table:style-name="ce20" table:formula="of:=IF(ISBLANK([base.E79]);&quot;&quot;;[base.E79])" office:value-type="string" office:string-value="S">
            <text:p>S</text:p>
          </table:table-cell>
          <table:table-cell table:formula="of:=[base.W79]" office:value-type="float" office:value="270">
            <text:p>270</text:p>
          </table:table-cell>
          <table:table-cell table:formula="of:=[base.X79]" office:value-type="float" office:value="0">
            <text:p>0</text:p>
          </table:table-cell>
          <table:table-cell table:formula="of:=[base.N79]" office:value-type="float" office:value="270">
            <text:p>27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78]);&quot;&quot;;[base.Z78])">
            <text:p/>
          </table:table-cell>
          <table:table-cell table:style-name="ce20" table:formula="of:=IF(ISBLANK([base.AA78]);&quot;&quot;;[base.AA78])">
            <text:p/>
          </table:table-cell>
          <table:table-cell table:style-name="ce20" table:formula="of:=IF(ISBLANK([base.AB78]);&quot;&quot;;[base.AB78])">
            <text:p/>
          </table:table-cell>
          <table:table-cell table:style-name="ce20" table:formula="of:=IF(ISBLANK([base.AC78]);&quot;&quot;;[base.AC78])">
            <text:p/>
          </table:table-cell>
          <table:table-cell table:style-name="ce20" table:formula="of:=IF(ISBLANK([base.AD78]);&quot;&quot;;[base.AD78])">
            <text:p/>
          </table:table-cell>
          <table:table-cell table:style-name="ce20" table:formula="of:=IF(ISBLANK([base.AE78]);&quot;&quot;;[base.AE78])">
            <text:p/>
          </table:table-cell>
          <table:table-cell table:style-name="ce20" table:formula="of:=IF(ISBLANK([base.AF78]);&quot;&quot;;[base.AF78])">
            <text:p/>
          </table:table-cell>
          <table:table-cell table:style-name="ce20" table:formula="of:=IF(ISBLANK([base.AG78]);&quot;&quot;;[base.AG78])">
            <text:p/>
          </table:table-cell>
          <table:table-cell table:style-name="ce20" table:formula="of:=IF(ISBLANK([base.AH74]);&quot;&quot;;[base.AH74])">
            <text:p/>
          </table:table-cell>
          <table:table-cell table:style-name="ce20" table:formula="of:=IF(ISBLANK([base.AI74]);&quot;&quot;;[base.AI74])">
            <text:p/>
          </table:table-cell>
          <table:table-cell table:style-name="ce20" table:formula="of:=IF(ISBLANK([base.AJ78]);&quot;&quot;;[base.AJ78])">
            <text:p/>
          </table:table-cell>
          <table:table-cell table:style-name="ce20" table:formula="of:=IF(ISBLANK([base.AK78]);&quot;&quot;;[base.AK78])">
            <text:p/>
          </table:table-cell>
          <table:table-cell table:style-name="ce20" table:formula="of:=IF(ISBLANK([base.AL78]);&quot;&quot;;[base.AL78])" office:value-type="string" office:string-value="CA__L4">
            <text:p>CA__L4</text:p>
          </table:table-cell>
          <table:table-cell table:style-name="ce20" table:formula="of:=IF(ISBLANK([base.AM78]);&quot;&quot;;[base.AM78])">
            <text:p/>
          </table:table-cell>
          <table:table-cell table:style-name="ce20" table:formula="of:=IF(ISBLANK([base.AN78]);&quot;&quot;;[base.AN78])">
            <text:p/>
          </table:table-cell>
          <table:table-cell table:style-name="ce20" table:formula="of:=IF(ISBLANK([base.AO78]);&quot;&quot;;[base.AO78])">
            <text:p/>
          </table:table-cell>
          <table:table-cell table:style-name="ce20" table:formula="of:=IF(ISBLANK([base.AP78]);&quot;&quot;;[base.AP78])">
            <text:p/>
          </table:table-cell>
          <table:table-cell table:style-name="ce20" table:formula="of:=IF(ISBLANK([base.AQ78]);&quot;&quot;;[base.AQ78])">
            <text:p/>
          </table:table-cell>
          <table:table-cell table:style-name="ce20" table:formula="of:=IF(ISBLANK([base.AR78]);&quot;&quot;;[base.AR78])">
            <text:p/>
          </table:table-cell>
          <table:table-cell table:style-name="ce20" table:formula="of:=IF(ISBLANK([base.AS78]);&quot;&quot;;[base.AS78])" office:value-type="string" office:string-value="bla">
            <text:p>bla</text:p>
          </table:table-cell>
          <table:table-cell table:style-name="ce20" table:formula="of:=IF(ISBLANK([base.AT78]);&quot;&quot;;[base.AT78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80]" office:value-type="string" office:string-value="CA_s_L2">
            <text:p>CA_s_L2</text:p>
          </table:table-cell>
          <table:table-cell table:style-name="ce20" table:formula="of:=IF(ISBLANK([base.D80]);&quot;&quot;;[base.D80])" office:value-type="string" office:string-value="S">
            <text:p>S</text:p>
          </table:table-cell>
          <table:table-cell table:style-name="ce20" table:formula="of:=IF(ISBLANK([base.E80]);&quot;&quot;;[base.E80])" office:value-type="string" office:string-value="S">
            <text:p>S</text:p>
          </table:table-cell>
          <table:table-cell table:formula="of:=[base.W80]" office:value-type="float" office:value="230">
            <text:p>230</text:p>
          </table:table-cell>
          <table:table-cell table:formula="of:=[base.X80]" office:value-type="float" office:value="0">
            <text:p>0</text:p>
          </table:table-cell>
          <table:table-cell table:formula="of:=[base.N80]" office:value-type="float" office:value="380">
            <text:p>38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79]);&quot;&quot;;[base.Z79])" office:value-type="string" office:string-value="garrison_size">
            <text:p>garrison_size</text:p>
          </table:table-cell>
          <table:table-cell table:style-name="ce20" table:formula="of:=IF(ISBLANK([base.AA79]);&quot;&quot;;[base.AA79])" office:value-type="float" office:value="0.1">
            <text:p>0,1</text:p>
          </table:table-cell>
          <table:table-cell table:style-name="ce20" table:formula="of:=IF(ISBLANK([base.AB79]);&quot;&quot;;[base.AB79])">
            <text:p/>
          </table:table-cell>
          <table:table-cell table:style-name="ce20" table:formula="of:=IF(ISBLANK([base.AC79]);&quot;&quot;;[base.AC79])" office:value-type="float" office:value="0.1">
            <text:p>0,1</text:p>
          </table:table-cell>
          <table:table-cell table:style-name="ce20" table:formula="of:=IF(ISBLANK([base.AD79]);&quot;&quot;;[base.AD79])" office:value-type="string" office:string-value="local_tax_modifier">
            <text:p>local_tax_modifier</text:p>
          </table:table-cell>
          <table:table-cell table:style-name="ce20" table:formula="of:=IF(ISBLANK([base.AE79]);&quot;&quot;;[base.AE79])" office:value-type="float" office:value="0.1">
            <text:p>0,1</text:p>
          </table:table-cell>
          <table:table-cell table:style-name="ce20" table:formula="of:=IF(ISBLANK([base.AF79]);&quot;&quot;;[base.AF79])" office:value-type="string" office:string-value="heavy_infantry">
            <text:p>heavy_infantry</text:p>
          </table:table-cell>
          <table:table-cell table:style-name="ce20" table:formula="of:=IF(ISBLANK([base.AG79]);&quot;&quot;;[base.AG79])" office:value-type="float" office:value="66">
            <text:p>66</text:p>
          </table:table-cell>
          <table:table-cell table:style-name="ce20" table:formula="of:=IF(ISBLANK([base.AH75]);&quot;&quot;;[base.AH75])">
            <text:p/>
          </table:table-cell>
          <table:table-cell table:style-name="ce20" table:formula="of:=IF(ISBLANK([base.AI75]);&quot;&quot;;[base.AI75])">
            <text:p/>
          </table:table-cell>
          <table:table-cell table:style-name="ce20" table:formula="of:=IF(ISBLANK([base.AJ79]);&quot;&quot;;[base.AJ79])">
            <text:p/>
          </table:table-cell>
          <table:table-cell table:style-name="ce20" table:formula="of:=IF(ISBLANK([base.AK79]);&quot;&quot;;[base.AK79])" office:value-type="string" office:string-value="FORT">
            <text:p>FORT</text:p>
          </table:table-cell>
          <table:table-cell table:style-name="ce20" table:formula="of:=IF(ISBLANK([base.AL79]);&quot;&quot;;[base.AL79])" office:value-type="string" office:string-value="CA_s_L5">
            <text:p>CA_s_L5</text:p>
          </table:table-cell>
          <table:table-cell table:style-name="ce20" table:formula="of:=IF(ISBLANK([base.AM79]);&quot;&quot;;[base.AM79])">
            <text:p/>
          </table:table-cell>
          <table:table-cell table:style-name="ce20" table:formula="of:=IF(ISBLANK([base.AN79]);&quot;&quot;;[base.AN79])">
            <text:p/>
          </table:table-cell>
          <table:table-cell table:style-name="ce20" table:formula="of:=IF(ISBLANK([base.AO79]);&quot;&quot;;[base.AO79])">
            <text:p/>
          </table:table-cell>
          <table:table-cell table:style-name="ce20" table:formula="of:=IF(ISBLANK([base.AP79]);&quot;&quot;;[base.AP79])">
            <text:p/>
          </table:table-cell>
          <table:table-cell table:style-name="ce20" table:formula="of:=IF(ISBLANK([base.AQ79]);&quot;&quot;;[base.AQ79])">
            <text:p/>
          </table:table-cell>
          <table:table-cell table:style-name="ce20" table:formula="of:=IF(ISBLANK([base.AR79]);&quot;&quot;;[base.AR79])">
            <text:p/>
          </table:table-cell>
          <table:table-cell table:style-name="ce20" table:formula="of:=IF(ISBLANK([base.AS79]);&quot;&quot;;[base.AS79])" office:value-type="string" office:string-value="bla">
            <text:p>bla</text:p>
          </table:table-cell>
          <table:table-cell table:style-name="ce20" table:formula="of:=IF(ISBLANK([base.AT79]);&quot;&quot;;[base.AT79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81]" office:value-type="string" office:string-value="CA_s_L3">
            <text:p>CA_s_L3</text:p>
          </table:table-cell>
          <table:table-cell table:style-name="ce20" table:formula="of:=IF(ISBLANK([base.D81]);&quot;&quot;;[base.D81])" office:value-type="string" office:string-value="S">
            <text:p>S</text:p>
          </table:table-cell>
          <table:table-cell table:style-name="ce20" table:formula="of:=IF(ISBLANK([base.E81]);&quot;&quot;;[base.E81])" office:value-type="string" office:string-value="S">
            <text:p>S</text:p>
          </table:table-cell>
          <table:table-cell table:formula="of:=[base.W81]" office:value-type="float" office:value="520">
            <text:p>520</text:p>
          </table:table-cell>
          <table:table-cell table:formula="of:=[base.X81]" office:value-type="float" office:value="70">
            <text:p>70</text:p>
          </table:table-cell>
          <table:table-cell table:formula="of:=[base.N81]" office:value-type="float" office:value="1100">
            <text:p>110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80]);&quot;&quot;;[base.Z80])" office:value-type="string" office:string-value="garrison_size">
            <text:p>garrison_size</text:p>
          </table:table-cell>
          <table:table-cell table:style-name="ce20" table:formula="of:=IF(ISBLANK([base.AA80]);&quot;&quot;;[base.AA80])" office:value-type="float" office:value="0.1">
            <text:p>0,1</text:p>
          </table:table-cell>
          <table:table-cell table:style-name="ce20" table:formula="of:=IF(ISBLANK([base.AB80]);&quot;&quot;;[base.AB80])" office:value-type="string" office:string-value="fort_level">
            <text:p>fort_level</text:p>
          </table:table-cell>
          <table:table-cell table:style-name="ce20" table:formula="of:=IF(ISBLANK([base.AC80]);&quot;&quot;;[base.AC80])" office:value-type="float" office:value="0.1">
            <text:p>0,1</text:p>
          </table:table-cell>
          <table:table-cell table:style-name="ce20" table:formula="of:=IF(ISBLANK([base.AD80]);&quot;&quot;;[base.AD80])" office:value-type="string" office:string-value="local_tax_modifier">
            <text:p>local_tax_modifier</text:p>
          </table:table-cell>
          <table:table-cell table:style-name="ce20" table:formula="of:=IF(ISBLANK([base.AE80]);&quot;&quot;;[base.AE80])" office:value-type="float" office:value="0.1">
            <text:p>0,1</text:p>
          </table:table-cell>
          <table:table-cell table:style-name="ce20" table:formula="of:=IF(ISBLANK([base.AF80]);&quot;&quot;;[base.AF80])" office:value-type="string" office:string-value="heavy_infantry">
            <text:p>heavy_infantry</text:p>
          </table:table-cell>
          <table:table-cell table:style-name="ce20" table:formula="of:=IF(ISBLANK([base.AG80]);&quot;&quot;;[base.AG80])" office:value-type="float" office:value="67">
            <text:p>67</text:p>
          </table:table-cell>
          <table:table-cell table:style-name="ce20" table:formula="of:=IF(ISBLANK([base.AH76]);&quot;&quot;;[base.AH76])">
            <text:p/>
          </table:table-cell>
          <table:table-cell table:style-name="ce20" table:formula="of:=IF(ISBLANK([base.AI76]);&quot;&quot;;[base.AI76])">
            <text:p/>
          </table:table-cell>
          <table:table-cell table:style-name="ce20" table:formula="of:=IF(ISBLANK([base.AJ80]);&quot;&quot;;[base.AJ80])" office:value-type="string" office:string-value="MONASTERE">
            <text:p>MONASTERE</text:p>
          </table:table-cell>
          <table:table-cell table:style-name="ce20" table:formula="of:=IF(ISBLANK([base.AK80]);&quot;&quot;;[base.AK80])" office:value-type="string" office:string-value="FORT">
            <text:p>FORT</text:p>
          </table:table-cell>
          <table:table-cell table:style-name="ce20" table:formula="of:=IF(ISBLANK([base.AL80]);&quot;&quot;;[base.AL80])" office:value-type="string" office:string-value="CA_s_L1">
            <text:p>CA_s_L1</text:p>
          </table:table-cell>
          <table:table-cell table:style-name="ce20" table:formula="of:=IF(ISBLANK([base.AM80]);&quot;&quot;;[base.AM80])">
            <text:p/>
          </table:table-cell>
          <table:table-cell table:style-name="ce20" table:formula="of:=IF(ISBLANK([base.AN80]);&quot;&quot;;[base.AN80])">
            <text:p/>
          </table:table-cell>
          <table:table-cell table:style-name="ce20" table:formula="of:=IF(ISBLANK([base.AO80]);&quot;&quot;;[base.AO80])">
            <text:p/>
          </table:table-cell>
          <table:table-cell table:style-name="ce20" table:formula="of:=IF(ISBLANK([base.AP80]);&quot;&quot;;[base.AP80])" office:value-type="float" office:value="0">
            <text:p>0</text:p>
          </table:table-cell>
          <table:table-cell table:style-name="ce20" table:formula="of:=IF(ISBLANK([base.AQ80]);&quot;&quot;;[base.AQ80])" office:value-type="float" office:value="73">
            <text:p>73</text:p>
          </table:table-cell>
          <table:table-cell table:style-name="ce20" table:formula="of:=IF(ISBLANK([base.AR80]);&quot;&quot;;[base.AR80])" office:value-type="float" office:value="10">
            <text:p>10</text:p>
          </table:table-cell>
          <table:table-cell table:style-name="ce20" table:formula="of:=IF(ISBLANK([base.AS80]);&quot;&quot;;[base.AS80])" office:value-type="string" office:string-value="bla">
            <text:p>bla</text:p>
          </table:table-cell>
          <table:table-cell table:style-name="ce20" table:formula="of:=IF(ISBLANK([base.AT80]);&quot;&quot;;[base.AT80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82]" office:value-type="string" office:string-value="CA_s_L4">
            <text:p>CA_s_L4</text:p>
          </table:table-cell>
          <table:table-cell table:style-name="ce20" table:formula="of:=IF(ISBLANK([base.D82]);&quot;&quot;;[base.D82])" office:value-type="string" office:string-value="S">
            <text:p>S</text:p>
          </table:table-cell>
          <table:table-cell table:style-name="ce20" table:formula="of:=IF(ISBLANK([base.E82]);&quot;&quot;;[base.E82])" office:value-type="string" office:string-value="S">
            <text:p>S</text:p>
          </table:table-cell>
          <table:table-cell table:formula="of:=[base.W82]" office:value-type="float" office:value="390">
            <text:p>390</text:p>
          </table:table-cell>
          <table:table-cell table:formula="of:=[base.X82]" office:value-type="float" office:value="90">
            <text:p>90</text:p>
          </table:table-cell>
          <table:table-cell table:formula="of:=[base.N82]" office:value-type="float" office:value="920">
            <text:p>92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81]);&quot;&quot;;[base.Z81])" office:value-type="string" office:string-value="garrison_size">
            <text:p>garrison_size</text:p>
          </table:table-cell>
          <table:table-cell table:style-name="ce20" table:formula="of:=IF(ISBLANK([base.AA81]);&quot;&quot;;[base.AA81])" office:value-type="float" office:value="0.1">
            <text:p>0,1</text:p>
          </table:table-cell>
          <table:table-cell table:style-name="ce20" table:formula="of:=IF(ISBLANK([base.AB81]);&quot;&quot;;[base.AB81])" office:value-type="string" office:string-value="fort_level">
            <text:p>fort_level</text:p>
          </table:table-cell>
          <table:table-cell table:style-name="ce20" table:formula="of:=IF(ISBLANK([base.AC81]);&quot;&quot;;[base.AC81])" office:value-type="float" office:value="0.1">
            <text:p>0,1</text:p>
          </table:table-cell>
          <table:table-cell table:style-name="ce20" table:formula="of:=IF(ISBLANK([base.AD81]);&quot;&quot;;[base.AD81])" office:value-type="string" office:string-value="local_tax_modifier">
            <text:p>local_tax_modifier</text:p>
          </table:table-cell>
          <table:table-cell table:style-name="ce20" table:formula="of:=IF(ISBLANK([base.AE81]);&quot;&quot;;[base.AE81])" office:value-type="float" office:value="0.1">
            <text:p>0,1</text:p>
          </table:table-cell>
          <table:table-cell table:style-name="ce20" table:formula="of:=IF(ISBLANK([base.AF81]);&quot;&quot;;[base.AF81])" office:value-type="string" office:string-value="heavy_infantry">
            <text:p>heavy_infantry</text:p>
          </table:table-cell>
          <table:table-cell table:style-name="ce20" table:formula="of:=IF(ISBLANK([base.AG81]);&quot;&quot;;[base.AG81])" office:value-type="float" office:value="68">
            <text:p>68</text:p>
          </table:table-cell>
          <table:table-cell table:style-name="ce20" table:formula="of:=IF(ISBLANK([base.AH77]);&quot;&quot;;[base.AH77])">
            <text:p/>
          </table:table-cell>
          <table:table-cell table:style-name="ce20" table:formula="of:=IF(ISBLANK([base.AI77]);&quot;&quot;;[base.AI77])">
            <text:p/>
          </table:table-cell>
          <table:table-cell table:style-name="ce20" table:formula="of:=IF(ISBLANK([base.AJ81]);&quot;&quot;;[base.AJ81])" office:value-type="string" office:string-value="MONASTERE">
            <text:p>MONASTERE</text:p>
          </table:table-cell>
          <table:table-cell table:style-name="ce20" table:formula="of:=IF(ISBLANK([base.AK81]);&quot;&quot;;[base.AK81])">
            <text:p/>
          </table:table-cell>
          <table:table-cell table:style-name="ce20" table:formula="of:=IF(ISBLANK([base.AL81]);&quot;&quot;;[base.AL81])" office:value-type="string" office:string-value="CA_s_L2">
            <text:p>CA_s_L2</text:p>
          </table:table-cell>
          <table:table-cell table:style-name="ce20" table:formula="of:=IF(ISBLANK([base.AM81]);&quot;&quot;;[base.AM81])">
            <text:p/>
          </table:table-cell>
          <table:table-cell table:style-name="ce20" table:formula="of:=IF(ISBLANK([base.AN81]);&quot;&quot;;[base.AN81])">
            <text:p/>
          </table:table-cell>
          <table:table-cell table:style-name="ce20" table:formula="of:=IF(ISBLANK([base.AO81]);&quot;&quot;;[base.AO81])">
            <text:p/>
          </table:table-cell>
          <table:table-cell table:style-name="ce20" table:formula="of:=IF(ISBLANK([base.AP81]);&quot;&quot;;[base.AP81])" office:value-type="float" office:value="0">
            <text:p>0</text:p>
          </table:table-cell>
          <table:table-cell table:style-name="ce20" table:formula="of:=IF(ISBLANK([base.AQ81]);&quot;&quot;;[base.AQ81])" office:value-type="float" office:value="72">
            <text:p>72</text:p>
          </table:table-cell>
          <table:table-cell table:style-name="ce20" table:formula="of:=IF(ISBLANK([base.AR81]);&quot;&quot;;[base.AR81])" office:value-type="float" office:value="10">
            <text:p>10</text:p>
          </table:table-cell>
          <table:table-cell table:style-name="ce20" table:formula="of:=IF(ISBLANK([base.AS81]);&quot;&quot;;[base.AS81])" office:value-type="string" office:string-value="bla">
            <text:p>bla</text:p>
          </table:table-cell>
          <table:table-cell table:style-name="ce20" table:formula="of:=IF(ISBLANK([base.AT81]);&quot;&quot;;[base.AT81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83]" office:value-type="string" office:string-value="CA_s_L5">
            <text:p>CA_s_L5</text:p>
          </table:table-cell>
          <table:table-cell table:style-name="ce20" table:formula="of:=IF(ISBLANK([base.D83]);&quot;&quot;;[base.D83])" office:value-type="string" office:string-value="S">
            <text:p>S</text:p>
          </table:table-cell>
          <table:table-cell table:style-name="ce20" table:formula="of:=IF(ISBLANK([base.E83]);&quot;&quot;;[base.E83])" office:value-type="string" office:string-value="S">
            <text:p>S</text:p>
          </table:table-cell>
          <table:table-cell table:formula="of:=[base.W83]" office:value-type="float" office:value="590">
            <text:p>590</text:p>
          </table:table-cell>
          <table:table-cell table:formula="of:=[base.X83]" office:value-type="float" office:value="0">
            <text:p>0</text:p>
          </table:table-cell>
          <table:table-cell table:formula="of:=[base.N83]" office:value-type="float" office:value="1460">
            <text:p>146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82]);&quot;&quot;;[base.Z82])" office:value-type="string" office:string-value="garrison_size">
            <text:p>garrison_size</text:p>
          </table:table-cell>
          <table:table-cell table:style-name="ce20" table:formula="of:=IF(ISBLANK([base.AA82]);&quot;&quot;;[base.AA82])" office:value-type="float" office:value="0.1">
            <text:p>0,1</text:p>
          </table:table-cell>
          <table:table-cell table:style-name="ce20" table:formula="of:=IF(ISBLANK([base.AB82]);&quot;&quot;;[base.AB82])" office:value-type="string" office:string-value="fort_level">
            <text:p>fort_level</text:p>
          </table:table-cell>
          <table:table-cell table:style-name="ce20" table:formula="of:=IF(ISBLANK([base.AC82]);&quot;&quot;;[base.AC82])" office:value-type="float" office:value="0.1">
            <text:p>0,1</text:p>
          </table:table-cell>
          <table:table-cell table:style-name="ce20" table:formula="of:=IF(ISBLANK([base.AD82]);&quot;&quot;;[base.AD82])" office:value-type="string" office:string-value="local_tax_modifier">
            <text:p>local_tax_modifier</text:p>
          </table:table-cell>
          <table:table-cell table:style-name="ce20" table:formula="of:=IF(ISBLANK([base.AE82]);&quot;&quot;;[base.AE82])" office:value-type="float" office:value="0.1">
            <text:p>0,1</text:p>
          </table:table-cell>
          <table:table-cell table:style-name="ce20" table:formula="of:=IF(ISBLANK([base.AF82]);&quot;&quot;;[base.AF82])" office:value-type="string" office:string-value="heavy_infantry">
            <text:p>heavy_infantry</text:p>
          </table:table-cell>
          <table:table-cell table:style-name="ce20" table:formula="of:=IF(ISBLANK([base.AG82]);&quot;&quot;;[base.AG82])" office:value-type="float" office:value="69">
            <text:p>69</text:p>
          </table:table-cell>
          <table:table-cell table:style-name="ce20" table:formula="of:=IF(ISBLANK([base.AH78]);&quot;&quot;;[base.AH78])">
            <text:p/>
          </table:table-cell>
          <table:table-cell table:style-name="ce20" table:formula="of:=IF(ISBLANK([base.AI78]);&quot;&quot;;[base.AI78])">
            <text:p/>
          </table:table-cell>
          <table:table-cell table:style-name="ce20" table:formula="of:=IF(ISBLANK([base.AJ82]);&quot;&quot;;[base.AJ82])">
            <text:p/>
          </table:table-cell>
          <table:table-cell table:style-name="ce20" table:formula="of:=IF(ISBLANK([base.AK82]);&quot;&quot;;[base.AK82])" office:value-type="string" office:string-value="FORT">
            <text:p>FORT</text:p>
          </table:table-cell>
          <table:table-cell table:style-name="ce20" table:formula="of:=IF(ISBLANK([base.AL82]);&quot;&quot;;[base.AL82])" office:value-type="string" office:string-value="CA_s_L3">
            <text:p>CA_s_L3</text:p>
          </table:table-cell>
          <table:table-cell table:style-name="ce20" table:formula="of:=IF(ISBLANK([base.AM82]);&quot;&quot;;[base.AM82])">
            <text:p/>
          </table:table-cell>
          <table:table-cell table:style-name="ce20" table:formula="of:=IF(ISBLANK([base.AN82]);&quot;&quot;;[base.AN82])">
            <text:p/>
          </table:table-cell>
          <table:table-cell table:style-name="ce20" table:formula="of:=IF(ISBLANK([base.AO82]);&quot;&quot;;[base.AO82])">
            <text:p/>
          </table:table-cell>
          <table:table-cell table:style-name="ce20" table:formula="of:=IF(ISBLANK([base.AP82]);&quot;&quot;;[base.AP82])" office:value-type="float" office:value="0">
            <text:p>0</text:p>
          </table:table-cell>
          <table:table-cell table:style-name="ce20" table:formula="of:=IF(ISBLANK([base.AQ82]);&quot;&quot;;[base.AQ82])" office:value-type="float" office:value="71">
            <text:p>71</text:p>
          </table:table-cell>
          <table:table-cell table:style-name="ce20" table:formula="of:=IF(ISBLANK([base.AR82]);&quot;&quot;;[base.AR82])" office:value-type="float" office:value="10">
            <text:p>10</text:p>
          </table:table-cell>
          <table:table-cell table:style-name="ce20" table:formula="of:=IF(ISBLANK([base.AS82]);&quot;&quot;;[base.AS82])" office:value-type="string" office:string-value="bla">
            <text:p>bla</text:p>
          </table:table-cell>
          <table:table-cell table:style-name="ce20" table:formula="of:=IF(ISBLANK([base.AT82]);&quot;&quot;;[base.AT82])" office:value-type="string" office:string-value="blah">
            <text:p>blah</text:p>
          </table:table-cell>
          <table:table-cell table:number-columns-repeated="991"/>
        </table:table-row>
        <table:table-row table:style-name="ro1">
          <table:table-cell table:formula="of:=[base.A84]" office:value-type="string" office:string-value="CA_s_L1">
            <text:p>CA_s_L1</text:p>
          </table:table-cell>
          <table:table-cell table:style-name="ce20" table:formula="of:=IF(ISBLANK([base.D84]);&quot;&quot;;[base.D84])" office:value-type="string" office:string-value="S">
            <text:p>S</text:p>
          </table:table-cell>
          <table:table-cell table:style-name="ce20" table:formula="of:=IF(ISBLANK([base.E84]);&quot;&quot;;[base.E84])" office:value-type="string" office:string-value="S">
            <text:p>S</text:p>
          </table:table-cell>
          <table:table-cell table:formula="of:=[base.W84]" office:value-type="float" office:value="260">
            <text:p>260</text:p>
          </table:table-cell>
          <table:table-cell table:formula="of:=[base.X84]" office:value-type="float" office:value="0">
            <text:p>0</text:p>
          </table:table-cell>
          <table:table-cell table:formula="of:=[base.N84]" office:value-type="float" office:value="260">
            <text:p>260</text:p>
          </table:table-cell>
          <table:table-cell table:number-columns-repeated="6" table:style-name="ce34" office:value-type="string">
            <text:p>neutre</text:p>
          </table:table-cell>
          <table:table-cell table:style-name="ce20" table:formula="of:=IF(ISBLANK([base.Z83]);&quot;&quot;;[base.Z83])" office:value-type="string" office:string-value="garrison_size">
            <text:p>garrison_size</text:p>
          </table:table-cell>
          <table:table-cell table:style-name="ce20" table:formula="of:=IF(ISBLANK([base.AA83]);&quot;&quot;;[base.AA83])" office:value-type="float" office:value="0.1">
            <text:p>0,1</text:p>
          </table:table-cell>
          <table:table-cell table:style-name="ce20" table:formula="of:=IF(ISBLANK([base.AB83]);&quot;&quot;;[base.AB83])" office:value-type="string" office:string-value="fort_level">
            <text:p>fort_level</text:p>
          </table:table-cell>
          <table:table-cell table:style-name="ce20" table:formula="of:=IF(ISBLANK([base.AC83]);&quot;&quot;;[base.AC83])" office:value-type="float" office:value="0.1">
            <text:p>0,1</text:p>
          </table:table-cell>
          <table:table-cell table:style-name="ce20" table:formula="of:=IF(ISBLANK([base.AD83]);&quot;&quot;;[base.AD83])" office:value-type="string" office:string-value="local_tax_modifier">
            <text:p>local_tax_modifier</text:p>
          </table:table-cell>
          <table:table-cell table:style-name="ce20" table:formula="of:=IF(ISBLANK([base.AE83]);&quot;&quot;;[base.AE83])" office:value-type="float" office:value="0.1">
            <text:p>0,1</text:p>
          </table:table-cell>
          <table:table-cell table:style-name="ce20" table:formula="of:=IF(ISBLANK([base.AF83]);&quot;&quot;;[base.AF83])" office:value-type="string" office:string-value="heavy_infantry">
            <text:p>heavy_infantry</text:p>
          </table:table-cell>
          <table:table-cell table:style-name="ce20" table:formula="of:=IF(ISBLANK([base.AG83]);&quot;&quot;;[base.AG83])" office:value-type="float" office:value="70">
            <text:p>70</text:p>
          </table:table-cell>
          <table:table-cell table:style-name="ce20" table:formula="of:=IF(ISBLANK([base.AH79]);&quot;&quot;;[base.AH79])">
            <text:p/>
          </table:table-cell>
          <table:table-cell table:style-name="ce20" table:formula="of:=IF(ISBLANK([base.AI79]);&quot;&quot;;[base.AI79])">
            <text:p/>
          </table:table-cell>
          <table:table-cell table:style-name="ce20" table:formula="of:=IF(ISBLANK([base.AJ83]);&quot;&quot;;[base.AJ83])" office:value-type="string" office:string-value="MONASTERE">
            <text:p>MONASTERE</text:p>
          </table:table-cell>
          <table:table-cell table:style-name="ce20" table:formula="of:=IF(ISBLANK([base.AK83]);&quot;&quot;;[base.AK83])" office:value-type="string" office:string-value="FORT">
            <text:p>FORT</text:p>
          </table:table-cell>
          <table:table-cell table:style-name="ce20" table:formula="of:=IF(ISBLANK([base.AL83]);&quot;&quot;;[base.AL83])" office:value-type="string" office:string-value="CA_s_L4">
            <text:p>CA_s_L4</text:p>
          </table:table-cell>
          <table:table-cell table:style-name="ce20" table:formula="of:=IF(ISBLANK([base.AM83]);&quot;&quot;;[base.AM83])">
            <text:p/>
          </table:table-cell>
          <table:table-cell table:style-name="ce20" table:formula="of:=IF(ISBLANK([base.AN83]);&quot;&quot;;[base.AN83])">
            <text:p/>
          </table:table-cell>
          <table:table-cell table:style-name="ce20" table:formula="of:=IF(ISBLANK([base.AO83]);&quot;&quot;;[base.AO83])">
            <text:p/>
          </table:table-cell>
          <table:table-cell table:style-name="ce20" table:formula="of:=IF(ISBLANK([base.AP83]);&quot;&quot;;[base.AP83])" office:value-type="float" office:value="0">
            <text:p>0</text:p>
          </table:table-cell>
          <table:table-cell table:style-name="ce20" table:formula="of:=IF(ISBLANK([base.AQ83]);&quot;&quot;;[base.AQ83])" office:value-type="float" office:value="70">
            <text:p>70</text:p>
          </table:table-cell>
          <table:table-cell table:style-name="ce20" table:formula="of:=IF(ISBLANK([base.AR83]);&quot;&quot;;[base.AR83])" office:value-type="float" office:value="10">
            <text:p>10</text:p>
          </table:table-cell>
          <table:table-cell table:style-name="ce20" table:formula="of:=IF(ISBLANK([base.AS83]);&quot;&quot;;[base.AS83])" office:value-type="string" office:string-value="bla">
            <text:p>bla</text:p>
          </table:table-cell>
          <table:table-cell table:style-name="ce20" table:formula="of:=IF(ISBLANK([base.AT83]);&quot;&quot;;[base.AT83])" office:value-type="string" office:string-value="blah">
            <text:p>blah</text:p>
          </table:table-cell>
          <table:table-cell table:number-columns-repeated="99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3"/>
    </number:number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number:number-style style:name="N124">
      <number:number number:decimal-places="14" number:min-integer-digits="1"/>
    </number:number-style>
    <number:number-style style:name="N125">
      <number:number number:decimal-places="0" number:min-integer-digits="1" number:display-factor="1000"/>
      <number:text> an(s)</number:text>
    </number:number-style>
    <number:number-style style:name="N126">
      <number:text>et </number:text>
      <number:number number:decimal-places="0" number:min-integer-digits="2"/>
      <number:text> mois</number:text>
    </number:number-style>
    <number:number-style style:name="N127">
      <number:number number:decimal-places="0" number:min-integer-digits="2" number:display-factor="1000"/>
      <number:text> an(s)</number:text>
    </number:number-style>
    <number:number-style style:name="N128">
      <number:number number:decimal-places="0" number:min-integer-digits="1"/>
      <number:text> an(s)</number:text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1/01/2016</text:date>, <text:time>15:4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49:59.61</meta:creation-date>
    <dc:date>2016-01-01T15:41:38.35</dc:date>
    <meta:editing-duration>PT5H18M36S</meta:editing-duration>
    <meta:editing-cycles>6</meta:editing-cycles>
    <meta:generator>OpenOffice/4.0.0$Win32 OpenOffice.org_project/400m3$Build-9702</meta:generator>
    <meta:document-statistic meta:table-count="2" meta:cell-count="2835" meta:object-count="0"/>
  </office:meta>
</office:document-meta>
</file>